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mm"/>
    </style:style>
    <style:style style:name="co2" style:family="table-column">
      <style:table-column-properties fo:break-before="auto" style:column-width="16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94mm"/>
    </style:style>
    <style:style style:name="co5" style:family="table-column">
      <style:table-column-properties fo:break-before="auto" style:column-width="149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mm" fo:break-before="auto" style:use-optimal-row-height="true"/>
    </style:style>
    <style:style style:name="ro3" style:family="table-row">
      <style:table-row-properties style:row-height="13.67mm" fo:break-before="auto" style:use-optimal-row-height="false"/>
    </style:style>
    <style:style style:name="ro4" style:family="table-row">
      <style:table-row-properties style:row-height="10.92mm" fo:break-before="auto" style:use-optimal-row-height="false"/>
    </style:style>
    <style:style style:name="ro5" style:family="table-row">
      <style:table-row-properties style:row-height="10.35mm" fo:break-before="auto" style:use-optimal-row-height="false"/>
    </style:style>
    <style:style style:name="ro6" style:family="table-row">
      <style:table-row-properties style:row-height="20.14mm" fo:break-before="auto" style:use-optimal-row-height="false"/>
    </style:style>
    <style:style style:name="ro7" style:family="table-row">
      <style:table-row-properties style:row-height="10.07mm" fo:break-before="auto" style:use-optimal-row-height="false"/>
    </style:style>
    <style:style style:name="ro8" style:family="table-row">
      <style:table-row-properties style:row-height="17.07mm" fo:break-before="auto" style:use-optimal-row-height="false"/>
    </style:style>
    <style:style style:name="ro9" style:family="table-row">
      <style:table-row-properties style:row-height="19.6mm" fo:break-before="auto" style:use-optimal-row-height="false"/>
    </style:style>
    <style:style style:name="ro10" style:family="table-row">
      <style:table-row-properties style:row-height="13.16mm" fo:break-before="auto" style:use-optimal-row-height="false"/>
    </style:style>
    <style:style style:name="ro11" style:family="table-row">
      <style:table-row-properties style:row-height="10.64mm" fo:break-before="auto" style:use-optimal-row-height="false"/>
    </style:style>
    <style:style style:name="ro12" style:family="table-row">
      <style:table-row-properties style:row-height="10.85mm" fo:break-before="auto" style:use-optimal-row-height="false"/>
    </style:style>
    <style:style style:name="ro13" style:family="table-row">
      <style:table-row-properties style:row-height="7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/>
    <style:style style:name="ce6" style:family="table-cell" style:parent-style-name="Default" style:data-style-name="N109"/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ff99"/>
    </style:style>
    <style:style style:name="gr2" style:family="graphic">
      <style:graphic-properties fo:background-color="#ffcc00"/>
    </style:style>
    <style:style style:name="P1" style:family="paragraph">
      <style:paragraph-properties fo:text-align="center"/>
    </style:style>
    <style:style style:name="T1" style:family="text">
      <style:text-properties fo:color="#ff9999"/>
    </style:style>
  </office:automatic-styles>
  <office:body>
    <office:spreadsheet>
      <table:table table:name="RACI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jouter Tâch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NewTache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Ajouter Groupe de tâch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Module1.GrpeTach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0.47mm" svg:height="8.55mm" svg:x="3.73mm" svg:y="3.33mm" draw:control="control1"/>
          <draw:control draw:z-index="1" draw:style-name="gr2" draw:text-style-name="P1" svg:width="30.25mm" svg:height="9.99mm" svg:x="3.95mm" svg:y="14.73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3" table:number-columns-repeated="4" table:default-cell-style-name="ce6"/>
        <table:table-row table:style-name="ro1">
          <table:table-cell table:number-columns-repeated="2"/>
          <table:table-cell office:value-type="string" calcext:value-type="string">
            <text:p>Étudiant1</text:p>
          </table:table-cell>
          <table:table-cell office:value-type="string" calcext:value-type="string">
            <text:p>Étudiant2</text:p>
          </table:table-cell>
          <table:table-cell office:value-type="string" calcext:value-type="string">
            <text:p>Étudiant3</text:p>
          </table:table-cell>
          <table:table-cell office:value-type="string" calcext:value-type="string">
            <text:p>Étudiant4</text:p>
          </table:table-cell>
          <table:table-cell office:value-type="string" calcext:value-type="string">
            <text:p>Étudiant5</text:p>
          </table:table-cell>
          <table:table-cell office:value-type="string" calcext:value-type="string">
            <text:p>Étudiant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table:formula="of:=CUMUL(100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teur</text:p>
          </table:table-cell>
          <table:table-cell table:formula="of:=CUMUL(100)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sulté</text:p>
          </table:table-cell>
          <table:table-cell table:formula="of:=CUMUL(10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ormé</text:p>
          </table:table-cell>
          <table:table-cell table:formula="of:=CUMUL(100)" office:value-type="float" office:value="9" calcext:value-type="float">
            <text:p>9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Consulté</text:p>
          </table:table-cell>
          <table:table-cell office:value-type="string" calcext:value-type="string">
            <text:p>Informé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S’organiser en groupe de projet</text:p>
          </table:table-cell>
          <table:covered-table-cell/>
          <table:table-cell table:number-columns-repeated="11"/>
        </table:table-row>
        <table:table-row table:style-name="ro1">
          <table:table-cell/>
          <table:table-cell office:value-type="string" calcext:value-type="string">
            <text:p>Désigner un chef de projet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I4</text:p>
          </table:table-cell>
          <table:table-cell table:style-name="ce5" office:value-type="string" calcext:value-type="string">
            <text:p>A3</text:p>
          </table:table-cell>
          <table:table-cell table:number-columns-repeated="2"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formula="of:=SUM([.J10:.M10])" office:value-type="float" office:value="13" calcext:value-type="float">
            <text:p>13</text:p>
          </table:table-cell>
          <table:table-cell table:formula="of:=IF(LEFT([.$C10];1)=LEFT([.J$8];1);MID([.$C10];2;3);0)+IF(LEFT([.$D10];1)=LEFT([.J$8];1);MID([.$D10];2;3);0)+IF(LEFT([.$E10];1)=LEFT([.J$8];1);MID([.$E10];2;3);0)+IF(LEFT([.$F10];1)=LEFT([.J$8];1);MID([.$F10];2;3);0)+IF(LEFT([.$G10];1)=LEFT([.J$8];1);MID([.$G10];2;3);0)+IF(LEFT([.$H10];1)=LEFT([.J$8];1);MID([.$H10];2;3);0)" office:value-type="float" office:value="2" calcext:value-type="float">
            <text:p>2</text:p>
          </table:table-cell>
          <table:table-cell table:formula="of:=IF(LEFT([.$C10];1)=LEFT([.K$8];1);MID([.$C10];2;3);0)+IF(LEFT([.$D10];1)=LEFT([.K$8];1);MID([.$D10];2;3);0)+IF(LEFT([.$E10];1)=LEFT([.K$8];1);MID([.$E10];2;3);0)+IF(LEFT([.$F10];1)=LEFT([.K$8];1);MID([.$F10];2;3);0)+IF(LEFT([.$G10];1)=LEFT([.K$8];1);MID([.$G10];2;3);0)+IF(LEFT([.$H10];1)=LEFT([.K$8];1);MID([.$H10];2;3);0)" office:value-type="float" office:value="3" calcext:value-type="float">
            <text:p>3</text:p>
          </table:table-cell>
          <table:table-cell table:formula="of:=IF(LEFT([.$C10];1)=LEFT([.L$8];1);MID([.$C10];2;3);0)+IF(LEFT([.$D10];1)=LEFT([.L$8];1);MID([.$D10];2;3);0)+IF(LEFT([.$E10];1)=LEFT([.L$8];1);MID([.$E10];2;3);0)+IF(LEFT([.$F10];1)=LEFT([.L$8];1);MID([.$F10];2;3);0)+IF(LEFT([.$G10];1)=LEFT([.L$8];1);MID([.$G10];2;3);0)+IF(LEFT([.$H10];1)=LEFT([.L$8];1);MID([.$H10];2;3);0)" office:value-type="float" office:value="4" calcext:value-type="float">
            <text:p>4</text:p>
          </table:table-cell>
          <table:table-cell table:formula="of:=IF(LEFT([.$C10];1)=LEFT([.M$8];1);MID([.$C10];2;3);0)+IF(LEFT([.$D10];1)=LEFT([.M$8];1);MID([.$D10];2;3);0)+IF(LEFT([.$E10];1)=LEFT([.M$8];1);MID([.$E10];2;3);0)+IF(LEFT([.$F10];1)=LEFT([.M$8];1);MID([.$F10];2;3);0)+IF(LEFT([.$G10];1)=LEFT([.M$8];1);MID([.$G10];2;3);0)+IF(LEFT([.$H10];1)=LEFT([.M$8];1);MID([.$H10];2;3)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âche2</text:p>
          </table:table-cell>
          <table:table-cell table:style-name="ce5" office:value-type="string" calcext:value-type="string">
            <text:p>R3</text:p>
          </table:table-cell>
          <table:table-cell table:style-name="ce5" table:number-columns-repeated="5"/>
          <table:table-cell table:formula="of:=SUM([.J11:.M11])" office:value-type="float" office:value="3" calcext:value-type="float">
            <text:p>3</text:p>
          </table:table-cell>
          <table:table-cell table:formula="of:=IF(LEFT([.$C11];1)=LEFT([.J$8];1);MID([.$C11];2;3);0)+IF(LEFT([.$D11];1)=LEFT([.J$8];1);MID([.$D11];2;3);0)+IF(LEFT([.$E11];1)=LEFT([.J$8];1);MID([.$E11];2;3);0)+IF(LEFT([.$F11];1)=LEFT([.J$8];1);MID([.$F11];2;3);0)+IF(LEFT([.$G11];1)=LEFT([.J$8];1);MID([.$G11];2;3);0)+IF(LEFT([.$H11];1)=LEFT([.J$8];1);MID([.$H11];2;3);0)" office:value-type="float" office:value="3" calcext:value-type="float">
            <text:p>3</text:p>
          </table:table-cell>
          <table:table-cell table:formula="of:=IF(LEFT([.$C11];1)=LEFT([.K$8];1);MID([.$C11];2;3);0)+IF(LEFT([.$D11];1)=LEFT([.K$8];1);MID([.$D11];2;3);0)+IF(LEFT([.$E11];1)=LEFT([.K$8];1);MID([.$E11];2;3);0)+IF(LEFT([.$F11];1)=LEFT([.K$8];1);MID([.$F11];2;3);0)+IF(LEFT([.$G11];1)=LEFT([.K$8];1);MID([.$G11];2;3);0)+IF(LEFT([.$H11];1)=LEFT([.K$8];1);MID([.$H11];2;3);0)" office:value-type="float" office:value="0" calcext:value-type="float">
            <text:p/>
          </table:table-cell>
          <table:table-cell table:formula="of:=IF(LEFT([.$C11];1)=LEFT([.L$8];1);MID([.$C11];2;3);0)+IF(LEFT([.$D11];1)=LEFT([.L$8];1);MID([.$D11];2;3);0)+IF(LEFT([.$E11];1)=LEFT([.L$8];1);MID([.$E11];2;3);0)+IF(LEFT([.$F11];1)=LEFT([.L$8];1);MID([.$F11];2;3);0)+IF(LEFT([.$G11];1)=LEFT([.L$8];1);MID([.$G11];2;3);0)+IF(LEFT([.$H11];1)=LEFT([.L$8];1);MID([.$H11];2;3);0)" office:value-type="float" office:value="0" calcext:value-type="float">
            <text:p/>
          </table:table-cell>
          <table:table-cell table:formula="of:=IF(LEFT([.$C11];1)=LEFT([.M$8];1);MID([.$C11];2;3);0)+IF(LEFT([.$D11];1)=LEFT([.M$8];1);MID([.$D11];2;3);0)+IF(LEFT([.$E11];1)=LEFT([.M$8];1);MID([.$E11];2;3);0)+IF(LEFT([.$F11];1)=LEFT([.M$8];1);MID([.$F11];2;3);0)+IF(LEFT([.$G11];1)=LEFT([.M$8];1);MID([.$G11];2;3);0)+IF(LEFT([.$H11];1)=LEFT([.M$8];1);MID([.$H11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Essai1</text:p>
          </table:table-cell>
          <table:table-cell table:style-name="ce5" office:value-type="string" calcext:value-type="string">
            <text:p>I2</text:p>
          </table:table-cell>
          <table:table-cell table:style-name="ce5" table:number-columns-repeated="5"/>
          <table:table-cell table:formula="of:=SUM([.J12:.M12])" office:value-type="float" office:value="2" calcext:value-type="float">
            <text:p>2</text:p>
          </table:table-cell>
          <table:table-cell table:formula="of:=IF(LEFT([.$C12];1)=LEFT([.J$8];1);MID([.$C12];2;3);0)+IF(LEFT([.$D12];1)=LEFT([.J$8];1);MID([.$D12];2;3);0)+IF(LEFT([.$E12];1)=LEFT([.J$8];1);MID([.$E12];2;3);0)+IF(LEFT([.$F12];1)=LEFT([.J$8];1);MID([.$F12];2;3);0)+IF(LEFT([.$G12];1)=LEFT([.J$8];1);MID([.$G12];2;3);0)+IF(LEFT([.$H12];1)=LEFT([.J$8];1);MID([.$H12];2;3);0)" office:value-type="float" office:value="0" calcext:value-type="float">
            <text:p/>
          </table:table-cell>
          <table:table-cell table:formula="of:=IF(LEFT([.$C12];1)=LEFT([.K$8];1);MID([.$C12];2;3);0)+IF(LEFT([.$D12];1)=LEFT([.K$8];1);MID([.$D12];2;3);0)+IF(LEFT([.$E12];1)=LEFT([.K$8];1);MID([.$E12];2;3);0)+IF(LEFT([.$F12];1)=LEFT([.K$8];1);MID([.$F12];2;3);0)+IF(LEFT([.$G12];1)=LEFT([.K$8];1);MID([.$G12];2;3);0)+IF(LEFT([.$H12];1)=LEFT([.K$8];1);MID([.$H12];2;3);0)" office:value-type="float" office:value="0" calcext:value-type="float">
            <text:p/>
          </table:table-cell>
          <table:table-cell table:formula="of:=IF(LEFT([.$C12];1)=LEFT([.L$8];1);MID([.$C12];2;3);0)+IF(LEFT([.$D12];1)=LEFT([.L$8];1);MID([.$D12];2;3);0)+IF(LEFT([.$E12];1)=LEFT([.L$8];1);MID([.$E12];2;3);0)+IF(LEFT([.$F12];1)=LEFT([.L$8];1);MID([.$F12];2;3);0)+IF(LEFT([.$G12];1)=LEFT([.L$8];1);MID([.$G12];2;3);0)+IF(LEFT([.$H12];1)=LEFT([.L$8];1);MID([.$H12];2;3);0)" office:value-type="float" office:value="0" calcext:value-type="float">
            <text:p/>
          </table:table-cell>
          <table:table-cell table:formula="of:=IF(LEFT([.$C12];1)=LEFT([.M$8];1);MID([.$C12];2;3);0)+IF(LEFT([.$D12];1)=LEFT([.M$8];1);MID([.$D12];2;3);0)+IF(LEFT([.$E12];1)=LEFT([.M$8];1);MID([.$E12];2;3);0)+IF(LEFT([.$F12];1)=LEFT([.M$8];1);MID([.$F12];2;3);0)+IF(LEFT([.$G12];1)=LEFT([.M$8];1);MID([.$G12];2;3);0)+IF(LEFT([.$H12];1)=LEFT([.M$8];1);MID([.$H12];2;3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mière analyse</text:p>
          </table:table-cell>
          <table:table-cell/>
          <table:table-cell table:style-name="ce5" table:number-columns-repeated="6"/>
          <table:table-cell table:formula="of:=SUM([.J13:.M13])" office:value-type="float" office:value="0" calcext:value-type="float">
            <text:p>0</text:p>
          </table:table-cell>
          <table:table-cell table:formula="of:=IF(LEFT([.$C13];1)=LEFT([.J$8];1);MID([.$C13];2;3);0)+IF(LEFT([.$D13];1)=LEFT([.J$8];1);MID([.$D13];2;3);0)+IF(LEFT([.$E13];1)=LEFT([.J$8];1);MID([.$E13];2;3);0)+IF(LEFT([.$F13];1)=LEFT([.J$8];1);MID([.$F13];2;3);0)+IF(LEFT([.$G13];1)=LEFT([.J$8];1);MID([.$G13];2;3);0)+IF(LEFT([.$H13];1)=LEFT([.J$8];1);MID([.$H13];2;3);0)" office:value-type="float" office:value="0" calcext:value-type="float">
            <text:p/>
          </table:table-cell>
          <table:table-cell table:formula="of:=IF(LEFT([.$C13];1)=LEFT([.K$8];1);MID([.$C13];2;3);0)+IF(LEFT([.$D13];1)=LEFT([.K$8];1);MID([.$D13];2;3);0)+IF(LEFT([.$E13];1)=LEFT([.K$8];1);MID([.$E13];2;3);0)+IF(LEFT([.$F13];1)=LEFT([.K$8];1);MID([.$F13];2;3);0)+IF(LEFT([.$G13];1)=LEFT([.K$8];1);MID([.$G13];2;3);0)+IF(LEFT([.$H13];1)=LEFT([.K$8];1);MID([.$H13];2;3);0)" office:value-type="float" office:value="0" calcext:value-type="float">
            <text:p/>
          </table:table-cell>
          <table:table-cell table:formula="of:=IF(LEFT([.$C13];1)=LEFT([.L$8];1);MID([.$C13];2;3);0)+IF(LEFT([.$D13];1)=LEFT([.L$8];1);MID([.$D13];2;3);0)+IF(LEFT([.$E13];1)=LEFT([.L$8];1);MID([.$E13];2;3);0)+IF(LEFT([.$F13];1)=LEFT([.L$8];1);MID([.$F13];2;3);0)+IF(LEFT([.$G13];1)=LEFT([.L$8];1);MID([.$G13];2;3);0)+IF(LEFT([.$H13];1)=LEFT([.L$8];1);MID([.$H13];2;3);0)" office:value-type="float" office:value="0" calcext:value-type="float">
            <text:p/>
          </table:table-cell>
          <table:table-cell table:formula="of:=IF(LEFT([.$C13];1)=LEFT([.M$8];1);MID([.$C13];2;3);0)+IF(LEFT([.$D13];1)=LEFT([.M$8];1);MID([.$D13];2;3);0)+IF(LEFT([.$E13];1)=LEFT([.M$8];1);MID([.$E13];2;3);0)+IF(LEFT([.$F13];1)=LEFT([.M$8];1);MID([.$F13];2;3);0)+IF(LEFT([.$G13];1)=LEFT([.M$8];1);MID([.$G13];2;3);0)+IF(LEFT([.$H13];1)=LEFT([.M$8];1);MID([.$H13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MCD</text:p>
          </table:table-cell>
          <table:table-cell table:style-name="ce5" office:value-type="string" calcext:value-type="string">
            <text:p>A3</text:p>
          </table:table-cell>
          <table:table-cell table:style-name="ce5" table:number-columns-repeated="5"/>
          <table:table-cell table:formula="of:=SUM([.J14:.M14])" office:value-type="float" office:value="3" calcext:value-type="float">
            <text:p>3</text:p>
          </table:table-cell>
          <table:table-cell table:formula="of:=IF(LEFT([.$C14];1)=LEFT([.J$8];1);MID([.$C14];2;3);0)+IF(LEFT([.$D14];1)=LEFT([.J$8];1);MID([.$D14];2;3);0)+IF(LEFT([.$E14];1)=LEFT([.J$8];1);MID([.$E14];2;3);0)+IF(LEFT([.$F14];1)=LEFT([.J$8];1);MID([.$F14];2;3);0)+IF(LEFT([.$G14];1)=LEFT([.J$8];1);MID([.$G14];2;3);0)+IF(LEFT([.$H14];1)=LEFT([.J$8];1);MID([.$H14];2;3);0)" office:value-type="float" office:value="0" calcext:value-type="float">
            <text:p/>
          </table:table-cell>
          <table:table-cell table:formula="of:=IF(LEFT([.$C14];1)=LEFT([.K$8];1);MID([.$C14];2;3);0)+IF(LEFT([.$D14];1)=LEFT([.K$8];1);MID([.$D14];2;3);0)+IF(LEFT([.$E14];1)=LEFT([.K$8];1);MID([.$E14];2;3);0)+IF(LEFT([.$F14];1)=LEFT([.K$8];1);MID([.$F14];2;3);0)+IF(LEFT([.$G14];1)=LEFT([.K$8];1);MID([.$G14];2;3);0)+IF(LEFT([.$H14];1)=LEFT([.K$8];1);MID([.$H14];2;3);0)" office:value-type="float" office:value="3" calcext:value-type="float">
            <text:p>3</text:p>
          </table:table-cell>
          <table:table-cell table:formula="of:=IF(LEFT([.$C14];1)=LEFT([.L$8];1);MID([.$C14];2;3);0)+IF(LEFT([.$D14];1)=LEFT([.L$8];1);MID([.$D14];2;3);0)+IF(LEFT([.$E14];1)=LEFT([.L$8];1);MID([.$E14];2;3);0)+IF(LEFT([.$F14];1)=LEFT([.L$8];1);MID([.$F14];2;3);0)+IF(LEFT([.$G14];1)=LEFT([.L$8];1);MID([.$G14];2;3);0)+IF(LEFT([.$H14];1)=LEFT([.L$8];1);MID([.$H14];2;3);0)" office:value-type="float" office:value="0" calcext:value-type="float">
            <text:p/>
          </table:table-cell>
          <table:table-cell table:formula="of:=IF(LEFT([.$C14];1)=LEFT([.M$8];1);MID([.$C14];2;3);0)+IF(LEFT([.$D14];1)=LEFT([.M$8];1);MID([.$D14];2;3);0)+IF(LEFT([.$E14];1)=LEFT([.M$8];1);MID([.$E14];2;3);0)+IF(LEFT([.$F14];1)=LEFT([.M$8];1);MID([.$F14];2;3);0)+IF(LEFT([.$G14];1)=LEFT([.M$8];1);MID([.$G14];2;3);0)+IF(LEFT([.$H14];1)=LEFT([.M$8];1);MID([.$H14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style-name="ce5" table:number-columns-repeated="6"/>
          <table:table-cell table:formula="of:=SUM([.J15:.M15])" office:value-type="float" office:value="0" calcext:value-type="float">
            <text:p>0</text:p>
          </table:table-cell>
          <table:table-cell table:formula="of:=IF(LEFT([.$C15];1)=LEFT([.J$8];1);MID([.$C15];2;3);0)+IF(LEFT([.$D15];1)=LEFT([.J$8];1);MID([.$D15];2;3);0)+IF(LEFT([.$E15];1)=LEFT([.J$8];1);MID([.$E15];2;3);0)+IF(LEFT([.$F15];1)=LEFT([.J$8];1);MID([.$F15];2;3);0)+IF(LEFT([.$G15];1)=LEFT([.J$8];1);MID([.$G15];2;3);0)+IF(LEFT([.$H15];1)=LEFT([.J$8];1);MID([.$H15];2;3);0)" office:value-type="float" office:value="0" calcext:value-type="float">
            <text:p/>
          </table:table-cell>
          <table:table-cell table:formula="of:=IF(LEFT([.$C15];1)=LEFT([.K$8];1);MID([.$C15];2;3);0)+IF(LEFT([.$D15];1)=LEFT([.K$8];1);MID([.$D15];2;3);0)+IF(LEFT([.$E15];1)=LEFT([.K$8];1);MID([.$E15];2;3);0)+IF(LEFT([.$F15];1)=LEFT([.K$8];1);MID([.$F15];2;3);0)+IF(LEFT([.$G15];1)=LEFT([.K$8];1);MID([.$G15];2;3);0)+IF(LEFT([.$H15];1)=LEFT([.K$8];1);MID([.$H15];2;3);0)" office:value-type="float" office:value="0" calcext:value-type="float">
            <text:p/>
          </table:table-cell>
          <table:table-cell table:formula="of:=IF(LEFT([.$C15];1)=LEFT([.L$8];1);MID([.$C15];2;3);0)+IF(LEFT([.$D15];1)=LEFT([.L$8];1);MID([.$D15];2;3);0)+IF(LEFT([.$E15];1)=LEFT([.L$8];1);MID([.$E15];2;3);0)+IF(LEFT([.$F15];1)=LEFT([.L$8];1);MID([.$F15];2;3);0)+IF(LEFT([.$G15];1)=LEFT([.L$8];1);MID([.$G15];2;3);0)+IF(LEFT([.$H15];1)=LEFT([.L$8];1);MID([.$H15];2;3);0)" office:value-type="float" office:value="0" calcext:value-type="float">
            <text:p/>
          </table:table-cell>
          <table:table-cell table:formula="of:=IF(LEFT([.$C15];1)=LEFT([.M$8];1);MID([.$C15];2;3);0)+IF(LEFT([.$D15];1)=LEFT([.M$8];1);MID([.$D15];2;3);0)+IF(LEFT([.$E15];1)=LEFT([.M$8];1);MID([.$E15];2;3);0)+IF(LEFT([.$F15];1)=LEFT([.M$8];1);MID([.$F15];2;3);0)+IF(LEFT([.$G15];1)=LEFT([.M$8];1);MID([.$G15];2;3);0)+IF(LEFT([.$H15];1)=LEFT([.M$8];1);MID([.$H15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table:style-name="ce5" office:value-type="string" calcext:value-type="string">
            <text:p>A4</text:p>
          </table:table-cell>
          <table:table-cell table:style-name="ce5" table:number-columns-repeated="5"/>
          <table:table-cell table:formula="of:=SUM([.J16:.M16])" office:value-type="float" office:value="4" calcext:value-type="float">
            <text:p>4</text:p>
          </table:table-cell>
          <table:table-cell table:formula="of:=IF(LEFT([.$C16];1)=LEFT([.J$8];1);MID([.$C16];2;3);0)+IF(LEFT([.$D16];1)=LEFT([.J$8];1);MID([.$D16];2;3);0)+IF(LEFT([.$E16];1)=LEFT([.J$8];1);MID([.$E16];2;3);0)+IF(LEFT([.$F16];1)=LEFT([.J$8];1);MID([.$F16];2;3);0)+IF(LEFT([.$G16];1)=LEFT([.J$8];1);MID([.$G16];2;3);0)+IF(LEFT([.$H16];1)=LEFT([.J$8];1);MID([.$H16];2;3);0)" office:value-type="float" office:value="0" calcext:value-type="float">
            <text:p/>
          </table:table-cell>
          <table:table-cell table:formula="of:=IF(LEFT([.$C16];1)=LEFT([.K$8];1);MID([.$C16];2;3);0)+IF(LEFT([.$D16];1)=LEFT([.K$8];1);MID([.$D16];2;3);0)+IF(LEFT([.$E16];1)=LEFT([.K$8];1);MID([.$E16];2;3);0)+IF(LEFT([.$F16];1)=LEFT([.K$8];1);MID([.$F16];2;3);0)+IF(LEFT([.$G16];1)=LEFT([.K$8];1);MID([.$G16];2;3);0)+IF(LEFT([.$H16];1)=LEFT([.K$8];1);MID([.$H16];2;3);0)" office:value-type="float" office:value="4" calcext:value-type="float">
            <text:p>4</text:p>
          </table:table-cell>
          <table:table-cell table:formula="of:=IF(LEFT([.$C16];1)=LEFT([.L$8];1);MID([.$C16];2;3);0)+IF(LEFT([.$D16];1)=LEFT([.L$8];1);MID([.$D16];2;3);0)+IF(LEFT([.$E16];1)=LEFT([.L$8];1);MID([.$E16];2;3);0)+IF(LEFT([.$F16];1)=LEFT([.L$8];1);MID([.$F16];2;3);0)+IF(LEFT([.$G16];1)=LEFT([.L$8];1);MID([.$G16];2;3);0)+IF(LEFT([.$H16];1)=LEFT([.L$8];1);MID([.$H16];2;3);0)" office:value-type="float" office:value="0" calcext:value-type="float">
            <text:p/>
          </table:table-cell>
          <table:table-cell table:formula="of:=IF(LEFT([.$C16];1)=LEFT([.M$8];1);MID([.$C16];2;3);0)+IF(LEFT([.$D16];1)=LEFT([.M$8];1);MID([.$D16];2;3);0)+IF(LEFT([.$E16];1)=LEFT([.M$8];1);MID([.$E16];2;3);0)+IF(LEFT([.$F16];1)=LEFT([.M$8];1);MID([.$F16];2;3);0)+IF(LEFT([.$G16];1)=LEFT([.M$8];1);MID([.$G16];2;3);0)+IF(LEFT([.$H16];1)=LEFT([.M$8];1);MID([.$H16];2;3);0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 table:number-columns-spanned="2" table:number-rows-spanned="1">
            <text:p>jvabo</text:p>
          </table:table-cell>
          <table:covered-table-cell/>
          <table:table-cell table:style-name="ce5" table:number-columns-repeated="6"/>
          <table:table-cell table:formula="of:=SUM([.J17:.M17])" office:value-type="float" office:value="0" calcext:value-type="float">
            <text:p>0</text:p>
          </table:table-cell>
          <table:table-cell table:formula="of:=IF(LEFT([.$C17];1)=LEFT([.J$8];1);MID([.$C17];2;3);0)+IF(LEFT([.$D17];1)=LEFT([.J$8];1);MID([.$D17];2;3);0)+IF(LEFT([.$E17];1)=LEFT([.J$8];1);MID([.$E17];2;3);0)+IF(LEFT([.$F17];1)=LEFT([.J$8];1);MID([.$F17];2;3);0)+IF(LEFT([.$G17];1)=LEFT([.J$8];1);MID([.$G17];2;3);0)+IF(LEFT([.$H17];1)=LEFT([.J$8];1);MID([.$H17];2;3);0)" office:value-type="float" office:value="0" calcext:value-type="float">
            <text:p/>
          </table:table-cell>
          <table:table-cell table:formula="of:=IF(LEFT([.$C17];1)=LEFT([.K$8];1);MID([.$C17];2;3);0)+IF(LEFT([.$D17];1)=LEFT([.K$8];1);MID([.$D17];2;3);0)+IF(LEFT([.$E17];1)=LEFT([.K$8];1);MID([.$E17];2;3);0)+IF(LEFT([.$F17];1)=LEFT([.K$8];1);MID([.$F17];2;3);0)+IF(LEFT([.$G17];1)=LEFT([.K$8];1);MID([.$G17];2;3);0)+IF(LEFT([.$H17];1)=LEFT([.K$8];1);MID([.$H17];2;3);0)" office:value-type="float" office:value="0" calcext:value-type="float">
            <text:p/>
          </table:table-cell>
          <table:table-cell table:formula="of:=IF(LEFT([.$C17];1)=LEFT([.L$8];1);MID([.$C17];2;3);0)+IF(LEFT([.$D17];1)=LEFT([.L$8];1);MID([.$D17];2;3);0)+IF(LEFT([.$E17];1)=LEFT([.L$8];1);MID([.$E17];2;3);0)+IF(LEFT([.$F17];1)=LEFT([.L$8];1);MID([.$F17];2;3);0)+IF(LEFT([.$G17];1)=LEFT([.L$8];1);MID([.$G17];2;3);0)+IF(LEFT([.$H17];1)=LEFT([.L$8];1);MID([.$H17];2;3);0)" office:value-type="float" office:value="0" calcext:value-type="float">
            <text:p/>
          </table:table-cell>
          <table:table-cell table:formula="of:=IF(LEFT([.$C17];1)=LEFT([.M$8];1);MID([.$C17];2;3);0)+IF(LEFT([.$D17];1)=LEFT([.M$8];1);MID([.$D17];2;3);0)+IF(LEFT([.$E17];1)=LEFT([.M$8];1);MID([.$E17];2;3);0)+IF(LEFT([.$F17];1)=LEFT([.M$8];1);MID([.$F17];2;3);0)+IF(LEFT([.$G17];1)=LEFT([.M$8];1);MID([.$G17];2;3);0)+IF(LEFT([.$H17];1)=LEFT([.M$8];1);MID([.$H17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âche5</text:p>
          </table:table-cell>
          <table:table-cell table:style-name="ce5" office:value-type="string" calcext:value-type="string">
            <text:p>C1</text:p>
          </table:table-cell>
          <table:table-cell table:style-name="ce5" table:number-columns-repeated="5"/>
          <table:table-cell table:formula="of:=SUM([.J18:.M18])" office:value-type="float" office:value="1" calcext:value-type="float">
            <text:p>1</text:p>
          </table:table-cell>
          <table:table-cell table:formula="of:=IF(LEFT([.$C18];1)=LEFT([.J$8];1);MID([.$C18];2;3);0)+IF(LEFT([.$D18];1)=LEFT([.J$8];1);MID([.$D18];2;3);0)+IF(LEFT([.$E18];1)=LEFT([.J$8];1);MID([.$E18];2;3);0)+IF(LEFT([.$F18];1)=LEFT([.J$8];1);MID([.$F18];2;3);0)+IF(LEFT([.$G18];1)=LEFT([.J$8];1);MID([.$G18];2;3);0)+IF(LEFT([.$H18];1)=LEFT([.J$8];1);MID([.$H18];2;3);0)" office:value-type="float" office:value="0" calcext:value-type="float">
            <text:p/>
          </table:table-cell>
          <table:table-cell table:formula="of:=IF(LEFT([.$C18];1)=LEFT([.K$8];1);MID([.$C18];2;3);0)+IF(LEFT([.$D18];1)=LEFT([.K$8];1);MID([.$D18];2;3);0)+IF(LEFT([.$E18];1)=LEFT([.K$8];1);MID([.$E18];2;3);0)+IF(LEFT([.$F18];1)=LEFT([.K$8];1);MID([.$F18];2;3);0)+IF(LEFT([.$G18];1)=LEFT([.K$8];1);MID([.$G18];2;3);0)+IF(LEFT([.$H18];1)=LEFT([.K$8];1);MID([.$H18];2;3);0)" office:value-type="float" office:value="0" calcext:value-type="float">
            <text:p/>
          </table:table-cell>
          <table:table-cell table:formula="of:=IF(LEFT([.$C18];1)=LEFT([.L$8];1);MID([.$C18];2;3);0)+IF(LEFT([.$D18];1)=LEFT([.L$8];1);MID([.$D18];2;3);0)+IF(LEFT([.$E18];1)=LEFT([.L$8];1);MID([.$E18];2;3);0)+IF(LEFT([.$F18];1)=LEFT([.L$8];1);MID([.$F18];2;3);0)+IF(LEFT([.$G18];1)=LEFT([.L$8];1);MID([.$G18];2;3);0)+IF(LEFT([.$H18];1)=LEFT([.L$8];1);MID([.$H18];2;3);0)" office:value-type="float" office:value="1" calcext:value-type="float">
            <text:p>1</text:p>
          </table:table-cell>
          <table:table-cell table:formula="of:=IF(LEFT([.$C18];1)=LEFT([.M$8];1);MID([.$C18];2;3);0)+IF(LEFT([.$D18];1)=LEFT([.M$8];1);MID([.$D18];2;3);0)+IF(LEFT([.$E18];1)=LEFT([.M$8];1);MID([.$E18];2;3);0)+IF(LEFT([.$F18];1)=LEFT([.M$8];1);MID([.$F18];2;3);0)+IF(LEFT([.$G18];1)=LEFT([.M$8];1);MID([.$G18];2;3);0)+IF(LEFT([.$H18];1)=LEFT([.M$8];1);MID([.$H18];2;3);0)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âche6</text:p>
          </table:table-cell>
          <table:table-cell table:style-name="ce5" office:value-type="string" calcext:value-type="string">
            <text:p>I7</text:p>
          </table:table-cell>
          <table:table-cell table:style-name="ce5" table:number-columns-repeated="5"/>
          <table:table-cell table:formula="of:=SUM([.J19:.M19])" office:value-type="float" office:value="7" calcext:value-type="float">
            <text:p>7</text:p>
          </table:table-cell>
          <table:table-cell table:formula="of:=IF(LEFT([.$C19];1)=LEFT([.J$8];1);MID([.$C19];2;3);0)+IF(LEFT([.$D19];1)=LEFT([.J$8];1);MID([.$D19];2;3);0)+IF(LEFT([.$E19];1)=LEFT([.J$8];1);MID([.$E19];2;3);0)+IF(LEFT([.$F19];1)=LEFT([.J$8];1);MID([.$F19];2;3);0)+IF(LEFT([.$G19];1)=LEFT([.J$8];1);MID([.$G19];2;3);0)+IF(LEFT([.$H19];1)=LEFT([.J$8];1);MID([.$H19];2;3);0)" office:value-type="float" office:value="0" calcext:value-type="float">
            <text:p/>
          </table:table-cell>
          <table:table-cell table:formula="of:=IF(LEFT([.$C19];1)=LEFT([.K$8];1);MID([.$C19];2;3);0)+IF(LEFT([.$D19];1)=LEFT([.K$8];1);MID([.$D19];2;3);0)+IF(LEFT([.$E19];1)=LEFT([.K$8];1);MID([.$E19];2;3);0)+IF(LEFT([.$F19];1)=LEFT([.K$8];1);MID([.$F19];2;3);0)+IF(LEFT([.$G19];1)=LEFT([.K$8];1);MID([.$G19];2;3);0)+IF(LEFT([.$H19];1)=LEFT([.K$8];1);MID([.$H19];2;3);0)" office:value-type="float" office:value="0" calcext:value-type="float">
            <text:p/>
          </table:table-cell>
          <table:table-cell table:formula="of:=IF(LEFT([.$C19];1)=LEFT([.L$8];1);MID([.$C19];2;3);0)+IF(LEFT([.$D19];1)=LEFT([.L$8];1);MID([.$D19];2;3);0)+IF(LEFT([.$E19];1)=LEFT([.L$8];1);MID([.$E19];2;3);0)+IF(LEFT([.$F19];1)=LEFT([.L$8];1);MID([.$F19];2;3);0)+IF(LEFT([.$G19];1)=LEFT([.L$8];1);MID([.$G19];2;3);0)+IF(LEFT([.$H19];1)=LEFT([.L$8];1);MID([.$H19];2;3);0)" office:value-type="float" office:value="0" calcext:value-type="float">
            <text:p/>
          </table:table-cell>
          <table:table-cell table:formula="of:=IF(LEFT([.$C19];1)=LEFT([.M$8];1);MID([.$C19];2;3);0)+IF(LEFT([.$D19];1)=LEFT([.M$8];1);MID([.$D19];2;3);0)+IF(LEFT([.$E19];1)=LEFT([.M$8];1);MID([.$E19];2;3);0)+IF(LEFT([.$F19];1)=LEFT([.M$8];1);MID([.$F19];2;3);0)+IF(LEFT([.$G19];1)=LEFT([.M$8];1);MID([.$G19];2;3);0)+IF(LEFT([.$H19];1)=LEFT([.M$8];1);MID([.$H19];2;3);0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0:.M20])" office:value-type="float" office:value="0" calcext:value-type="float">
            <text:p>0</text:p>
          </table:table-cell>
          <table:table-cell table:formula="of:=IF(LEFT([.$C20];1)=LEFT([.J$8];1);MID([.$C20];2;3);0)+IF(LEFT([.$D20];1)=LEFT([.J$8];1);MID([.$D20];2;3);0)+IF(LEFT([.$E20];1)=LEFT([.J$8];1);MID([.$E20];2;3);0)+IF(LEFT([.$F20];1)=LEFT([.J$8];1);MID([.$F20];2;3);0)+IF(LEFT([.$G20];1)=LEFT([.J$8];1);MID([.$G20];2;3);0)+IF(LEFT([.$H20];1)=LEFT([.J$8];1);MID([.$H20];2;3);0)" office:value-type="float" office:value="0" calcext:value-type="float">
            <text:p/>
          </table:table-cell>
          <table:table-cell table:formula="of:=IF(LEFT([.$C20];1)=LEFT([.K$8];1);MID([.$C20];2;3);0)+IF(LEFT([.$D20];1)=LEFT([.K$8];1);MID([.$D20];2;3);0)+IF(LEFT([.$E20];1)=LEFT([.K$8];1);MID([.$E20];2;3);0)+IF(LEFT([.$F20];1)=LEFT([.K$8];1);MID([.$F20];2;3);0)+IF(LEFT([.$G20];1)=LEFT([.K$8];1);MID([.$G20];2;3);0)+IF(LEFT([.$H20];1)=LEFT([.K$8];1);MID([.$H20];2;3);0)" office:value-type="float" office:value="0" calcext:value-type="float">
            <text:p/>
          </table:table-cell>
          <table:table-cell table:formula="of:=IF(LEFT([.$C20];1)=LEFT([.L$8];1);MID([.$C20];2;3);0)+IF(LEFT([.$D20];1)=LEFT([.L$8];1);MID([.$D20];2;3);0)+IF(LEFT([.$E20];1)=LEFT([.L$8];1);MID([.$E20];2;3);0)+IF(LEFT([.$F20];1)=LEFT([.L$8];1);MID([.$F20];2;3);0)+IF(LEFT([.$G20];1)=LEFT([.L$8];1);MID([.$G20];2;3);0)+IF(LEFT([.$H20];1)=LEFT([.L$8];1);MID([.$H20];2;3);0)" office:value-type="float" office:value="0" calcext:value-type="float">
            <text:p/>
          </table:table-cell>
          <table:table-cell table:formula="of:=IF(LEFT([.$C20];1)=LEFT([.M$8];1);MID([.$C20];2;3);0)+IF(LEFT([.$D20];1)=LEFT([.M$8];1);MID([.$D20];2;3);0)+IF(LEFT([.$E20];1)=LEFT([.M$8];1);MID([.$E20];2;3);0)+IF(LEFT([.$F20];1)=LEFT([.M$8];1);MID([.$F20];2;3);0)+IF(LEFT([.$G20];1)=LEFT([.M$8];1);MID([.$G20];2;3);0)+IF(LEFT([.$H20];1)=LEFT([.M$8];1);MID([.$H2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1:.M21])" office:value-type="float" office:value="0" calcext:value-type="float">
            <text:p>0</text:p>
          </table:table-cell>
          <table:table-cell table:formula="of:=IF(LEFT([.$C21];1)=LEFT([.J$8];1);MID([.$C21];2;3);0)+IF(LEFT([.$D21];1)=LEFT([.J$8];1);MID([.$D21];2;3);0)+IF(LEFT([.$E21];1)=LEFT([.J$8];1);MID([.$E21];2;3);0)+IF(LEFT([.$F21];1)=LEFT([.J$8];1);MID([.$F21];2;3);0)+IF(LEFT([.$G21];1)=LEFT([.J$8];1);MID([.$G21];2;3);0)+IF(LEFT([.$H21];1)=LEFT([.J$8];1);MID([.$H21];2;3);0)" office:value-type="float" office:value="0" calcext:value-type="float">
            <text:p/>
          </table:table-cell>
          <table:table-cell table:formula="of:=IF(LEFT([.$C21];1)=LEFT([.K$8];1);MID([.$C21];2;3);0)+IF(LEFT([.$D21];1)=LEFT([.K$8];1);MID([.$D21];2;3);0)+IF(LEFT([.$E21];1)=LEFT([.K$8];1);MID([.$E21];2;3);0)+IF(LEFT([.$F21];1)=LEFT([.K$8];1);MID([.$F21];2;3);0)+IF(LEFT([.$G21];1)=LEFT([.K$8];1);MID([.$G21];2;3);0)+IF(LEFT([.$H21];1)=LEFT([.K$8];1);MID([.$H21];2;3);0)" office:value-type="float" office:value="0" calcext:value-type="float">
            <text:p/>
          </table:table-cell>
          <table:table-cell table:formula="of:=IF(LEFT([.$C21];1)=LEFT([.L$8];1);MID([.$C21];2;3);0)+IF(LEFT([.$D21];1)=LEFT([.L$8];1);MID([.$D21];2;3);0)+IF(LEFT([.$E21];1)=LEFT([.L$8];1);MID([.$E21];2;3);0)+IF(LEFT([.$F21];1)=LEFT([.L$8];1);MID([.$F21];2;3);0)+IF(LEFT([.$G21];1)=LEFT([.L$8];1);MID([.$G21];2;3);0)+IF(LEFT([.$H21];1)=LEFT([.L$8];1);MID([.$H21];2;3);0)" office:value-type="float" office:value="0" calcext:value-type="float">
            <text:p/>
          </table:table-cell>
          <table:table-cell table:formula="of:=IF(LEFT([.$C21];1)=LEFT([.M$8];1);MID([.$C21];2;3);0)+IF(LEFT([.$D21];1)=LEFT([.M$8];1);MID([.$D21];2;3);0)+IF(LEFT([.$E21];1)=LEFT([.M$8];1);MID([.$E21];2;3);0)+IF(LEFT([.$F21];1)=LEFT([.M$8];1);MID([.$F21];2;3);0)+IF(LEFT([.$G21];1)=LEFT([.M$8];1);MID([.$G21];2;3);0)+IF(LEFT([.$H21];1)=LEFT([.M$8];1);MID([.$H2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2:.M22])" office:value-type="float" office:value="0" calcext:value-type="float">
            <text:p>0</text:p>
          </table:table-cell>
          <table:table-cell table:formula="of:=IF(LEFT([.$C22];1)=LEFT([.J$8];1);MID([.$C22];2;3);0)+IF(LEFT([.$D22];1)=LEFT([.J$8];1);MID([.$D22];2;3);0)+IF(LEFT([.$E22];1)=LEFT([.J$8];1);MID([.$E22];2;3);0)+IF(LEFT([.$F22];1)=LEFT([.J$8];1);MID([.$F22];2;3);0)+IF(LEFT([.$G22];1)=LEFT([.J$8];1);MID([.$G22];2;3);0)+IF(LEFT([.$H22];1)=LEFT([.J$8];1);MID([.$H22];2;3);0)" office:value-type="float" office:value="0" calcext:value-type="float">
            <text:p/>
          </table:table-cell>
          <table:table-cell table:formula="of:=IF(LEFT([.$C22];1)=LEFT([.K$8];1);MID([.$C22];2;3);0)+IF(LEFT([.$D22];1)=LEFT([.K$8];1);MID([.$D22];2;3);0)+IF(LEFT([.$E22];1)=LEFT([.K$8];1);MID([.$E22];2;3);0)+IF(LEFT([.$F22];1)=LEFT([.K$8];1);MID([.$F22];2;3);0)+IF(LEFT([.$G22];1)=LEFT([.K$8];1);MID([.$G22];2;3);0)+IF(LEFT([.$H22];1)=LEFT([.K$8];1);MID([.$H22];2;3);0)" office:value-type="float" office:value="0" calcext:value-type="float">
            <text:p/>
          </table:table-cell>
          <table:table-cell table:formula="of:=IF(LEFT([.$C22];1)=LEFT([.L$8];1);MID([.$C22];2;3);0)+IF(LEFT([.$D22];1)=LEFT([.L$8];1);MID([.$D22];2;3);0)+IF(LEFT([.$E22];1)=LEFT([.L$8];1);MID([.$E22];2;3);0)+IF(LEFT([.$F22];1)=LEFT([.L$8];1);MID([.$F22];2;3);0)+IF(LEFT([.$G22];1)=LEFT([.L$8];1);MID([.$G22];2;3);0)+IF(LEFT([.$H22];1)=LEFT([.L$8];1);MID([.$H22];2;3);0)" office:value-type="float" office:value="0" calcext:value-type="float">
            <text:p/>
          </table:table-cell>
          <table:table-cell table:formula="of:=IF(LEFT([.$C22];1)=LEFT([.M$8];1);MID([.$C22];2;3);0)+IF(LEFT([.$D22];1)=LEFT([.M$8];1);MID([.$D22];2;3);0)+IF(LEFT([.$E22];1)=LEFT([.M$8];1);MID([.$E22];2;3);0)+IF(LEFT([.$F22];1)=LEFT([.M$8];1);MID([.$F22];2;3);0)+IF(LEFT([.$G22];1)=LEFT([.M$8];1);MID([.$G22];2;3);0)+IF(LEFT([.$H22];1)=LEFT([.M$8];1);MID([.$H2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3:.M23])" office:value-type="float" office:value="0" calcext:value-type="float">
            <text:p>0</text:p>
          </table:table-cell>
          <table:table-cell table:formula="of:=IF(LEFT([.$C23];1)=LEFT([.J$8];1);MID([.$C23];2;3);0)+IF(LEFT([.$D23];1)=LEFT([.J$8];1);MID([.$D23];2;3);0)+IF(LEFT([.$E23];1)=LEFT([.J$8];1);MID([.$E23];2;3);0)+IF(LEFT([.$F23];1)=LEFT([.J$8];1);MID([.$F23];2;3);0)+IF(LEFT([.$G23];1)=LEFT([.J$8];1);MID([.$G23];2;3);0)+IF(LEFT([.$H23];1)=LEFT([.J$8];1);MID([.$H23];2;3);0)" office:value-type="float" office:value="0" calcext:value-type="float">
            <text:p/>
          </table:table-cell>
          <table:table-cell table:formula="of:=IF(LEFT([.$C23];1)=LEFT([.K$8];1);MID([.$C23];2;3);0)+IF(LEFT([.$D23];1)=LEFT([.K$8];1);MID([.$D23];2;3);0)+IF(LEFT([.$E23];1)=LEFT([.K$8];1);MID([.$E23];2;3);0)+IF(LEFT([.$F23];1)=LEFT([.K$8];1);MID([.$F23];2;3);0)+IF(LEFT([.$G23];1)=LEFT([.K$8];1);MID([.$G23];2;3);0)+IF(LEFT([.$H23];1)=LEFT([.K$8];1);MID([.$H23];2;3);0)" office:value-type="float" office:value="0" calcext:value-type="float">
            <text:p/>
          </table:table-cell>
          <table:table-cell table:formula="of:=IF(LEFT([.$C23];1)=LEFT([.L$8];1);MID([.$C23];2;3);0)+IF(LEFT([.$D23];1)=LEFT([.L$8];1);MID([.$D23];2;3);0)+IF(LEFT([.$E23];1)=LEFT([.L$8];1);MID([.$E23];2;3);0)+IF(LEFT([.$F23];1)=LEFT([.L$8];1);MID([.$F23];2;3);0)+IF(LEFT([.$G23];1)=LEFT([.L$8];1);MID([.$G23];2;3);0)+IF(LEFT([.$H23];1)=LEFT([.L$8];1);MID([.$H23];2;3);0)" office:value-type="float" office:value="0" calcext:value-type="float">
            <text:p/>
          </table:table-cell>
          <table:table-cell table:formula="of:=IF(LEFT([.$C23];1)=LEFT([.M$8];1);MID([.$C23];2;3);0)+IF(LEFT([.$D23];1)=LEFT([.M$8];1);MID([.$D23];2;3);0)+IF(LEFT([.$E23];1)=LEFT([.M$8];1);MID([.$E23];2;3);0)+IF(LEFT([.$F23];1)=LEFT([.M$8];1);MID([.$F23];2;3);0)+IF(LEFT([.$G23];1)=LEFT([.M$8];1);MID([.$G23];2;3);0)+IF(LEFT([.$H23];1)=LEFT([.M$8];1);MID([.$H2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4:.M24])" office:value-type="float" office:value="0" calcext:value-type="float">
            <text:p>0</text:p>
          </table:table-cell>
          <table:table-cell table:formula="of:=IF(LEFT([.$C24];1)=LEFT([.J$8];1);MID([.$C24];2;3);0)+IF(LEFT([.$D24];1)=LEFT([.J$8];1);MID([.$D24];2;3);0)+IF(LEFT([.$E24];1)=LEFT([.J$8];1);MID([.$E24];2;3);0)+IF(LEFT([.$F24];1)=LEFT([.J$8];1);MID([.$F24];2;3);0)+IF(LEFT([.$G24];1)=LEFT([.J$8];1);MID([.$G24];2;3);0)+IF(LEFT([.$H24];1)=LEFT([.J$8];1);MID([.$H24];2;3);0)" office:value-type="float" office:value="0" calcext:value-type="float">
            <text:p/>
          </table:table-cell>
          <table:table-cell table:formula="of:=IF(LEFT([.$C24];1)=LEFT([.K$8];1);MID([.$C24];2;3);0)+IF(LEFT([.$D24];1)=LEFT([.K$8];1);MID([.$D24];2;3);0)+IF(LEFT([.$E24];1)=LEFT([.K$8];1);MID([.$E24];2;3);0)+IF(LEFT([.$F24];1)=LEFT([.K$8];1);MID([.$F24];2;3);0)+IF(LEFT([.$G24];1)=LEFT([.K$8];1);MID([.$G24];2;3);0)+IF(LEFT([.$H24];1)=LEFT([.K$8];1);MID([.$H24];2;3);0)" office:value-type="float" office:value="0" calcext:value-type="float">
            <text:p/>
          </table:table-cell>
          <table:table-cell table:formula="of:=IF(LEFT([.$C24];1)=LEFT([.L$8];1);MID([.$C24];2;3);0)+IF(LEFT([.$D24];1)=LEFT([.L$8];1);MID([.$D24];2;3);0)+IF(LEFT([.$E24];1)=LEFT([.L$8];1);MID([.$E24];2;3);0)+IF(LEFT([.$F24];1)=LEFT([.L$8];1);MID([.$F24];2;3);0)+IF(LEFT([.$G24];1)=LEFT([.L$8];1);MID([.$G24];2;3);0)+IF(LEFT([.$H24];1)=LEFT([.L$8];1);MID([.$H24];2;3);0)" office:value-type="float" office:value="0" calcext:value-type="float">
            <text:p/>
          </table:table-cell>
          <table:table-cell table:formula="of:=IF(LEFT([.$C24];1)=LEFT([.M$8];1);MID([.$C24];2;3);0)+IF(LEFT([.$D24];1)=LEFT([.M$8];1);MID([.$D24];2;3);0)+IF(LEFT([.$E24];1)=LEFT([.M$8];1);MID([.$E24];2;3);0)+IF(LEFT([.$F24];1)=LEFT([.M$8];1);MID([.$F24];2;3);0)+IF(LEFT([.$G24];1)=LEFT([.M$8];1);MID([.$G24];2;3);0)+IF(LEFT([.$H24];1)=LEFT([.M$8];1);MID([.$H2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5:.M25])" office:value-type="float" office:value="0" calcext:value-type="float">
            <text:p>0</text:p>
          </table:table-cell>
          <table:table-cell table:formula="of:=IF(LEFT([.$C25];1)=LEFT([.J$8];1);MID([.$C25];2;3);0)+IF(LEFT([.$D25];1)=LEFT([.J$8];1);MID([.$D25];2;3);0)+IF(LEFT([.$E25];1)=LEFT([.J$8];1);MID([.$E25];2;3);0)+IF(LEFT([.$F25];1)=LEFT([.J$8];1);MID([.$F25];2;3);0)+IF(LEFT([.$G25];1)=LEFT([.J$8];1);MID([.$G25];2;3);0)+IF(LEFT([.$H25];1)=LEFT([.J$8];1);MID([.$H25];2;3);0)" office:value-type="float" office:value="0" calcext:value-type="float">
            <text:p/>
          </table:table-cell>
          <table:table-cell table:formula="of:=IF(LEFT([.$C25];1)=LEFT([.K$8];1);MID([.$C25];2;3);0)+IF(LEFT([.$D25];1)=LEFT([.K$8];1);MID([.$D25];2;3);0)+IF(LEFT([.$E25];1)=LEFT([.K$8];1);MID([.$E25];2;3);0)+IF(LEFT([.$F25];1)=LEFT([.K$8];1);MID([.$F25];2;3);0)+IF(LEFT([.$G25];1)=LEFT([.K$8];1);MID([.$G25];2;3);0)+IF(LEFT([.$H25];1)=LEFT([.K$8];1);MID([.$H25];2;3);0)" office:value-type="float" office:value="0" calcext:value-type="float">
            <text:p/>
          </table:table-cell>
          <table:table-cell table:formula="of:=IF(LEFT([.$C25];1)=LEFT([.L$8];1);MID([.$C25];2;3);0)+IF(LEFT([.$D25];1)=LEFT([.L$8];1);MID([.$D25];2;3);0)+IF(LEFT([.$E25];1)=LEFT([.L$8];1);MID([.$E25];2;3);0)+IF(LEFT([.$F25];1)=LEFT([.L$8];1);MID([.$F25];2;3);0)+IF(LEFT([.$G25];1)=LEFT([.L$8];1);MID([.$G25];2;3);0)+IF(LEFT([.$H25];1)=LEFT([.L$8];1);MID([.$H25];2;3);0)" office:value-type="float" office:value="0" calcext:value-type="float">
            <text:p/>
          </table:table-cell>
          <table:table-cell table:formula="of:=IF(LEFT([.$C25];1)=LEFT([.M$8];1);MID([.$C25];2;3);0)+IF(LEFT([.$D25];1)=LEFT([.M$8];1);MID([.$D25];2;3);0)+IF(LEFT([.$E25];1)=LEFT([.M$8];1);MID([.$E25];2;3);0)+IF(LEFT([.$F25];1)=LEFT([.M$8];1);MID([.$F25];2;3);0)+IF(LEFT([.$G25];1)=LEFT([.M$8];1);MID([.$G25];2;3);0)+IF(LEFT([.$H25];1)=LEFT([.M$8];1);MID([.$H2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 table:formula="of:=SUM([.J26:.M26])" office:value-type="float" office:value="0" calcext:value-type="float">
            <text:p>0</text:p>
          </table:table-cell>
          <table:table-cell table:formula="of:=IF(LEFT([.$C26];1)=LEFT([.J$8];1);MID([.$C26];2;3);0)+IF(LEFT([.$D26];1)=LEFT([.J$8];1);MID([.$D26];2;3);0)+IF(LEFT([.$E26];1)=LEFT([.J$8];1);MID([.$E26];2;3);0)+IF(LEFT([.$F26];1)=LEFT([.J$8];1);MID([.$F26];2;3);0)+IF(LEFT([.$G26];1)=LEFT([.J$8];1);MID([.$G26];2;3);0)+IF(LEFT([.$H26];1)=LEFT([.J$8];1);MID([.$H26];2;3);0)" office:value-type="float" office:value="0" calcext:value-type="float">
            <text:p/>
          </table:table-cell>
          <table:table-cell table:formula="of:=IF(LEFT([.$C26];1)=LEFT([.K$8];1);MID([.$C26];2;3);0)+IF(LEFT([.$D26];1)=LEFT([.K$8];1);MID([.$D26];2;3);0)+IF(LEFT([.$E26];1)=LEFT([.K$8];1);MID([.$E26];2;3);0)+IF(LEFT([.$F26];1)=LEFT([.K$8];1);MID([.$F26];2;3);0)+IF(LEFT([.$G26];1)=LEFT([.K$8];1);MID([.$G26];2;3);0)+IF(LEFT([.$H26];1)=LEFT([.K$8];1);MID([.$H26];2;3);0)" office:value-type="float" office:value="0" calcext:value-type="float">
            <text:p/>
          </table:table-cell>
          <table:table-cell table:formula="of:=IF(LEFT([.$C26];1)=LEFT([.L$8];1);MID([.$C26];2;3);0)+IF(LEFT([.$D26];1)=LEFT([.L$8];1);MID([.$D26];2;3);0)+IF(LEFT([.$E26];1)=LEFT([.L$8];1);MID([.$E26];2;3);0)+IF(LEFT([.$F26];1)=LEFT([.L$8];1);MID([.$F26];2;3);0)+IF(LEFT([.$G26];1)=LEFT([.L$8];1);MID([.$G26];2;3);0)+IF(LEFT([.$H26];1)=LEFT([.L$8];1);MID([.$H26];2;3);0)" office:value-type="float" office:value="0" calcext:value-type="float">
            <text:p/>
          </table:table-cell>
          <table:table-cell table:formula="of:=IF(LEFT([.$C26];1)=LEFT([.M$8];1);MID([.$C26];2;3);0)+IF(LEFT([.$D26];1)=LEFT([.M$8];1);MID([.$D26];2;3);0)+IF(LEFT([.$E26];1)=LEFT([.M$8];1);MID([.$E26];2;3);0)+IF(LEFT([.$F26];1)=LEFT([.M$8];1);MID([.$F26];2;3);0)+IF(LEFT([.$G26];1)=LEFT([.M$8];1);MID([.$G26];2;3);0)+IF(LEFT([.$H26];1)=LEFT([.M$8];1);MID([.$H2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27];1)=LEFT([.J$8];1);MID([.$C27];2;3);0)+IF(LEFT([.$D27];1)=LEFT([.J$8];1);MID([.$D27];2;3);0)+IF(LEFT([.$E27];1)=LEFT([.J$8];1);MID([.$E27];2;3);0)+IF(LEFT([.$F27];1)=LEFT([.J$8];1);MID([.$F27];2;3);0)+IF(LEFT([.$G27];1)=LEFT([.J$8];1);MID([.$G27];2;3);0)+IF(LEFT([.$H27];1)=LEFT([.J$8];1);MID([.$H27];2;3);0)" office:value-type="float" office:value="0" calcext:value-type="float">
            <text:p/>
          </table:table-cell>
          <table:table-cell table:formula="of:=IF(LEFT([.$C27];1)=LEFT([.K$8];1);MID([.$C27];2;3);0)+IF(LEFT([.$D27];1)=LEFT([.K$8];1);MID([.$D27];2;3);0)+IF(LEFT([.$E27];1)=LEFT([.K$8];1);MID([.$E27];2;3);0)+IF(LEFT([.$F27];1)=LEFT([.K$8];1);MID([.$F27];2;3);0)+IF(LEFT([.$G27];1)=LEFT([.K$8];1);MID([.$G27];2;3);0)+IF(LEFT([.$H27];1)=LEFT([.K$8];1);MID([.$H27];2;3);0)" office:value-type="float" office:value="0" calcext:value-type="float">
            <text:p/>
          </table:table-cell>
          <table:table-cell table:formula="of:=IF(LEFT([.$C27];1)=LEFT([.L$8];1);MID([.$C27];2;3);0)+IF(LEFT([.$D27];1)=LEFT([.L$8];1);MID([.$D27];2;3);0)+IF(LEFT([.$E27];1)=LEFT([.L$8];1);MID([.$E27];2;3);0)+IF(LEFT([.$F27];1)=LEFT([.L$8];1);MID([.$F27];2;3);0)+IF(LEFT([.$G27];1)=LEFT([.L$8];1);MID([.$G27];2;3);0)+IF(LEFT([.$H27];1)=LEFT([.L$8];1);MID([.$H27];2;3);0)" office:value-type="float" office:value="0" calcext:value-type="float">
            <text:p/>
          </table:table-cell>
          <table:table-cell table:formula="of:=IF(LEFT([.$C27];1)=LEFT([.M$8];1);MID([.$C27];2;3);0)+IF(LEFT([.$D27];1)=LEFT([.M$8];1);MID([.$D27];2;3);0)+IF(LEFT([.$E27];1)=LEFT([.M$8];1);MID([.$E27];2;3);0)+IF(LEFT([.$F27];1)=LEFT([.M$8];1);MID([.$F27];2;3);0)+IF(LEFT([.$G27];1)=LEFT([.M$8];1);MID([.$G27];2;3);0)+IF(LEFT([.$H27];1)=LEFT([.M$8];1);MID([.$H2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28];1)=LEFT([.J$8];1);MID([.$C28];2;3);0)+IF(LEFT([.$D28];1)=LEFT([.J$8];1);MID([.$D28];2;3);0)+IF(LEFT([.$E28];1)=LEFT([.J$8];1);MID([.$E28];2;3);0)+IF(LEFT([.$F28];1)=LEFT([.J$8];1);MID([.$F28];2;3);0)+IF(LEFT([.$G28];1)=LEFT([.J$8];1);MID([.$G28];2;3);0)+IF(LEFT([.$H28];1)=LEFT([.J$8];1);MID([.$H28];2;3);0)" office:value-type="float" office:value="0" calcext:value-type="float">
            <text:p/>
          </table:table-cell>
          <table:table-cell table:formula="of:=IF(LEFT([.$C28];1)=LEFT([.K$8];1);MID([.$C28];2;3);0)+IF(LEFT([.$D28];1)=LEFT([.K$8];1);MID([.$D28];2;3);0)+IF(LEFT([.$E28];1)=LEFT([.K$8];1);MID([.$E28];2;3);0)+IF(LEFT([.$F28];1)=LEFT([.K$8];1);MID([.$F28];2;3);0)+IF(LEFT([.$G28];1)=LEFT([.K$8];1);MID([.$G28];2;3);0)+IF(LEFT([.$H28];1)=LEFT([.K$8];1);MID([.$H28];2;3);0)" office:value-type="float" office:value="0" calcext:value-type="float">
            <text:p/>
          </table:table-cell>
          <table:table-cell table:formula="of:=IF(LEFT([.$C28];1)=LEFT([.L$8];1);MID([.$C28];2;3);0)+IF(LEFT([.$D28];1)=LEFT([.L$8];1);MID([.$D28];2;3);0)+IF(LEFT([.$E28];1)=LEFT([.L$8];1);MID([.$E28];2;3);0)+IF(LEFT([.$F28];1)=LEFT([.L$8];1);MID([.$F28];2;3);0)+IF(LEFT([.$G28];1)=LEFT([.L$8];1);MID([.$G28];2;3);0)+IF(LEFT([.$H28];1)=LEFT([.L$8];1);MID([.$H28];2;3);0)" office:value-type="float" office:value="0" calcext:value-type="float">
            <text:p/>
          </table:table-cell>
          <table:table-cell table:formula="of:=IF(LEFT([.$C28];1)=LEFT([.M$8];1);MID([.$C28];2;3);0)+IF(LEFT([.$D28];1)=LEFT([.M$8];1);MID([.$D28];2;3);0)+IF(LEFT([.$E28];1)=LEFT([.M$8];1);MID([.$E28];2;3);0)+IF(LEFT([.$F28];1)=LEFT([.M$8];1);MID([.$F28];2;3);0)+IF(LEFT([.$G28];1)=LEFT([.M$8];1);MID([.$G28];2;3);0)+IF(LEFT([.$H28];1)=LEFT([.M$8];1);MID([.$H2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29];1)=LEFT([.J$8];1);MID([.$C29];2;3);0)+IF(LEFT([.$D29];1)=LEFT([.J$8];1);MID([.$D29];2;3);0)+IF(LEFT([.$E29];1)=LEFT([.J$8];1);MID([.$E29];2;3);0)+IF(LEFT([.$F29];1)=LEFT([.J$8];1);MID([.$F29];2;3);0)+IF(LEFT([.$G29];1)=LEFT([.J$8];1);MID([.$G29];2;3);0)+IF(LEFT([.$H29];1)=LEFT([.J$8];1);MID([.$H29];2;3);0)" office:value-type="float" office:value="0" calcext:value-type="float">
            <text:p/>
          </table:table-cell>
          <table:table-cell table:formula="of:=IF(LEFT([.$C29];1)=LEFT([.K$8];1);MID([.$C29];2;3);0)+IF(LEFT([.$D29];1)=LEFT([.K$8];1);MID([.$D29];2;3);0)+IF(LEFT([.$E29];1)=LEFT([.K$8];1);MID([.$E29];2;3);0)+IF(LEFT([.$F29];1)=LEFT([.K$8];1);MID([.$F29];2;3);0)+IF(LEFT([.$G29];1)=LEFT([.K$8];1);MID([.$G29];2;3);0)+IF(LEFT([.$H29];1)=LEFT([.K$8];1);MID([.$H29];2;3);0)" office:value-type="float" office:value="0" calcext:value-type="float">
            <text:p/>
          </table:table-cell>
          <table:table-cell table:formula="of:=IF(LEFT([.$C29];1)=LEFT([.L$8];1);MID([.$C29];2;3);0)+IF(LEFT([.$D29];1)=LEFT([.L$8];1);MID([.$D29];2;3);0)+IF(LEFT([.$E29];1)=LEFT([.L$8];1);MID([.$E29];2;3);0)+IF(LEFT([.$F29];1)=LEFT([.L$8];1);MID([.$F29];2;3);0)+IF(LEFT([.$G29];1)=LEFT([.L$8];1);MID([.$G29];2;3);0)+IF(LEFT([.$H29];1)=LEFT([.L$8];1);MID([.$H29];2;3);0)" office:value-type="float" office:value="0" calcext:value-type="float">
            <text:p/>
          </table:table-cell>
          <table:table-cell table:formula="of:=IF(LEFT([.$C29];1)=LEFT([.M$8];1);MID([.$C29];2;3);0)+IF(LEFT([.$D29];1)=LEFT([.M$8];1);MID([.$D29];2;3);0)+IF(LEFT([.$E29];1)=LEFT([.M$8];1);MID([.$E29];2;3);0)+IF(LEFT([.$F29];1)=LEFT([.M$8];1);MID([.$F29];2;3);0)+IF(LEFT([.$G29];1)=LEFT([.M$8];1);MID([.$G29];2;3);0)+IF(LEFT([.$H29];1)=LEFT([.M$8];1);MID([.$H2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0];1)=LEFT([.J$8];1);MID([.$C30];2;3);0)+IF(LEFT([.$D30];1)=LEFT([.J$8];1);MID([.$D30];2;3);0)+IF(LEFT([.$E30];1)=LEFT([.J$8];1);MID([.$E30];2;3);0)+IF(LEFT([.$F30];1)=LEFT([.J$8];1);MID([.$F30];2;3);0)+IF(LEFT([.$G30];1)=LEFT([.J$8];1);MID([.$G30];2;3);0)+IF(LEFT([.$H30];1)=LEFT([.J$8];1);MID([.$H30];2;3);0)" office:value-type="float" office:value="0" calcext:value-type="float">
            <text:p/>
          </table:table-cell>
          <table:table-cell table:formula="of:=IF(LEFT([.$C30];1)=LEFT([.K$8];1);MID([.$C30];2;3);0)+IF(LEFT([.$D30];1)=LEFT([.K$8];1);MID([.$D30];2;3);0)+IF(LEFT([.$E30];1)=LEFT([.K$8];1);MID([.$E30];2;3);0)+IF(LEFT([.$F30];1)=LEFT([.K$8];1);MID([.$F30];2;3);0)+IF(LEFT([.$G30];1)=LEFT([.K$8];1);MID([.$G30];2;3);0)+IF(LEFT([.$H30];1)=LEFT([.K$8];1);MID([.$H30];2;3);0)" office:value-type="float" office:value="0" calcext:value-type="float">
            <text:p/>
          </table:table-cell>
          <table:table-cell table:formula="of:=IF(LEFT([.$C30];1)=LEFT([.L$8];1);MID([.$C30];2;3);0)+IF(LEFT([.$D30];1)=LEFT([.L$8];1);MID([.$D30];2;3);0)+IF(LEFT([.$E30];1)=LEFT([.L$8];1);MID([.$E30];2;3);0)+IF(LEFT([.$F30];1)=LEFT([.L$8];1);MID([.$F30];2;3);0)+IF(LEFT([.$G30];1)=LEFT([.L$8];1);MID([.$G30];2;3);0)+IF(LEFT([.$H30];1)=LEFT([.L$8];1);MID([.$H30];2;3);0)" office:value-type="float" office:value="0" calcext:value-type="float">
            <text:p/>
          </table:table-cell>
          <table:table-cell table:formula="of:=IF(LEFT([.$C30];1)=LEFT([.M$8];1);MID([.$C30];2;3);0)+IF(LEFT([.$D30];1)=LEFT([.M$8];1);MID([.$D30];2;3);0)+IF(LEFT([.$E30];1)=LEFT([.M$8];1);MID([.$E30];2;3);0)+IF(LEFT([.$F30];1)=LEFT([.M$8];1);MID([.$F30];2;3);0)+IF(LEFT([.$G30];1)=LEFT([.M$8];1);MID([.$G30];2;3);0)+IF(LEFT([.$H30];1)=LEFT([.M$8];1);MID([.$H3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1];1)=LEFT([.J$8];1);MID([.$C31];2;3);0)+IF(LEFT([.$D31];1)=LEFT([.J$8];1);MID([.$D31];2;3);0)+IF(LEFT([.$E31];1)=LEFT([.J$8];1);MID([.$E31];2;3);0)+IF(LEFT([.$F31];1)=LEFT([.J$8];1);MID([.$F31];2;3);0)+IF(LEFT([.$G31];1)=LEFT([.J$8];1);MID([.$G31];2;3);0)+IF(LEFT([.$H31];1)=LEFT([.J$8];1);MID([.$H31];2;3);0)" office:value-type="float" office:value="0" calcext:value-type="float">
            <text:p/>
          </table:table-cell>
          <table:table-cell table:formula="of:=IF(LEFT([.$C31];1)=LEFT([.K$8];1);MID([.$C31];2;3);0)+IF(LEFT([.$D31];1)=LEFT([.K$8];1);MID([.$D31];2;3);0)+IF(LEFT([.$E31];1)=LEFT([.K$8];1);MID([.$E31];2;3);0)+IF(LEFT([.$F31];1)=LEFT([.K$8];1);MID([.$F31];2;3);0)+IF(LEFT([.$G31];1)=LEFT([.K$8];1);MID([.$G31];2;3);0)+IF(LEFT([.$H31];1)=LEFT([.K$8];1);MID([.$H31];2;3);0)" office:value-type="float" office:value="0" calcext:value-type="float">
            <text:p/>
          </table:table-cell>
          <table:table-cell table:formula="of:=IF(LEFT([.$C31];1)=LEFT([.L$8];1);MID([.$C31];2;3);0)+IF(LEFT([.$D31];1)=LEFT([.L$8];1);MID([.$D31];2;3);0)+IF(LEFT([.$E31];1)=LEFT([.L$8];1);MID([.$E31];2;3);0)+IF(LEFT([.$F31];1)=LEFT([.L$8];1);MID([.$F31];2;3);0)+IF(LEFT([.$G31];1)=LEFT([.L$8];1);MID([.$G31];2;3);0)+IF(LEFT([.$H31];1)=LEFT([.L$8];1);MID([.$H31];2;3);0)" office:value-type="float" office:value="0" calcext:value-type="float">
            <text:p/>
          </table:table-cell>
          <table:table-cell table:formula="of:=IF(LEFT([.$C31];1)=LEFT([.M$8];1);MID([.$C31];2;3);0)+IF(LEFT([.$D31];1)=LEFT([.M$8];1);MID([.$D31];2;3);0)+IF(LEFT([.$E31];1)=LEFT([.M$8];1);MID([.$E31];2;3);0)+IF(LEFT([.$F31];1)=LEFT([.M$8];1);MID([.$F31];2;3);0)+IF(LEFT([.$G31];1)=LEFT([.M$8];1);MID([.$G31];2;3);0)+IF(LEFT([.$H31];1)=LEFT([.M$8];1);MID([.$H3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2];1)=LEFT([.J$8];1);MID([.$C32];2;3);0)+IF(LEFT([.$D32];1)=LEFT([.J$8];1);MID([.$D32];2;3);0)+IF(LEFT([.$E32];1)=LEFT([.J$8];1);MID([.$E32];2;3);0)+IF(LEFT([.$F32];1)=LEFT([.J$8];1);MID([.$F32];2;3);0)+IF(LEFT([.$G32];1)=LEFT([.J$8];1);MID([.$G32];2;3);0)+IF(LEFT([.$H32];1)=LEFT([.J$8];1);MID([.$H32];2;3);0)" office:value-type="float" office:value="0" calcext:value-type="float">
            <text:p/>
          </table:table-cell>
          <table:table-cell table:formula="of:=IF(LEFT([.$C32];1)=LEFT([.K$8];1);MID([.$C32];2;3);0)+IF(LEFT([.$D32];1)=LEFT([.K$8];1);MID([.$D32];2;3);0)+IF(LEFT([.$E32];1)=LEFT([.K$8];1);MID([.$E32];2;3);0)+IF(LEFT([.$F32];1)=LEFT([.K$8];1);MID([.$F32];2;3);0)+IF(LEFT([.$G32];1)=LEFT([.K$8];1);MID([.$G32];2;3);0)+IF(LEFT([.$H32];1)=LEFT([.K$8];1);MID([.$H32];2;3);0)" office:value-type="float" office:value="0" calcext:value-type="float">
            <text:p/>
          </table:table-cell>
          <table:table-cell table:formula="of:=IF(LEFT([.$C32];1)=LEFT([.L$8];1);MID([.$C32];2;3);0)+IF(LEFT([.$D32];1)=LEFT([.L$8];1);MID([.$D32];2;3);0)+IF(LEFT([.$E32];1)=LEFT([.L$8];1);MID([.$E32];2;3);0)+IF(LEFT([.$F32];1)=LEFT([.L$8];1);MID([.$F32];2;3);0)+IF(LEFT([.$G32];1)=LEFT([.L$8];1);MID([.$G32];2;3);0)+IF(LEFT([.$H32];1)=LEFT([.L$8];1);MID([.$H32];2;3);0)" office:value-type="float" office:value="0" calcext:value-type="float">
            <text:p/>
          </table:table-cell>
          <table:table-cell table:formula="of:=IF(LEFT([.$C32];1)=LEFT([.M$8];1);MID([.$C32];2;3);0)+IF(LEFT([.$D32];1)=LEFT([.M$8];1);MID([.$D32];2;3);0)+IF(LEFT([.$E32];1)=LEFT([.M$8];1);MID([.$E32];2;3);0)+IF(LEFT([.$F32];1)=LEFT([.M$8];1);MID([.$F32];2;3);0)+IF(LEFT([.$G32];1)=LEFT([.M$8];1);MID([.$G32];2;3);0)+IF(LEFT([.$H32];1)=LEFT([.M$8];1);MID([.$H3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3];1)=LEFT([.J$8];1);MID([.$C33];2;3);0)+IF(LEFT([.$D33];1)=LEFT([.J$8];1);MID([.$D33];2;3);0)+IF(LEFT([.$E33];1)=LEFT([.J$8];1);MID([.$E33];2;3);0)+IF(LEFT([.$F33];1)=LEFT([.J$8];1);MID([.$F33];2;3);0)+IF(LEFT([.$G33];1)=LEFT([.J$8];1);MID([.$G33];2;3);0)+IF(LEFT([.$H33];1)=LEFT([.J$8];1);MID([.$H33];2;3);0)" office:value-type="float" office:value="0" calcext:value-type="float">
            <text:p/>
          </table:table-cell>
          <table:table-cell table:formula="of:=IF(LEFT([.$C33];1)=LEFT([.K$8];1);MID([.$C33];2;3);0)+IF(LEFT([.$D33];1)=LEFT([.K$8];1);MID([.$D33];2;3);0)+IF(LEFT([.$E33];1)=LEFT([.K$8];1);MID([.$E33];2;3);0)+IF(LEFT([.$F33];1)=LEFT([.K$8];1);MID([.$F33];2;3);0)+IF(LEFT([.$G33];1)=LEFT([.K$8];1);MID([.$G33];2;3);0)+IF(LEFT([.$H33];1)=LEFT([.K$8];1);MID([.$H33];2;3);0)" office:value-type="float" office:value="0" calcext:value-type="float">
            <text:p/>
          </table:table-cell>
          <table:table-cell table:formula="of:=IF(LEFT([.$C33];1)=LEFT([.L$8];1);MID([.$C33];2;3);0)+IF(LEFT([.$D33];1)=LEFT([.L$8];1);MID([.$D33];2;3);0)+IF(LEFT([.$E33];1)=LEFT([.L$8];1);MID([.$E33];2;3);0)+IF(LEFT([.$F33];1)=LEFT([.L$8];1);MID([.$F33];2;3);0)+IF(LEFT([.$G33];1)=LEFT([.L$8];1);MID([.$G33];2;3);0)+IF(LEFT([.$H33];1)=LEFT([.L$8];1);MID([.$H33];2;3);0)" office:value-type="float" office:value="0" calcext:value-type="float">
            <text:p/>
          </table:table-cell>
          <table:table-cell table:formula="of:=IF(LEFT([.$C33];1)=LEFT([.M$8];1);MID([.$C33];2;3);0)+IF(LEFT([.$D33];1)=LEFT([.M$8];1);MID([.$D33];2;3);0)+IF(LEFT([.$E33];1)=LEFT([.M$8];1);MID([.$E33];2;3);0)+IF(LEFT([.$F33];1)=LEFT([.M$8];1);MID([.$F33];2;3);0)+IF(LEFT([.$G33];1)=LEFT([.M$8];1);MID([.$G33];2;3);0)+IF(LEFT([.$H33];1)=LEFT([.M$8];1);MID([.$H3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4];1)=LEFT([.J$8];1);MID([.$C34];2;3);0)+IF(LEFT([.$D34];1)=LEFT([.J$8];1);MID([.$D34];2;3);0)+IF(LEFT([.$E34];1)=LEFT([.J$8];1);MID([.$E34];2;3);0)+IF(LEFT([.$F34];1)=LEFT([.J$8];1);MID([.$F34];2;3);0)+IF(LEFT([.$G34];1)=LEFT([.J$8];1);MID([.$G34];2;3);0)+IF(LEFT([.$H34];1)=LEFT([.J$8];1);MID([.$H34];2;3);0)" office:value-type="float" office:value="0" calcext:value-type="float">
            <text:p/>
          </table:table-cell>
          <table:table-cell table:formula="of:=IF(LEFT([.$C34];1)=LEFT([.K$8];1);MID([.$C34];2;3);0)+IF(LEFT([.$D34];1)=LEFT([.K$8];1);MID([.$D34];2;3);0)+IF(LEFT([.$E34];1)=LEFT([.K$8];1);MID([.$E34];2;3);0)+IF(LEFT([.$F34];1)=LEFT([.K$8];1);MID([.$F34];2;3);0)+IF(LEFT([.$G34];1)=LEFT([.K$8];1);MID([.$G34];2;3);0)+IF(LEFT([.$H34];1)=LEFT([.K$8];1);MID([.$H34];2;3);0)" office:value-type="float" office:value="0" calcext:value-type="float">
            <text:p/>
          </table:table-cell>
          <table:table-cell table:formula="of:=IF(LEFT([.$C34];1)=LEFT([.L$8];1);MID([.$C34];2;3);0)+IF(LEFT([.$D34];1)=LEFT([.L$8];1);MID([.$D34];2;3);0)+IF(LEFT([.$E34];1)=LEFT([.L$8];1);MID([.$E34];2;3);0)+IF(LEFT([.$F34];1)=LEFT([.L$8];1);MID([.$F34];2;3);0)+IF(LEFT([.$G34];1)=LEFT([.L$8];1);MID([.$G34];2;3);0)+IF(LEFT([.$H34];1)=LEFT([.L$8];1);MID([.$H34];2;3);0)" office:value-type="float" office:value="0" calcext:value-type="float">
            <text:p/>
          </table:table-cell>
          <table:table-cell table:formula="of:=IF(LEFT([.$C34];1)=LEFT([.M$8];1);MID([.$C34];2;3);0)+IF(LEFT([.$D34];1)=LEFT([.M$8];1);MID([.$D34];2;3);0)+IF(LEFT([.$E34];1)=LEFT([.M$8];1);MID([.$E34];2;3);0)+IF(LEFT([.$F34];1)=LEFT([.M$8];1);MID([.$F34];2;3);0)+IF(LEFT([.$G34];1)=LEFT([.M$8];1);MID([.$G34];2;3);0)+IF(LEFT([.$H34];1)=LEFT([.M$8];1);MID([.$H3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5];1)=LEFT([.J$8];1);MID([.$C35];2;3);0)+IF(LEFT([.$D35];1)=LEFT([.J$8];1);MID([.$D35];2;3);0)+IF(LEFT([.$E35];1)=LEFT([.J$8];1);MID([.$E35];2;3);0)+IF(LEFT([.$F35];1)=LEFT([.J$8];1);MID([.$F35];2;3);0)+IF(LEFT([.$G35];1)=LEFT([.J$8];1);MID([.$G35];2;3);0)+IF(LEFT([.$H35];1)=LEFT([.J$8];1);MID([.$H35];2;3);0)" office:value-type="float" office:value="0" calcext:value-type="float">
            <text:p/>
          </table:table-cell>
          <table:table-cell table:formula="of:=IF(LEFT([.$C35];1)=LEFT([.K$8];1);MID([.$C35];2;3);0)+IF(LEFT([.$D35];1)=LEFT([.K$8];1);MID([.$D35];2;3);0)+IF(LEFT([.$E35];1)=LEFT([.K$8];1);MID([.$E35];2;3);0)+IF(LEFT([.$F35];1)=LEFT([.K$8];1);MID([.$F35];2;3);0)+IF(LEFT([.$G35];1)=LEFT([.K$8];1);MID([.$G35];2;3);0)+IF(LEFT([.$H35];1)=LEFT([.K$8];1);MID([.$H35];2;3);0)" office:value-type="float" office:value="0" calcext:value-type="float">
            <text:p/>
          </table:table-cell>
          <table:table-cell table:formula="of:=IF(LEFT([.$C35];1)=LEFT([.L$8];1);MID([.$C35];2;3);0)+IF(LEFT([.$D35];1)=LEFT([.L$8];1);MID([.$D35];2;3);0)+IF(LEFT([.$E35];1)=LEFT([.L$8];1);MID([.$E35];2;3);0)+IF(LEFT([.$F35];1)=LEFT([.L$8];1);MID([.$F35];2;3);0)+IF(LEFT([.$G35];1)=LEFT([.L$8];1);MID([.$G35];2;3);0)+IF(LEFT([.$H35];1)=LEFT([.L$8];1);MID([.$H35];2;3);0)" office:value-type="float" office:value="0" calcext:value-type="float">
            <text:p/>
          </table:table-cell>
          <table:table-cell table:formula="of:=IF(LEFT([.$C35];1)=LEFT([.M$8];1);MID([.$C35];2;3);0)+IF(LEFT([.$D35];1)=LEFT([.M$8];1);MID([.$D35];2;3);0)+IF(LEFT([.$E35];1)=LEFT([.M$8];1);MID([.$E35];2;3);0)+IF(LEFT([.$F35];1)=LEFT([.M$8];1);MID([.$F35];2;3);0)+IF(LEFT([.$G35];1)=LEFT([.M$8];1);MID([.$G35];2;3);0)+IF(LEFT([.$H35];1)=LEFT([.M$8];1);MID([.$H3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6];1)=LEFT([.J$8];1);MID([.$C36];2;3);0)+IF(LEFT([.$D36];1)=LEFT([.J$8];1);MID([.$D36];2;3);0)+IF(LEFT([.$E36];1)=LEFT([.J$8];1);MID([.$E36];2;3);0)+IF(LEFT([.$F36];1)=LEFT([.J$8];1);MID([.$F36];2;3);0)+IF(LEFT([.$G36];1)=LEFT([.J$8];1);MID([.$G36];2;3);0)+IF(LEFT([.$H36];1)=LEFT([.J$8];1);MID([.$H36];2;3);0)" office:value-type="float" office:value="0" calcext:value-type="float">
            <text:p/>
          </table:table-cell>
          <table:table-cell table:formula="of:=IF(LEFT([.$C36];1)=LEFT([.K$8];1);MID([.$C36];2;3);0)+IF(LEFT([.$D36];1)=LEFT([.K$8];1);MID([.$D36];2;3);0)+IF(LEFT([.$E36];1)=LEFT([.K$8];1);MID([.$E36];2;3);0)+IF(LEFT([.$F36];1)=LEFT([.K$8];1);MID([.$F36];2;3);0)+IF(LEFT([.$G36];1)=LEFT([.K$8];1);MID([.$G36];2;3);0)+IF(LEFT([.$H36];1)=LEFT([.K$8];1);MID([.$H36];2;3);0)" office:value-type="float" office:value="0" calcext:value-type="float">
            <text:p/>
          </table:table-cell>
          <table:table-cell table:formula="of:=IF(LEFT([.$C36];1)=LEFT([.L$8];1);MID([.$C36];2;3);0)+IF(LEFT([.$D36];1)=LEFT([.L$8];1);MID([.$D36];2;3);0)+IF(LEFT([.$E36];1)=LEFT([.L$8];1);MID([.$E36];2;3);0)+IF(LEFT([.$F36];1)=LEFT([.L$8];1);MID([.$F36];2;3);0)+IF(LEFT([.$G36];1)=LEFT([.L$8];1);MID([.$G36];2;3);0)+IF(LEFT([.$H36];1)=LEFT([.L$8];1);MID([.$H36];2;3);0)" office:value-type="float" office:value="0" calcext:value-type="float">
            <text:p/>
          </table:table-cell>
          <table:table-cell table:formula="of:=IF(LEFT([.$C36];1)=LEFT([.M$8];1);MID([.$C36];2;3);0)+IF(LEFT([.$D36];1)=LEFT([.M$8];1);MID([.$D36];2;3);0)+IF(LEFT([.$E36];1)=LEFT([.M$8];1);MID([.$E36];2;3);0)+IF(LEFT([.$F36];1)=LEFT([.M$8];1);MID([.$F36];2;3);0)+IF(LEFT([.$G36];1)=LEFT([.M$8];1);MID([.$G36];2;3);0)+IF(LEFT([.$H36];1)=LEFT([.M$8];1);MID([.$H3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7];1)=LEFT([.J$8];1);MID([.$C37];2;3);0)+IF(LEFT([.$D37];1)=LEFT([.J$8];1);MID([.$D37];2;3);0)+IF(LEFT([.$E37];1)=LEFT([.J$8];1);MID([.$E37];2;3);0)+IF(LEFT([.$F37];1)=LEFT([.J$8];1);MID([.$F37];2;3);0)+IF(LEFT([.$G37];1)=LEFT([.J$8];1);MID([.$G37];2;3);0)+IF(LEFT([.$H37];1)=LEFT([.J$8];1);MID([.$H37];2;3);0)" office:value-type="float" office:value="0" calcext:value-type="float">
            <text:p/>
          </table:table-cell>
          <table:table-cell table:formula="of:=IF(LEFT([.$C37];1)=LEFT([.K$8];1);MID([.$C37];2;3);0)+IF(LEFT([.$D37];1)=LEFT([.K$8];1);MID([.$D37];2;3);0)+IF(LEFT([.$E37];1)=LEFT([.K$8];1);MID([.$E37];2;3);0)+IF(LEFT([.$F37];1)=LEFT([.K$8];1);MID([.$F37];2;3);0)+IF(LEFT([.$G37];1)=LEFT([.K$8];1);MID([.$G37];2;3);0)+IF(LEFT([.$H37];1)=LEFT([.K$8];1);MID([.$H37];2;3);0)" office:value-type="float" office:value="0" calcext:value-type="float">
            <text:p/>
          </table:table-cell>
          <table:table-cell table:formula="of:=IF(LEFT([.$C37];1)=LEFT([.L$8];1);MID([.$C37];2;3);0)+IF(LEFT([.$D37];1)=LEFT([.L$8];1);MID([.$D37];2;3);0)+IF(LEFT([.$E37];1)=LEFT([.L$8];1);MID([.$E37];2;3);0)+IF(LEFT([.$F37];1)=LEFT([.L$8];1);MID([.$F37];2;3);0)+IF(LEFT([.$G37];1)=LEFT([.L$8];1);MID([.$G37];2;3);0)+IF(LEFT([.$H37];1)=LEFT([.L$8];1);MID([.$H37];2;3);0)" office:value-type="float" office:value="0" calcext:value-type="float">
            <text:p/>
          </table:table-cell>
          <table:table-cell table:formula="of:=IF(LEFT([.$C37];1)=LEFT([.M$8];1);MID([.$C37];2;3);0)+IF(LEFT([.$D37];1)=LEFT([.M$8];1);MID([.$D37];2;3);0)+IF(LEFT([.$E37];1)=LEFT([.M$8];1);MID([.$E37];2;3);0)+IF(LEFT([.$F37];1)=LEFT([.M$8];1);MID([.$F37];2;3);0)+IF(LEFT([.$G37];1)=LEFT([.M$8];1);MID([.$G37];2;3);0)+IF(LEFT([.$H37];1)=LEFT([.M$8];1);MID([.$H3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8];1)=LEFT([.J$8];1);MID([.$C38];2;3);0)+IF(LEFT([.$D38];1)=LEFT([.J$8];1);MID([.$D38];2;3);0)+IF(LEFT([.$E38];1)=LEFT([.J$8];1);MID([.$E38];2;3);0)+IF(LEFT([.$F38];1)=LEFT([.J$8];1);MID([.$F38];2;3);0)+IF(LEFT([.$G38];1)=LEFT([.J$8];1);MID([.$G38];2;3);0)+IF(LEFT([.$H38];1)=LEFT([.J$8];1);MID([.$H38];2;3);0)" office:value-type="float" office:value="0" calcext:value-type="float">
            <text:p/>
          </table:table-cell>
          <table:table-cell table:formula="of:=IF(LEFT([.$C38];1)=LEFT([.K$8];1);MID([.$C38];2;3);0)+IF(LEFT([.$D38];1)=LEFT([.K$8];1);MID([.$D38];2;3);0)+IF(LEFT([.$E38];1)=LEFT([.K$8];1);MID([.$E38];2;3);0)+IF(LEFT([.$F38];1)=LEFT([.K$8];1);MID([.$F38];2;3);0)+IF(LEFT([.$G38];1)=LEFT([.K$8];1);MID([.$G38];2;3);0)+IF(LEFT([.$H38];1)=LEFT([.K$8];1);MID([.$H38];2;3);0)" office:value-type="float" office:value="0" calcext:value-type="float">
            <text:p/>
          </table:table-cell>
          <table:table-cell table:formula="of:=IF(LEFT([.$C38];1)=LEFT([.L$8];1);MID([.$C38];2;3);0)+IF(LEFT([.$D38];1)=LEFT([.L$8];1);MID([.$D38];2;3);0)+IF(LEFT([.$E38];1)=LEFT([.L$8];1);MID([.$E38];2;3);0)+IF(LEFT([.$F38];1)=LEFT([.L$8];1);MID([.$F38];2;3);0)+IF(LEFT([.$G38];1)=LEFT([.L$8];1);MID([.$G38];2;3);0)+IF(LEFT([.$H38];1)=LEFT([.L$8];1);MID([.$H38];2;3);0)" office:value-type="float" office:value="0" calcext:value-type="float">
            <text:p/>
          </table:table-cell>
          <table:table-cell table:formula="of:=IF(LEFT([.$C38];1)=LEFT([.M$8];1);MID([.$C38];2;3);0)+IF(LEFT([.$D38];1)=LEFT([.M$8];1);MID([.$D38];2;3);0)+IF(LEFT([.$E38];1)=LEFT([.M$8];1);MID([.$E38];2;3);0)+IF(LEFT([.$F38];1)=LEFT([.M$8];1);MID([.$F38];2;3);0)+IF(LEFT([.$G38];1)=LEFT([.M$8];1);MID([.$G38];2;3);0)+IF(LEFT([.$H38];1)=LEFT([.M$8];1);MID([.$H3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39];1)=LEFT([.J$8];1);MID([.$C39];2;3);0)+IF(LEFT([.$D39];1)=LEFT([.J$8];1);MID([.$D39];2;3);0)+IF(LEFT([.$E39];1)=LEFT([.J$8];1);MID([.$E39];2;3);0)+IF(LEFT([.$F39];1)=LEFT([.J$8];1);MID([.$F39];2;3);0)+IF(LEFT([.$G39];1)=LEFT([.J$8];1);MID([.$G39];2;3);0)+IF(LEFT([.$H39];1)=LEFT([.J$8];1);MID([.$H39];2;3);0)" office:value-type="float" office:value="0" calcext:value-type="float">
            <text:p/>
          </table:table-cell>
          <table:table-cell table:formula="of:=IF(LEFT([.$C39];1)=LEFT([.K$8];1);MID([.$C39];2;3);0)+IF(LEFT([.$D39];1)=LEFT([.K$8];1);MID([.$D39];2;3);0)+IF(LEFT([.$E39];1)=LEFT([.K$8];1);MID([.$E39];2;3);0)+IF(LEFT([.$F39];1)=LEFT([.K$8];1);MID([.$F39];2;3);0)+IF(LEFT([.$G39];1)=LEFT([.K$8];1);MID([.$G39];2;3);0)+IF(LEFT([.$H39];1)=LEFT([.K$8];1);MID([.$H39];2;3);0)" office:value-type="float" office:value="0" calcext:value-type="float">
            <text:p/>
          </table:table-cell>
          <table:table-cell table:formula="of:=IF(LEFT([.$C39];1)=LEFT([.L$8];1);MID([.$C39];2;3);0)+IF(LEFT([.$D39];1)=LEFT([.L$8];1);MID([.$D39];2;3);0)+IF(LEFT([.$E39];1)=LEFT([.L$8];1);MID([.$E39];2;3);0)+IF(LEFT([.$F39];1)=LEFT([.L$8];1);MID([.$F39];2;3);0)+IF(LEFT([.$G39];1)=LEFT([.L$8];1);MID([.$G39];2;3);0)+IF(LEFT([.$H39];1)=LEFT([.L$8];1);MID([.$H39];2;3);0)" office:value-type="float" office:value="0" calcext:value-type="float">
            <text:p/>
          </table:table-cell>
          <table:table-cell table:formula="of:=IF(LEFT([.$C39];1)=LEFT([.M$8];1);MID([.$C39];2;3);0)+IF(LEFT([.$D39];1)=LEFT([.M$8];1);MID([.$D39];2;3);0)+IF(LEFT([.$E39];1)=LEFT([.M$8];1);MID([.$E39];2;3);0)+IF(LEFT([.$F39];1)=LEFT([.M$8];1);MID([.$F39];2;3);0)+IF(LEFT([.$G39];1)=LEFT([.M$8];1);MID([.$G39];2;3);0)+IF(LEFT([.$H39];1)=LEFT([.M$8];1);MID([.$H3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0];1)=LEFT([.J$8];1);MID([.$C40];2;3);0)+IF(LEFT([.$D40];1)=LEFT([.J$8];1);MID([.$D40];2;3);0)+IF(LEFT([.$E40];1)=LEFT([.J$8];1);MID([.$E40];2;3);0)+IF(LEFT([.$F40];1)=LEFT([.J$8];1);MID([.$F40];2;3);0)+IF(LEFT([.$G40];1)=LEFT([.J$8];1);MID([.$G40];2;3);0)+IF(LEFT([.$H40];1)=LEFT([.J$8];1);MID([.$H40];2;3);0)" office:value-type="float" office:value="0" calcext:value-type="float">
            <text:p/>
          </table:table-cell>
          <table:table-cell table:formula="of:=IF(LEFT([.$C40];1)=LEFT([.K$8];1);MID([.$C40];2;3);0)+IF(LEFT([.$D40];1)=LEFT([.K$8];1);MID([.$D40];2;3);0)+IF(LEFT([.$E40];1)=LEFT([.K$8];1);MID([.$E40];2;3);0)+IF(LEFT([.$F40];1)=LEFT([.K$8];1);MID([.$F40];2;3);0)+IF(LEFT([.$G40];1)=LEFT([.K$8];1);MID([.$G40];2;3);0)+IF(LEFT([.$H40];1)=LEFT([.K$8];1);MID([.$H40];2;3);0)" office:value-type="float" office:value="0" calcext:value-type="float">
            <text:p/>
          </table:table-cell>
          <table:table-cell table:formula="of:=IF(LEFT([.$C40];1)=LEFT([.L$8];1);MID([.$C40];2;3);0)+IF(LEFT([.$D40];1)=LEFT([.L$8];1);MID([.$D40];2;3);0)+IF(LEFT([.$E40];1)=LEFT([.L$8];1);MID([.$E40];2;3);0)+IF(LEFT([.$F40];1)=LEFT([.L$8];1);MID([.$F40];2;3);0)+IF(LEFT([.$G40];1)=LEFT([.L$8];1);MID([.$G40];2;3);0)+IF(LEFT([.$H40];1)=LEFT([.L$8];1);MID([.$H40];2;3);0)" office:value-type="float" office:value="0" calcext:value-type="float">
            <text:p/>
          </table:table-cell>
          <table:table-cell table:formula="of:=IF(LEFT([.$C40];1)=LEFT([.M$8];1);MID([.$C40];2;3);0)+IF(LEFT([.$D40];1)=LEFT([.M$8];1);MID([.$D40];2;3);0)+IF(LEFT([.$E40];1)=LEFT([.M$8];1);MID([.$E40];2;3);0)+IF(LEFT([.$F40];1)=LEFT([.M$8];1);MID([.$F40];2;3);0)+IF(LEFT([.$G40];1)=LEFT([.M$8];1);MID([.$G40];2;3);0)+IF(LEFT([.$H40];1)=LEFT([.M$8];1);MID([.$H4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1];1)=LEFT([.J$8];1);MID([.$C41];2;3);0)+IF(LEFT([.$D41];1)=LEFT([.J$8];1);MID([.$D41];2;3);0)+IF(LEFT([.$E41];1)=LEFT([.J$8];1);MID([.$E41];2;3);0)+IF(LEFT([.$F41];1)=LEFT([.J$8];1);MID([.$F41];2;3);0)+IF(LEFT([.$G41];1)=LEFT([.J$8];1);MID([.$G41];2;3);0)+IF(LEFT([.$H41];1)=LEFT([.J$8];1);MID([.$H41];2;3);0)" office:value-type="float" office:value="0" calcext:value-type="float">
            <text:p/>
          </table:table-cell>
          <table:table-cell table:formula="of:=IF(LEFT([.$C41];1)=LEFT([.K$8];1);MID([.$C41];2;3);0)+IF(LEFT([.$D41];1)=LEFT([.K$8];1);MID([.$D41];2;3);0)+IF(LEFT([.$E41];1)=LEFT([.K$8];1);MID([.$E41];2;3);0)+IF(LEFT([.$F41];1)=LEFT([.K$8];1);MID([.$F41];2;3);0)+IF(LEFT([.$G41];1)=LEFT([.K$8];1);MID([.$G41];2;3);0)+IF(LEFT([.$H41];1)=LEFT([.K$8];1);MID([.$H41];2;3);0)" office:value-type="float" office:value="0" calcext:value-type="float">
            <text:p/>
          </table:table-cell>
          <table:table-cell table:formula="of:=IF(LEFT([.$C41];1)=LEFT([.L$8];1);MID([.$C41];2;3);0)+IF(LEFT([.$D41];1)=LEFT([.L$8];1);MID([.$D41];2;3);0)+IF(LEFT([.$E41];1)=LEFT([.L$8];1);MID([.$E41];2;3);0)+IF(LEFT([.$F41];1)=LEFT([.L$8];1);MID([.$F41];2;3);0)+IF(LEFT([.$G41];1)=LEFT([.L$8];1);MID([.$G41];2;3);0)+IF(LEFT([.$H41];1)=LEFT([.L$8];1);MID([.$H41];2;3);0)" office:value-type="float" office:value="0" calcext:value-type="float">
            <text:p/>
          </table:table-cell>
          <table:table-cell table:formula="of:=IF(LEFT([.$C41];1)=LEFT([.M$8];1);MID([.$C41];2;3);0)+IF(LEFT([.$D41];1)=LEFT([.M$8];1);MID([.$D41];2;3);0)+IF(LEFT([.$E41];1)=LEFT([.M$8];1);MID([.$E41];2;3);0)+IF(LEFT([.$F41];1)=LEFT([.M$8];1);MID([.$F41];2;3);0)+IF(LEFT([.$G41];1)=LEFT([.M$8];1);MID([.$G41];2;3);0)+IF(LEFT([.$H41];1)=LEFT([.M$8];1);MID([.$H4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2];1)=LEFT([.J$8];1);MID([.$C42];2;3);0)+IF(LEFT([.$D42];1)=LEFT([.J$8];1);MID([.$D42];2;3);0)+IF(LEFT([.$E42];1)=LEFT([.J$8];1);MID([.$E42];2;3);0)+IF(LEFT([.$F42];1)=LEFT([.J$8];1);MID([.$F42];2;3);0)+IF(LEFT([.$G42];1)=LEFT([.J$8];1);MID([.$G42];2;3);0)+IF(LEFT([.$H42];1)=LEFT([.J$8];1);MID([.$H42];2;3);0)" office:value-type="float" office:value="0" calcext:value-type="float">
            <text:p/>
          </table:table-cell>
          <table:table-cell table:formula="of:=IF(LEFT([.$C42];1)=LEFT([.K$8];1);MID([.$C42];2;3);0)+IF(LEFT([.$D42];1)=LEFT([.K$8];1);MID([.$D42];2;3);0)+IF(LEFT([.$E42];1)=LEFT([.K$8];1);MID([.$E42];2;3);0)+IF(LEFT([.$F42];1)=LEFT([.K$8];1);MID([.$F42];2;3);0)+IF(LEFT([.$G42];1)=LEFT([.K$8];1);MID([.$G42];2;3);0)+IF(LEFT([.$H42];1)=LEFT([.K$8];1);MID([.$H42];2;3);0)" office:value-type="float" office:value="0" calcext:value-type="float">
            <text:p/>
          </table:table-cell>
          <table:table-cell table:formula="of:=IF(LEFT([.$C42];1)=LEFT([.L$8];1);MID([.$C42];2;3);0)+IF(LEFT([.$D42];1)=LEFT([.L$8];1);MID([.$D42];2;3);0)+IF(LEFT([.$E42];1)=LEFT([.L$8];1);MID([.$E42];2;3);0)+IF(LEFT([.$F42];1)=LEFT([.L$8];1);MID([.$F42];2;3);0)+IF(LEFT([.$G42];1)=LEFT([.L$8];1);MID([.$G42];2;3);0)+IF(LEFT([.$H42];1)=LEFT([.L$8];1);MID([.$H42];2;3);0)" office:value-type="float" office:value="0" calcext:value-type="float">
            <text:p/>
          </table:table-cell>
          <table:table-cell table:formula="of:=IF(LEFT([.$C42];1)=LEFT([.M$8];1);MID([.$C42];2;3);0)+IF(LEFT([.$D42];1)=LEFT([.M$8];1);MID([.$D42];2;3);0)+IF(LEFT([.$E42];1)=LEFT([.M$8];1);MID([.$E42];2;3);0)+IF(LEFT([.$F42];1)=LEFT([.M$8];1);MID([.$F42];2;3);0)+IF(LEFT([.$G42];1)=LEFT([.M$8];1);MID([.$G42];2;3);0)+IF(LEFT([.$H42];1)=LEFT([.M$8];1);MID([.$H4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3];1)=LEFT([.J$8];1);MID([.$C43];2;3);0)+IF(LEFT([.$D43];1)=LEFT([.J$8];1);MID([.$D43];2;3);0)+IF(LEFT([.$E43];1)=LEFT([.J$8];1);MID([.$E43];2;3);0)+IF(LEFT([.$F43];1)=LEFT([.J$8];1);MID([.$F43];2;3);0)+IF(LEFT([.$G43];1)=LEFT([.J$8];1);MID([.$G43];2;3);0)+IF(LEFT([.$H43];1)=LEFT([.J$8];1);MID([.$H43];2;3);0)" office:value-type="float" office:value="0" calcext:value-type="float">
            <text:p/>
          </table:table-cell>
          <table:table-cell table:formula="of:=IF(LEFT([.$C43];1)=LEFT([.K$8];1);MID([.$C43];2;3);0)+IF(LEFT([.$D43];1)=LEFT([.K$8];1);MID([.$D43];2;3);0)+IF(LEFT([.$E43];1)=LEFT([.K$8];1);MID([.$E43];2;3);0)+IF(LEFT([.$F43];1)=LEFT([.K$8];1);MID([.$F43];2;3);0)+IF(LEFT([.$G43];1)=LEFT([.K$8];1);MID([.$G43];2;3);0)+IF(LEFT([.$H43];1)=LEFT([.K$8];1);MID([.$H43];2;3);0)" office:value-type="float" office:value="0" calcext:value-type="float">
            <text:p/>
          </table:table-cell>
          <table:table-cell table:formula="of:=IF(LEFT([.$C43];1)=LEFT([.L$8];1);MID([.$C43];2;3);0)+IF(LEFT([.$D43];1)=LEFT([.L$8];1);MID([.$D43];2;3);0)+IF(LEFT([.$E43];1)=LEFT([.L$8];1);MID([.$E43];2;3);0)+IF(LEFT([.$F43];1)=LEFT([.L$8];1);MID([.$F43];2;3);0)+IF(LEFT([.$G43];1)=LEFT([.L$8];1);MID([.$G43];2;3);0)+IF(LEFT([.$H43];1)=LEFT([.L$8];1);MID([.$H43];2;3);0)" office:value-type="float" office:value="0" calcext:value-type="float">
            <text:p/>
          </table:table-cell>
          <table:table-cell table:formula="of:=IF(LEFT([.$C43];1)=LEFT([.M$8];1);MID([.$C43];2;3);0)+IF(LEFT([.$D43];1)=LEFT([.M$8];1);MID([.$D43];2;3);0)+IF(LEFT([.$E43];1)=LEFT([.M$8];1);MID([.$E43];2;3);0)+IF(LEFT([.$F43];1)=LEFT([.M$8];1);MID([.$F43];2;3);0)+IF(LEFT([.$G43];1)=LEFT([.M$8];1);MID([.$G43];2;3);0)+IF(LEFT([.$H43];1)=LEFT([.M$8];1);MID([.$H4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4];1)=LEFT([.J$8];1);MID([.$C44];2;3);0)+IF(LEFT([.$D44];1)=LEFT([.J$8];1);MID([.$D44];2;3);0)+IF(LEFT([.$E44];1)=LEFT([.J$8];1);MID([.$E44];2;3);0)+IF(LEFT([.$F44];1)=LEFT([.J$8];1);MID([.$F44];2;3);0)+IF(LEFT([.$G44];1)=LEFT([.J$8];1);MID([.$G44];2;3);0)+IF(LEFT([.$H44];1)=LEFT([.J$8];1);MID([.$H44];2;3);0)" office:value-type="float" office:value="0" calcext:value-type="float">
            <text:p/>
          </table:table-cell>
          <table:table-cell table:formula="of:=IF(LEFT([.$C44];1)=LEFT([.K$8];1);MID([.$C44];2;3);0)+IF(LEFT([.$D44];1)=LEFT([.K$8];1);MID([.$D44];2;3);0)+IF(LEFT([.$E44];1)=LEFT([.K$8];1);MID([.$E44];2;3);0)+IF(LEFT([.$F44];1)=LEFT([.K$8];1);MID([.$F44];2;3);0)+IF(LEFT([.$G44];1)=LEFT([.K$8];1);MID([.$G44];2;3);0)+IF(LEFT([.$H44];1)=LEFT([.K$8];1);MID([.$H44];2;3);0)" office:value-type="float" office:value="0" calcext:value-type="float">
            <text:p/>
          </table:table-cell>
          <table:table-cell table:formula="of:=IF(LEFT([.$C44];1)=LEFT([.L$8];1);MID([.$C44];2;3);0)+IF(LEFT([.$D44];1)=LEFT([.L$8];1);MID([.$D44];2;3);0)+IF(LEFT([.$E44];1)=LEFT([.L$8];1);MID([.$E44];2;3);0)+IF(LEFT([.$F44];1)=LEFT([.L$8];1);MID([.$F44];2;3);0)+IF(LEFT([.$G44];1)=LEFT([.L$8];1);MID([.$G44];2;3);0)+IF(LEFT([.$H44];1)=LEFT([.L$8];1);MID([.$H44];2;3);0)" office:value-type="float" office:value="0" calcext:value-type="float">
            <text:p/>
          </table:table-cell>
          <table:table-cell table:formula="of:=IF(LEFT([.$C44];1)=LEFT([.M$8];1);MID([.$C44];2;3);0)+IF(LEFT([.$D44];1)=LEFT([.M$8];1);MID([.$D44];2;3);0)+IF(LEFT([.$E44];1)=LEFT([.M$8];1);MID([.$E44];2;3);0)+IF(LEFT([.$F44];1)=LEFT([.M$8];1);MID([.$F44];2;3);0)+IF(LEFT([.$G44];1)=LEFT([.M$8];1);MID([.$G44];2;3);0)+IF(LEFT([.$H44];1)=LEFT([.M$8];1);MID([.$H4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5];1)=LEFT([.J$8];1);MID([.$C45];2;3);0)+IF(LEFT([.$D45];1)=LEFT([.J$8];1);MID([.$D45];2;3);0)+IF(LEFT([.$E45];1)=LEFT([.J$8];1);MID([.$E45];2;3);0)+IF(LEFT([.$F45];1)=LEFT([.J$8];1);MID([.$F45];2;3);0)+IF(LEFT([.$G45];1)=LEFT([.J$8];1);MID([.$G45];2;3);0)+IF(LEFT([.$H45];1)=LEFT([.J$8];1);MID([.$H45];2;3);0)" office:value-type="float" office:value="0" calcext:value-type="float">
            <text:p/>
          </table:table-cell>
          <table:table-cell table:formula="of:=IF(LEFT([.$C45];1)=LEFT([.K$8];1);MID([.$C45];2;3);0)+IF(LEFT([.$D45];1)=LEFT([.K$8];1);MID([.$D45];2;3);0)+IF(LEFT([.$E45];1)=LEFT([.K$8];1);MID([.$E45];2;3);0)+IF(LEFT([.$F45];1)=LEFT([.K$8];1);MID([.$F45];2;3);0)+IF(LEFT([.$G45];1)=LEFT([.K$8];1);MID([.$G45];2;3);0)+IF(LEFT([.$H45];1)=LEFT([.K$8];1);MID([.$H45];2;3);0)" office:value-type="float" office:value="0" calcext:value-type="float">
            <text:p/>
          </table:table-cell>
          <table:table-cell table:formula="of:=IF(LEFT([.$C45];1)=LEFT([.L$8];1);MID([.$C45];2;3);0)+IF(LEFT([.$D45];1)=LEFT([.L$8];1);MID([.$D45];2;3);0)+IF(LEFT([.$E45];1)=LEFT([.L$8];1);MID([.$E45];2;3);0)+IF(LEFT([.$F45];1)=LEFT([.L$8];1);MID([.$F45];2;3);0)+IF(LEFT([.$G45];1)=LEFT([.L$8];1);MID([.$G45];2;3);0)+IF(LEFT([.$H45];1)=LEFT([.L$8];1);MID([.$H45];2;3);0)" office:value-type="float" office:value="0" calcext:value-type="float">
            <text:p/>
          </table:table-cell>
          <table:table-cell table:formula="of:=IF(LEFT([.$C45];1)=LEFT([.M$8];1);MID([.$C45];2;3);0)+IF(LEFT([.$D45];1)=LEFT([.M$8];1);MID([.$D45];2;3);0)+IF(LEFT([.$E45];1)=LEFT([.M$8];1);MID([.$E45];2;3);0)+IF(LEFT([.$F45];1)=LEFT([.M$8];1);MID([.$F45];2;3);0)+IF(LEFT([.$G45];1)=LEFT([.M$8];1);MID([.$G45];2;3);0)+IF(LEFT([.$H45];1)=LEFT([.M$8];1);MID([.$H4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6];1)=LEFT([.J$8];1);MID([.$C46];2;3);0)+IF(LEFT([.$D46];1)=LEFT([.J$8];1);MID([.$D46];2;3);0)+IF(LEFT([.$E46];1)=LEFT([.J$8];1);MID([.$E46];2;3);0)+IF(LEFT([.$F46];1)=LEFT([.J$8];1);MID([.$F46];2;3);0)+IF(LEFT([.$G46];1)=LEFT([.J$8];1);MID([.$G46];2;3);0)+IF(LEFT([.$H46];1)=LEFT([.J$8];1);MID([.$H46];2;3);0)" office:value-type="float" office:value="0" calcext:value-type="float">
            <text:p/>
          </table:table-cell>
          <table:table-cell table:formula="of:=IF(LEFT([.$C46];1)=LEFT([.K$8];1);MID([.$C46];2;3);0)+IF(LEFT([.$D46];1)=LEFT([.K$8];1);MID([.$D46];2;3);0)+IF(LEFT([.$E46];1)=LEFT([.K$8];1);MID([.$E46];2;3);0)+IF(LEFT([.$F46];1)=LEFT([.K$8];1);MID([.$F46];2;3);0)+IF(LEFT([.$G46];1)=LEFT([.K$8];1);MID([.$G46];2;3);0)+IF(LEFT([.$H46];1)=LEFT([.K$8];1);MID([.$H46];2;3);0)" office:value-type="float" office:value="0" calcext:value-type="float">
            <text:p/>
          </table:table-cell>
          <table:table-cell table:formula="of:=IF(LEFT([.$C46];1)=LEFT([.L$8];1);MID([.$C46];2;3);0)+IF(LEFT([.$D46];1)=LEFT([.L$8];1);MID([.$D46];2;3);0)+IF(LEFT([.$E46];1)=LEFT([.L$8];1);MID([.$E46];2;3);0)+IF(LEFT([.$F46];1)=LEFT([.L$8];1);MID([.$F46];2;3);0)+IF(LEFT([.$G46];1)=LEFT([.L$8];1);MID([.$G46];2;3);0)+IF(LEFT([.$H46];1)=LEFT([.L$8];1);MID([.$H46];2;3);0)" office:value-type="float" office:value="0" calcext:value-type="float">
            <text:p/>
          </table:table-cell>
          <table:table-cell table:formula="of:=IF(LEFT([.$C46];1)=LEFT([.M$8];1);MID([.$C46];2;3);0)+IF(LEFT([.$D46];1)=LEFT([.M$8];1);MID([.$D46];2;3);0)+IF(LEFT([.$E46];1)=LEFT([.M$8];1);MID([.$E46];2;3);0)+IF(LEFT([.$F46];1)=LEFT([.M$8];1);MID([.$F46];2;3);0)+IF(LEFT([.$G46];1)=LEFT([.M$8];1);MID([.$G46];2;3);0)+IF(LEFT([.$H46];1)=LEFT([.M$8];1);MID([.$H4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7];1)=LEFT([.J$8];1);MID([.$C47];2;3);0)+IF(LEFT([.$D47];1)=LEFT([.J$8];1);MID([.$D47];2;3);0)+IF(LEFT([.$E47];1)=LEFT([.J$8];1);MID([.$E47];2;3);0)+IF(LEFT([.$F47];1)=LEFT([.J$8];1);MID([.$F47];2;3);0)+IF(LEFT([.$G47];1)=LEFT([.J$8];1);MID([.$G47];2;3);0)+IF(LEFT([.$H47];1)=LEFT([.J$8];1);MID([.$H47];2;3);0)" office:value-type="float" office:value="0" calcext:value-type="float">
            <text:p/>
          </table:table-cell>
          <table:table-cell table:formula="of:=IF(LEFT([.$C47];1)=LEFT([.K$8];1);MID([.$C47];2;3);0)+IF(LEFT([.$D47];1)=LEFT([.K$8];1);MID([.$D47];2;3);0)+IF(LEFT([.$E47];1)=LEFT([.K$8];1);MID([.$E47];2;3);0)+IF(LEFT([.$F47];1)=LEFT([.K$8];1);MID([.$F47];2;3);0)+IF(LEFT([.$G47];1)=LEFT([.K$8];1);MID([.$G47];2;3);0)+IF(LEFT([.$H47];1)=LEFT([.K$8];1);MID([.$H47];2;3);0)" office:value-type="float" office:value="0" calcext:value-type="float">
            <text:p/>
          </table:table-cell>
          <table:table-cell table:formula="of:=IF(LEFT([.$C47];1)=LEFT([.L$8];1);MID([.$C47];2;3);0)+IF(LEFT([.$D47];1)=LEFT([.L$8];1);MID([.$D47];2;3);0)+IF(LEFT([.$E47];1)=LEFT([.L$8];1);MID([.$E47];2;3);0)+IF(LEFT([.$F47];1)=LEFT([.L$8];1);MID([.$F47];2;3);0)+IF(LEFT([.$G47];1)=LEFT([.L$8];1);MID([.$G47];2;3);0)+IF(LEFT([.$H47];1)=LEFT([.L$8];1);MID([.$H47];2;3);0)" office:value-type="float" office:value="0" calcext:value-type="float">
            <text:p/>
          </table:table-cell>
          <table:table-cell table:formula="of:=IF(LEFT([.$C47];1)=LEFT([.M$8];1);MID([.$C47];2;3);0)+IF(LEFT([.$D47];1)=LEFT([.M$8];1);MID([.$D47];2;3);0)+IF(LEFT([.$E47];1)=LEFT([.M$8];1);MID([.$E47];2;3);0)+IF(LEFT([.$F47];1)=LEFT([.M$8];1);MID([.$F47];2;3);0)+IF(LEFT([.$G47];1)=LEFT([.M$8];1);MID([.$G47];2;3);0)+IF(LEFT([.$H47];1)=LEFT([.M$8];1);MID([.$H4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8];1)=LEFT([.J$8];1);MID([.$C48];2;3);0)+IF(LEFT([.$D48];1)=LEFT([.J$8];1);MID([.$D48];2;3);0)+IF(LEFT([.$E48];1)=LEFT([.J$8];1);MID([.$E48];2;3);0)+IF(LEFT([.$F48];1)=LEFT([.J$8];1);MID([.$F48];2;3);0)+IF(LEFT([.$G48];1)=LEFT([.J$8];1);MID([.$G48];2;3);0)+IF(LEFT([.$H48];1)=LEFT([.J$8];1);MID([.$H48];2;3);0)" office:value-type="float" office:value="0" calcext:value-type="float">
            <text:p/>
          </table:table-cell>
          <table:table-cell table:formula="of:=IF(LEFT([.$C48];1)=LEFT([.K$8];1);MID([.$C48];2;3);0)+IF(LEFT([.$D48];1)=LEFT([.K$8];1);MID([.$D48];2;3);0)+IF(LEFT([.$E48];1)=LEFT([.K$8];1);MID([.$E48];2;3);0)+IF(LEFT([.$F48];1)=LEFT([.K$8];1);MID([.$F48];2;3);0)+IF(LEFT([.$G48];1)=LEFT([.K$8];1);MID([.$G48];2;3);0)+IF(LEFT([.$H48];1)=LEFT([.K$8];1);MID([.$H48];2;3);0)" office:value-type="float" office:value="0" calcext:value-type="float">
            <text:p/>
          </table:table-cell>
          <table:table-cell table:formula="of:=IF(LEFT([.$C48];1)=LEFT([.L$8];1);MID([.$C48];2;3);0)+IF(LEFT([.$D48];1)=LEFT([.L$8];1);MID([.$D48];2;3);0)+IF(LEFT([.$E48];1)=LEFT([.L$8];1);MID([.$E48];2;3);0)+IF(LEFT([.$F48];1)=LEFT([.L$8];1);MID([.$F48];2;3);0)+IF(LEFT([.$G48];1)=LEFT([.L$8];1);MID([.$G48];2;3);0)+IF(LEFT([.$H48];1)=LEFT([.L$8];1);MID([.$H48];2;3);0)" office:value-type="float" office:value="0" calcext:value-type="float">
            <text:p/>
          </table:table-cell>
          <table:table-cell table:formula="of:=IF(LEFT([.$C48];1)=LEFT([.M$8];1);MID([.$C48];2;3);0)+IF(LEFT([.$D48];1)=LEFT([.M$8];1);MID([.$D48];2;3);0)+IF(LEFT([.$E48];1)=LEFT([.M$8];1);MID([.$E48];2;3);0)+IF(LEFT([.$F48];1)=LEFT([.M$8];1);MID([.$F48];2;3);0)+IF(LEFT([.$G48];1)=LEFT([.M$8];1);MID([.$G48];2;3);0)+IF(LEFT([.$H48];1)=LEFT([.M$8];1);MID([.$H4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49];1)=LEFT([.J$8];1);MID([.$C49];2;3);0)+IF(LEFT([.$D49];1)=LEFT([.J$8];1);MID([.$D49];2;3);0)+IF(LEFT([.$E49];1)=LEFT([.J$8];1);MID([.$E49];2;3);0)+IF(LEFT([.$F49];1)=LEFT([.J$8];1);MID([.$F49];2;3);0)+IF(LEFT([.$G49];1)=LEFT([.J$8];1);MID([.$G49];2;3);0)+IF(LEFT([.$H49];1)=LEFT([.J$8];1);MID([.$H49];2;3);0)" office:value-type="float" office:value="0" calcext:value-type="float">
            <text:p/>
          </table:table-cell>
          <table:table-cell table:formula="of:=IF(LEFT([.$C49];1)=LEFT([.K$8];1);MID([.$C49];2;3);0)+IF(LEFT([.$D49];1)=LEFT([.K$8];1);MID([.$D49];2;3);0)+IF(LEFT([.$E49];1)=LEFT([.K$8];1);MID([.$E49];2;3);0)+IF(LEFT([.$F49];1)=LEFT([.K$8];1);MID([.$F49];2;3);0)+IF(LEFT([.$G49];1)=LEFT([.K$8];1);MID([.$G49];2;3);0)+IF(LEFT([.$H49];1)=LEFT([.K$8];1);MID([.$H49];2;3);0)" office:value-type="float" office:value="0" calcext:value-type="float">
            <text:p/>
          </table:table-cell>
          <table:table-cell table:formula="of:=IF(LEFT([.$C49];1)=LEFT([.L$8];1);MID([.$C49];2;3);0)+IF(LEFT([.$D49];1)=LEFT([.L$8];1);MID([.$D49];2;3);0)+IF(LEFT([.$E49];1)=LEFT([.L$8];1);MID([.$E49];2;3);0)+IF(LEFT([.$F49];1)=LEFT([.L$8];1);MID([.$F49];2;3);0)+IF(LEFT([.$G49];1)=LEFT([.L$8];1);MID([.$G49];2;3);0)+IF(LEFT([.$H49];1)=LEFT([.L$8];1);MID([.$H49];2;3);0)" office:value-type="float" office:value="0" calcext:value-type="float">
            <text:p/>
          </table:table-cell>
          <table:table-cell table:formula="of:=IF(LEFT([.$C49];1)=LEFT([.M$8];1);MID([.$C49];2;3);0)+IF(LEFT([.$D49];1)=LEFT([.M$8];1);MID([.$D49];2;3);0)+IF(LEFT([.$E49];1)=LEFT([.M$8];1);MID([.$E49];2;3);0)+IF(LEFT([.$F49];1)=LEFT([.M$8];1);MID([.$F49];2;3);0)+IF(LEFT([.$G49];1)=LEFT([.M$8];1);MID([.$G49];2;3);0)+IF(LEFT([.$H49];1)=LEFT([.M$8];1);MID([.$H4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0];1)=LEFT([.J$8];1);MID([.$C50];2;3);0)+IF(LEFT([.$D50];1)=LEFT([.J$8];1);MID([.$D50];2;3);0)+IF(LEFT([.$E50];1)=LEFT([.J$8];1);MID([.$E50];2;3);0)+IF(LEFT([.$F50];1)=LEFT([.J$8];1);MID([.$F50];2;3);0)+IF(LEFT([.$G50];1)=LEFT([.J$8];1);MID([.$G50];2;3);0)+IF(LEFT([.$H50];1)=LEFT([.J$8];1);MID([.$H50];2;3);0)" office:value-type="float" office:value="0" calcext:value-type="float">
            <text:p/>
          </table:table-cell>
          <table:table-cell table:formula="of:=IF(LEFT([.$C50];1)=LEFT([.K$8];1);MID([.$C50];2;3);0)+IF(LEFT([.$D50];1)=LEFT([.K$8];1);MID([.$D50];2;3);0)+IF(LEFT([.$E50];1)=LEFT([.K$8];1);MID([.$E50];2;3);0)+IF(LEFT([.$F50];1)=LEFT([.K$8];1);MID([.$F50];2;3);0)+IF(LEFT([.$G50];1)=LEFT([.K$8];1);MID([.$G50];2;3);0)+IF(LEFT([.$H50];1)=LEFT([.K$8];1);MID([.$H50];2;3);0)" office:value-type="float" office:value="0" calcext:value-type="float">
            <text:p/>
          </table:table-cell>
          <table:table-cell table:formula="of:=IF(LEFT([.$C50];1)=LEFT([.L$8];1);MID([.$C50];2;3);0)+IF(LEFT([.$D50];1)=LEFT([.L$8];1);MID([.$D50];2;3);0)+IF(LEFT([.$E50];1)=LEFT([.L$8];1);MID([.$E50];2;3);0)+IF(LEFT([.$F50];1)=LEFT([.L$8];1);MID([.$F50];2;3);0)+IF(LEFT([.$G50];1)=LEFT([.L$8];1);MID([.$G50];2;3);0)+IF(LEFT([.$H50];1)=LEFT([.L$8];1);MID([.$H50];2;3);0)" office:value-type="float" office:value="0" calcext:value-type="float">
            <text:p/>
          </table:table-cell>
          <table:table-cell table:formula="of:=IF(LEFT([.$C50];1)=LEFT([.M$8];1);MID([.$C50];2;3);0)+IF(LEFT([.$D50];1)=LEFT([.M$8];1);MID([.$D50];2;3);0)+IF(LEFT([.$E50];1)=LEFT([.M$8];1);MID([.$E50];2;3);0)+IF(LEFT([.$F50];1)=LEFT([.M$8];1);MID([.$F50];2;3);0)+IF(LEFT([.$G50];1)=LEFT([.M$8];1);MID([.$G50];2;3);0)+IF(LEFT([.$H50];1)=LEFT([.M$8];1);MID([.$H5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1];1)=LEFT([.J$8];1);MID([.$C51];2;3);0)+IF(LEFT([.$D51];1)=LEFT([.J$8];1);MID([.$D51];2;3);0)+IF(LEFT([.$E51];1)=LEFT([.J$8];1);MID([.$E51];2;3);0)+IF(LEFT([.$F51];1)=LEFT([.J$8];1);MID([.$F51];2;3);0)+IF(LEFT([.$G51];1)=LEFT([.J$8];1);MID([.$G51];2;3);0)+IF(LEFT([.$H51];1)=LEFT([.J$8];1);MID([.$H51];2;3);0)" office:value-type="float" office:value="0" calcext:value-type="float">
            <text:p/>
          </table:table-cell>
          <table:table-cell table:formula="of:=IF(LEFT([.$C51];1)=LEFT([.K$8];1);MID([.$C51];2;3);0)+IF(LEFT([.$D51];1)=LEFT([.K$8];1);MID([.$D51];2;3);0)+IF(LEFT([.$E51];1)=LEFT([.K$8];1);MID([.$E51];2;3);0)+IF(LEFT([.$F51];1)=LEFT([.K$8];1);MID([.$F51];2;3);0)+IF(LEFT([.$G51];1)=LEFT([.K$8];1);MID([.$G51];2;3);0)+IF(LEFT([.$H51];1)=LEFT([.K$8];1);MID([.$H51];2;3);0)" office:value-type="float" office:value="0" calcext:value-type="float">
            <text:p/>
          </table:table-cell>
          <table:table-cell table:formula="of:=IF(LEFT([.$C51];1)=LEFT([.L$8];1);MID([.$C51];2;3);0)+IF(LEFT([.$D51];1)=LEFT([.L$8];1);MID([.$D51];2;3);0)+IF(LEFT([.$E51];1)=LEFT([.L$8];1);MID([.$E51];2;3);0)+IF(LEFT([.$F51];1)=LEFT([.L$8];1);MID([.$F51];2;3);0)+IF(LEFT([.$G51];1)=LEFT([.L$8];1);MID([.$G51];2;3);0)+IF(LEFT([.$H51];1)=LEFT([.L$8];1);MID([.$H51];2;3);0)" office:value-type="float" office:value="0" calcext:value-type="float">
            <text:p/>
          </table:table-cell>
          <table:table-cell table:formula="of:=IF(LEFT([.$C51];1)=LEFT([.M$8];1);MID([.$C51];2;3);0)+IF(LEFT([.$D51];1)=LEFT([.M$8];1);MID([.$D51];2;3);0)+IF(LEFT([.$E51];1)=LEFT([.M$8];1);MID([.$E51];2;3);0)+IF(LEFT([.$F51];1)=LEFT([.M$8];1);MID([.$F51];2;3);0)+IF(LEFT([.$G51];1)=LEFT([.M$8];1);MID([.$G51];2;3);0)+IF(LEFT([.$H51];1)=LEFT([.M$8];1);MID([.$H5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2];1)=LEFT([.J$8];1);MID([.$C52];2;3);0)+IF(LEFT([.$D52];1)=LEFT([.J$8];1);MID([.$D52];2;3);0)+IF(LEFT([.$E52];1)=LEFT([.J$8];1);MID([.$E52];2;3);0)+IF(LEFT([.$F52];1)=LEFT([.J$8];1);MID([.$F52];2;3);0)+IF(LEFT([.$G52];1)=LEFT([.J$8];1);MID([.$G52];2;3);0)+IF(LEFT([.$H52];1)=LEFT([.J$8];1);MID([.$H52];2;3);0)" office:value-type="float" office:value="0" calcext:value-type="float">
            <text:p/>
          </table:table-cell>
          <table:table-cell table:formula="of:=IF(LEFT([.$C52];1)=LEFT([.K$8];1);MID([.$C52];2;3);0)+IF(LEFT([.$D52];1)=LEFT([.K$8];1);MID([.$D52];2;3);0)+IF(LEFT([.$E52];1)=LEFT([.K$8];1);MID([.$E52];2;3);0)+IF(LEFT([.$F52];1)=LEFT([.K$8];1);MID([.$F52];2;3);0)+IF(LEFT([.$G52];1)=LEFT([.K$8];1);MID([.$G52];2;3);0)+IF(LEFT([.$H52];1)=LEFT([.K$8];1);MID([.$H52];2;3);0)" office:value-type="float" office:value="0" calcext:value-type="float">
            <text:p/>
          </table:table-cell>
          <table:table-cell table:formula="of:=IF(LEFT([.$C52];1)=LEFT([.L$8];1);MID([.$C52];2;3);0)+IF(LEFT([.$D52];1)=LEFT([.L$8];1);MID([.$D52];2;3);0)+IF(LEFT([.$E52];1)=LEFT([.L$8];1);MID([.$E52];2;3);0)+IF(LEFT([.$F52];1)=LEFT([.L$8];1);MID([.$F52];2;3);0)+IF(LEFT([.$G52];1)=LEFT([.L$8];1);MID([.$G52];2;3);0)+IF(LEFT([.$H52];1)=LEFT([.L$8];1);MID([.$H52];2;3);0)" office:value-type="float" office:value="0" calcext:value-type="float">
            <text:p/>
          </table:table-cell>
          <table:table-cell table:formula="of:=IF(LEFT([.$C52];1)=LEFT([.M$8];1);MID([.$C52];2;3);0)+IF(LEFT([.$D52];1)=LEFT([.M$8];1);MID([.$D52];2;3);0)+IF(LEFT([.$E52];1)=LEFT([.M$8];1);MID([.$E52];2;3);0)+IF(LEFT([.$F52];1)=LEFT([.M$8];1);MID([.$F52];2;3);0)+IF(LEFT([.$G52];1)=LEFT([.M$8];1);MID([.$G52];2;3);0)+IF(LEFT([.$H52];1)=LEFT([.M$8];1);MID([.$H5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3];1)=LEFT([.J$8];1);MID([.$C53];2;3);0)+IF(LEFT([.$D53];1)=LEFT([.J$8];1);MID([.$D53];2;3);0)+IF(LEFT([.$E53];1)=LEFT([.J$8];1);MID([.$E53];2;3);0)+IF(LEFT([.$F53];1)=LEFT([.J$8];1);MID([.$F53];2;3);0)+IF(LEFT([.$G53];1)=LEFT([.J$8];1);MID([.$G53];2;3);0)+IF(LEFT([.$H53];1)=LEFT([.J$8];1);MID([.$H53];2;3);0)" office:value-type="float" office:value="0" calcext:value-type="float">
            <text:p/>
          </table:table-cell>
          <table:table-cell table:formula="of:=IF(LEFT([.$C53];1)=LEFT([.K$8];1);MID([.$C53];2;3);0)+IF(LEFT([.$D53];1)=LEFT([.K$8];1);MID([.$D53];2;3);0)+IF(LEFT([.$E53];1)=LEFT([.K$8];1);MID([.$E53];2;3);0)+IF(LEFT([.$F53];1)=LEFT([.K$8];1);MID([.$F53];2;3);0)+IF(LEFT([.$G53];1)=LEFT([.K$8];1);MID([.$G53];2;3);0)+IF(LEFT([.$H53];1)=LEFT([.K$8];1);MID([.$H53];2;3);0)" office:value-type="float" office:value="0" calcext:value-type="float">
            <text:p/>
          </table:table-cell>
          <table:table-cell table:formula="of:=IF(LEFT([.$C53];1)=LEFT([.L$8];1);MID([.$C53];2;3);0)+IF(LEFT([.$D53];1)=LEFT([.L$8];1);MID([.$D53];2;3);0)+IF(LEFT([.$E53];1)=LEFT([.L$8];1);MID([.$E53];2;3);0)+IF(LEFT([.$F53];1)=LEFT([.L$8];1);MID([.$F53];2;3);0)+IF(LEFT([.$G53];1)=LEFT([.L$8];1);MID([.$G53];2;3);0)+IF(LEFT([.$H53];1)=LEFT([.L$8];1);MID([.$H53];2;3);0)" office:value-type="float" office:value="0" calcext:value-type="float">
            <text:p/>
          </table:table-cell>
          <table:table-cell table:formula="of:=IF(LEFT([.$C53];1)=LEFT([.M$8];1);MID([.$C53];2;3);0)+IF(LEFT([.$D53];1)=LEFT([.M$8];1);MID([.$D53];2;3);0)+IF(LEFT([.$E53];1)=LEFT([.M$8];1);MID([.$E53];2;3);0)+IF(LEFT([.$F53];1)=LEFT([.M$8];1);MID([.$F53];2;3);0)+IF(LEFT([.$G53];1)=LEFT([.M$8];1);MID([.$G53];2;3);0)+IF(LEFT([.$H53];1)=LEFT([.M$8];1);MID([.$H5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4];1)=LEFT([.J$8];1);MID([.$C54];2;3);0)+IF(LEFT([.$D54];1)=LEFT([.J$8];1);MID([.$D54];2;3);0)+IF(LEFT([.$E54];1)=LEFT([.J$8];1);MID([.$E54];2;3);0)+IF(LEFT([.$F54];1)=LEFT([.J$8];1);MID([.$F54];2;3);0)+IF(LEFT([.$G54];1)=LEFT([.J$8];1);MID([.$G54];2;3);0)+IF(LEFT([.$H54];1)=LEFT([.J$8];1);MID([.$H54];2;3);0)" office:value-type="float" office:value="0" calcext:value-type="float">
            <text:p/>
          </table:table-cell>
          <table:table-cell table:formula="of:=IF(LEFT([.$C54];1)=LEFT([.K$8];1);MID([.$C54];2;3);0)+IF(LEFT([.$D54];1)=LEFT([.K$8];1);MID([.$D54];2;3);0)+IF(LEFT([.$E54];1)=LEFT([.K$8];1);MID([.$E54];2;3);0)+IF(LEFT([.$F54];1)=LEFT([.K$8];1);MID([.$F54];2;3);0)+IF(LEFT([.$G54];1)=LEFT([.K$8];1);MID([.$G54];2;3);0)+IF(LEFT([.$H54];1)=LEFT([.K$8];1);MID([.$H54];2;3);0)" office:value-type="float" office:value="0" calcext:value-type="float">
            <text:p/>
          </table:table-cell>
          <table:table-cell table:formula="of:=IF(LEFT([.$C54];1)=LEFT([.L$8];1);MID([.$C54];2;3);0)+IF(LEFT([.$D54];1)=LEFT([.L$8];1);MID([.$D54];2;3);0)+IF(LEFT([.$E54];1)=LEFT([.L$8];1);MID([.$E54];2;3);0)+IF(LEFT([.$F54];1)=LEFT([.L$8];1);MID([.$F54];2;3);0)+IF(LEFT([.$G54];1)=LEFT([.L$8];1);MID([.$G54];2;3);0)+IF(LEFT([.$H54];1)=LEFT([.L$8];1);MID([.$H54];2;3);0)" office:value-type="float" office:value="0" calcext:value-type="float">
            <text:p/>
          </table:table-cell>
          <table:table-cell table:formula="of:=IF(LEFT([.$C54];1)=LEFT([.M$8];1);MID([.$C54];2;3);0)+IF(LEFT([.$D54];1)=LEFT([.M$8];1);MID([.$D54];2;3);0)+IF(LEFT([.$E54];1)=LEFT([.M$8];1);MID([.$E54];2;3);0)+IF(LEFT([.$F54];1)=LEFT([.M$8];1);MID([.$F54];2;3);0)+IF(LEFT([.$G54];1)=LEFT([.M$8];1);MID([.$G54];2;3);0)+IF(LEFT([.$H54];1)=LEFT([.M$8];1);MID([.$H5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5];1)=LEFT([.J$8];1);MID([.$C55];2;3);0)+IF(LEFT([.$D55];1)=LEFT([.J$8];1);MID([.$D55];2;3);0)+IF(LEFT([.$E55];1)=LEFT([.J$8];1);MID([.$E55];2;3);0)+IF(LEFT([.$F55];1)=LEFT([.J$8];1);MID([.$F55];2;3);0)+IF(LEFT([.$G55];1)=LEFT([.J$8];1);MID([.$G55];2;3);0)+IF(LEFT([.$H55];1)=LEFT([.J$8];1);MID([.$H55];2;3);0)" office:value-type="float" office:value="0" calcext:value-type="float">
            <text:p/>
          </table:table-cell>
          <table:table-cell table:formula="of:=IF(LEFT([.$C55];1)=LEFT([.K$8];1);MID([.$C55];2;3);0)+IF(LEFT([.$D55];1)=LEFT([.K$8];1);MID([.$D55];2;3);0)+IF(LEFT([.$E55];1)=LEFT([.K$8];1);MID([.$E55];2;3);0)+IF(LEFT([.$F55];1)=LEFT([.K$8];1);MID([.$F55];2;3);0)+IF(LEFT([.$G55];1)=LEFT([.K$8];1);MID([.$G55];2;3);0)+IF(LEFT([.$H55];1)=LEFT([.K$8];1);MID([.$H55];2;3);0)" office:value-type="float" office:value="0" calcext:value-type="float">
            <text:p/>
          </table:table-cell>
          <table:table-cell table:formula="of:=IF(LEFT([.$C55];1)=LEFT([.L$8];1);MID([.$C55];2;3);0)+IF(LEFT([.$D55];1)=LEFT([.L$8];1);MID([.$D55];2;3);0)+IF(LEFT([.$E55];1)=LEFT([.L$8];1);MID([.$E55];2;3);0)+IF(LEFT([.$F55];1)=LEFT([.L$8];1);MID([.$F55];2;3);0)+IF(LEFT([.$G55];1)=LEFT([.L$8];1);MID([.$G55];2;3);0)+IF(LEFT([.$H55];1)=LEFT([.L$8];1);MID([.$H55];2;3);0)" office:value-type="float" office:value="0" calcext:value-type="float">
            <text:p/>
          </table:table-cell>
          <table:table-cell table:formula="of:=IF(LEFT([.$C55];1)=LEFT([.M$8];1);MID([.$C55];2;3);0)+IF(LEFT([.$D55];1)=LEFT([.M$8];1);MID([.$D55];2;3);0)+IF(LEFT([.$E55];1)=LEFT([.M$8];1);MID([.$E55];2;3);0)+IF(LEFT([.$F55];1)=LEFT([.M$8];1);MID([.$F55];2;3);0)+IF(LEFT([.$G55];1)=LEFT([.M$8];1);MID([.$G55];2;3);0)+IF(LEFT([.$H55];1)=LEFT([.M$8];1);MID([.$H5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6];1)=LEFT([.J$8];1);MID([.$C56];2;3);0)+IF(LEFT([.$D56];1)=LEFT([.J$8];1);MID([.$D56];2;3);0)+IF(LEFT([.$E56];1)=LEFT([.J$8];1);MID([.$E56];2;3);0)+IF(LEFT([.$F56];1)=LEFT([.J$8];1);MID([.$F56];2;3);0)+IF(LEFT([.$G56];1)=LEFT([.J$8];1);MID([.$G56];2;3);0)+IF(LEFT([.$H56];1)=LEFT([.J$8];1);MID([.$H56];2;3);0)" office:value-type="float" office:value="0" calcext:value-type="float">
            <text:p/>
          </table:table-cell>
          <table:table-cell table:formula="of:=IF(LEFT([.$C56];1)=LEFT([.K$8];1);MID([.$C56];2;3);0)+IF(LEFT([.$D56];1)=LEFT([.K$8];1);MID([.$D56];2;3);0)+IF(LEFT([.$E56];1)=LEFT([.K$8];1);MID([.$E56];2;3);0)+IF(LEFT([.$F56];1)=LEFT([.K$8];1);MID([.$F56];2;3);0)+IF(LEFT([.$G56];1)=LEFT([.K$8];1);MID([.$G56];2;3);0)+IF(LEFT([.$H56];1)=LEFT([.K$8];1);MID([.$H56];2;3);0)" office:value-type="float" office:value="0" calcext:value-type="float">
            <text:p/>
          </table:table-cell>
          <table:table-cell table:formula="of:=IF(LEFT([.$C56];1)=LEFT([.L$8];1);MID([.$C56];2;3);0)+IF(LEFT([.$D56];1)=LEFT([.L$8];1);MID([.$D56];2;3);0)+IF(LEFT([.$E56];1)=LEFT([.L$8];1);MID([.$E56];2;3);0)+IF(LEFT([.$F56];1)=LEFT([.L$8];1);MID([.$F56];2;3);0)+IF(LEFT([.$G56];1)=LEFT([.L$8];1);MID([.$G56];2;3);0)+IF(LEFT([.$H56];1)=LEFT([.L$8];1);MID([.$H56];2;3);0)" office:value-type="float" office:value="0" calcext:value-type="float">
            <text:p/>
          </table:table-cell>
          <table:table-cell table:formula="of:=IF(LEFT([.$C56];1)=LEFT([.M$8];1);MID([.$C56];2;3);0)+IF(LEFT([.$D56];1)=LEFT([.M$8];1);MID([.$D56];2;3);0)+IF(LEFT([.$E56];1)=LEFT([.M$8];1);MID([.$E56];2;3);0)+IF(LEFT([.$F56];1)=LEFT([.M$8];1);MID([.$F56];2;3);0)+IF(LEFT([.$G56];1)=LEFT([.M$8];1);MID([.$G56];2;3);0)+IF(LEFT([.$H56];1)=LEFT([.M$8];1);MID([.$H5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7];1)=LEFT([.J$8];1);MID([.$C57];2;3);0)+IF(LEFT([.$D57];1)=LEFT([.J$8];1);MID([.$D57];2;3);0)+IF(LEFT([.$E57];1)=LEFT([.J$8];1);MID([.$E57];2;3);0)+IF(LEFT([.$F57];1)=LEFT([.J$8];1);MID([.$F57];2;3);0)+IF(LEFT([.$G57];1)=LEFT([.J$8];1);MID([.$G57];2;3);0)+IF(LEFT([.$H57];1)=LEFT([.J$8];1);MID([.$H57];2;3);0)" office:value-type="float" office:value="0" calcext:value-type="float">
            <text:p/>
          </table:table-cell>
          <table:table-cell table:formula="of:=IF(LEFT([.$C57];1)=LEFT([.K$8];1);MID([.$C57];2;3);0)+IF(LEFT([.$D57];1)=LEFT([.K$8];1);MID([.$D57];2;3);0)+IF(LEFT([.$E57];1)=LEFT([.K$8];1);MID([.$E57];2;3);0)+IF(LEFT([.$F57];1)=LEFT([.K$8];1);MID([.$F57];2;3);0)+IF(LEFT([.$G57];1)=LEFT([.K$8];1);MID([.$G57];2;3);0)+IF(LEFT([.$H57];1)=LEFT([.K$8];1);MID([.$H57];2;3);0)" office:value-type="float" office:value="0" calcext:value-type="float">
            <text:p/>
          </table:table-cell>
          <table:table-cell table:formula="of:=IF(LEFT([.$C57];1)=LEFT([.L$8];1);MID([.$C57];2;3);0)+IF(LEFT([.$D57];1)=LEFT([.L$8];1);MID([.$D57];2;3);0)+IF(LEFT([.$E57];1)=LEFT([.L$8];1);MID([.$E57];2;3);0)+IF(LEFT([.$F57];1)=LEFT([.L$8];1);MID([.$F57];2;3);0)+IF(LEFT([.$G57];1)=LEFT([.L$8];1);MID([.$G57];2;3);0)+IF(LEFT([.$H57];1)=LEFT([.L$8];1);MID([.$H57];2;3);0)" office:value-type="float" office:value="0" calcext:value-type="float">
            <text:p/>
          </table:table-cell>
          <table:table-cell table:formula="of:=IF(LEFT([.$C57];1)=LEFT([.M$8];1);MID([.$C57];2;3);0)+IF(LEFT([.$D57];1)=LEFT([.M$8];1);MID([.$D57];2;3);0)+IF(LEFT([.$E57];1)=LEFT([.M$8];1);MID([.$E57];2;3);0)+IF(LEFT([.$F57];1)=LEFT([.M$8];1);MID([.$F57];2;3);0)+IF(LEFT([.$G57];1)=LEFT([.M$8];1);MID([.$G57];2;3);0)+IF(LEFT([.$H57];1)=LEFT([.M$8];1);MID([.$H5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8];1)=LEFT([.J$8];1);MID([.$C58];2;3);0)+IF(LEFT([.$D58];1)=LEFT([.J$8];1);MID([.$D58];2;3);0)+IF(LEFT([.$E58];1)=LEFT([.J$8];1);MID([.$E58];2;3);0)+IF(LEFT([.$F58];1)=LEFT([.J$8];1);MID([.$F58];2;3);0)+IF(LEFT([.$G58];1)=LEFT([.J$8];1);MID([.$G58];2;3);0)+IF(LEFT([.$H58];1)=LEFT([.J$8];1);MID([.$H58];2;3);0)" office:value-type="float" office:value="0" calcext:value-type="float">
            <text:p/>
          </table:table-cell>
          <table:table-cell table:formula="of:=IF(LEFT([.$C58];1)=LEFT([.K$8];1);MID([.$C58];2;3);0)+IF(LEFT([.$D58];1)=LEFT([.K$8];1);MID([.$D58];2;3);0)+IF(LEFT([.$E58];1)=LEFT([.K$8];1);MID([.$E58];2;3);0)+IF(LEFT([.$F58];1)=LEFT([.K$8];1);MID([.$F58];2;3);0)+IF(LEFT([.$G58];1)=LEFT([.K$8];1);MID([.$G58];2;3);0)+IF(LEFT([.$H58];1)=LEFT([.K$8];1);MID([.$H58];2;3);0)" office:value-type="float" office:value="0" calcext:value-type="float">
            <text:p/>
          </table:table-cell>
          <table:table-cell table:formula="of:=IF(LEFT([.$C58];1)=LEFT([.L$8];1);MID([.$C58];2;3);0)+IF(LEFT([.$D58];1)=LEFT([.L$8];1);MID([.$D58];2;3);0)+IF(LEFT([.$E58];1)=LEFT([.L$8];1);MID([.$E58];2;3);0)+IF(LEFT([.$F58];1)=LEFT([.L$8];1);MID([.$F58];2;3);0)+IF(LEFT([.$G58];1)=LEFT([.L$8];1);MID([.$G58];2;3);0)+IF(LEFT([.$H58];1)=LEFT([.L$8];1);MID([.$H58];2;3);0)" office:value-type="float" office:value="0" calcext:value-type="float">
            <text:p/>
          </table:table-cell>
          <table:table-cell table:formula="of:=IF(LEFT([.$C58];1)=LEFT([.M$8];1);MID([.$C58];2;3);0)+IF(LEFT([.$D58];1)=LEFT([.M$8];1);MID([.$D58];2;3);0)+IF(LEFT([.$E58];1)=LEFT([.M$8];1);MID([.$E58];2;3);0)+IF(LEFT([.$F58];1)=LEFT([.M$8];1);MID([.$F58];2;3);0)+IF(LEFT([.$G58];1)=LEFT([.M$8];1);MID([.$G58];2;3);0)+IF(LEFT([.$H58];1)=LEFT([.M$8];1);MID([.$H5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59];1)=LEFT([.J$8];1);MID([.$C59];2;3);0)+IF(LEFT([.$D59];1)=LEFT([.J$8];1);MID([.$D59];2;3);0)+IF(LEFT([.$E59];1)=LEFT([.J$8];1);MID([.$E59];2;3);0)+IF(LEFT([.$F59];1)=LEFT([.J$8];1);MID([.$F59];2;3);0)+IF(LEFT([.$G59];1)=LEFT([.J$8];1);MID([.$G59];2;3);0)+IF(LEFT([.$H59];1)=LEFT([.J$8];1);MID([.$H59];2;3);0)" office:value-type="float" office:value="0" calcext:value-type="float">
            <text:p/>
          </table:table-cell>
          <table:table-cell table:formula="of:=IF(LEFT([.$C59];1)=LEFT([.K$8];1);MID([.$C59];2;3);0)+IF(LEFT([.$D59];1)=LEFT([.K$8];1);MID([.$D59];2;3);0)+IF(LEFT([.$E59];1)=LEFT([.K$8];1);MID([.$E59];2;3);0)+IF(LEFT([.$F59];1)=LEFT([.K$8];1);MID([.$F59];2;3);0)+IF(LEFT([.$G59];1)=LEFT([.K$8];1);MID([.$G59];2;3);0)+IF(LEFT([.$H59];1)=LEFT([.K$8];1);MID([.$H59];2;3);0)" office:value-type="float" office:value="0" calcext:value-type="float">
            <text:p/>
          </table:table-cell>
          <table:table-cell table:formula="of:=IF(LEFT([.$C59];1)=LEFT([.L$8];1);MID([.$C59];2;3);0)+IF(LEFT([.$D59];1)=LEFT([.L$8];1);MID([.$D59];2;3);0)+IF(LEFT([.$E59];1)=LEFT([.L$8];1);MID([.$E59];2;3);0)+IF(LEFT([.$F59];1)=LEFT([.L$8];1);MID([.$F59];2;3);0)+IF(LEFT([.$G59];1)=LEFT([.L$8];1);MID([.$G59];2;3);0)+IF(LEFT([.$H59];1)=LEFT([.L$8];1);MID([.$H59];2;3);0)" office:value-type="float" office:value="0" calcext:value-type="float">
            <text:p/>
          </table:table-cell>
          <table:table-cell table:formula="of:=IF(LEFT([.$C59];1)=LEFT([.M$8];1);MID([.$C59];2;3);0)+IF(LEFT([.$D59];1)=LEFT([.M$8];1);MID([.$D59];2;3);0)+IF(LEFT([.$E59];1)=LEFT([.M$8];1);MID([.$E59];2;3);0)+IF(LEFT([.$F59];1)=LEFT([.M$8];1);MID([.$F59];2;3);0)+IF(LEFT([.$G59];1)=LEFT([.M$8];1);MID([.$G59];2;3);0)+IF(LEFT([.$H59];1)=LEFT([.M$8];1);MID([.$H5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0];1)=LEFT([.J$8];1);MID([.$C60];2;3);0)+IF(LEFT([.$D60];1)=LEFT([.J$8];1);MID([.$D60];2;3);0)+IF(LEFT([.$E60];1)=LEFT([.J$8];1);MID([.$E60];2;3);0)+IF(LEFT([.$F60];1)=LEFT([.J$8];1);MID([.$F60];2;3);0)+IF(LEFT([.$G60];1)=LEFT([.J$8];1);MID([.$G60];2;3);0)+IF(LEFT([.$H60];1)=LEFT([.J$8];1);MID([.$H60];2;3);0)" office:value-type="float" office:value="0" calcext:value-type="float">
            <text:p/>
          </table:table-cell>
          <table:table-cell table:formula="of:=IF(LEFT([.$C60];1)=LEFT([.K$8];1);MID([.$C60];2;3);0)+IF(LEFT([.$D60];1)=LEFT([.K$8];1);MID([.$D60];2;3);0)+IF(LEFT([.$E60];1)=LEFT([.K$8];1);MID([.$E60];2;3);0)+IF(LEFT([.$F60];1)=LEFT([.K$8];1);MID([.$F60];2;3);0)+IF(LEFT([.$G60];1)=LEFT([.K$8];1);MID([.$G60];2;3);0)+IF(LEFT([.$H60];1)=LEFT([.K$8];1);MID([.$H60];2;3);0)" office:value-type="float" office:value="0" calcext:value-type="float">
            <text:p/>
          </table:table-cell>
          <table:table-cell table:formula="of:=IF(LEFT([.$C60];1)=LEFT([.L$8];1);MID([.$C60];2;3);0)+IF(LEFT([.$D60];1)=LEFT([.L$8];1);MID([.$D60];2;3);0)+IF(LEFT([.$E60];1)=LEFT([.L$8];1);MID([.$E60];2;3);0)+IF(LEFT([.$F60];1)=LEFT([.L$8];1);MID([.$F60];2;3);0)+IF(LEFT([.$G60];1)=LEFT([.L$8];1);MID([.$G60];2;3);0)+IF(LEFT([.$H60];1)=LEFT([.L$8];1);MID([.$H60];2;3);0)" office:value-type="float" office:value="0" calcext:value-type="float">
            <text:p/>
          </table:table-cell>
          <table:table-cell table:formula="of:=IF(LEFT([.$C60];1)=LEFT([.M$8];1);MID([.$C60];2;3);0)+IF(LEFT([.$D60];1)=LEFT([.M$8];1);MID([.$D60];2;3);0)+IF(LEFT([.$E60];1)=LEFT([.M$8];1);MID([.$E60];2;3);0)+IF(LEFT([.$F60];1)=LEFT([.M$8];1);MID([.$F60];2;3);0)+IF(LEFT([.$G60];1)=LEFT([.M$8];1);MID([.$G60];2;3);0)+IF(LEFT([.$H60];1)=LEFT([.M$8];1);MID([.$H6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1];1)=LEFT([.J$8];1);MID([.$C61];2;3);0)+IF(LEFT([.$D61];1)=LEFT([.J$8];1);MID([.$D61];2;3);0)+IF(LEFT([.$E61];1)=LEFT([.J$8];1);MID([.$E61];2;3);0)+IF(LEFT([.$F61];1)=LEFT([.J$8];1);MID([.$F61];2;3);0)+IF(LEFT([.$G61];1)=LEFT([.J$8];1);MID([.$G61];2;3);0)+IF(LEFT([.$H61];1)=LEFT([.J$8];1);MID([.$H61];2;3);0)" office:value-type="float" office:value="0" calcext:value-type="float">
            <text:p/>
          </table:table-cell>
          <table:table-cell table:formula="of:=IF(LEFT([.$C61];1)=LEFT([.K$8];1);MID([.$C61];2;3);0)+IF(LEFT([.$D61];1)=LEFT([.K$8];1);MID([.$D61];2;3);0)+IF(LEFT([.$E61];1)=LEFT([.K$8];1);MID([.$E61];2;3);0)+IF(LEFT([.$F61];1)=LEFT([.K$8];1);MID([.$F61];2;3);0)+IF(LEFT([.$G61];1)=LEFT([.K$8];1);MID([.$G61];2;3);0)+IF(LEFT([.$H61];1)=LEFT([.K$8];1);MID([.$H61];2;3);0)" office:value-type="float" office:value="0" calcext:value-type="float">
            <text:p/>
          </table:table-cell>
          <table:table-cell table:formula="of:=IF(LEFT([.$C61];1)=LEFT([.L$8];1);MID([.$C61];2;3);0)+IF(LEFT([.$D61];1)=LEFT([.L$8];1);MID([.$D61];2;3);0)+IF(LEFT([.$E61];1)=LEFT([.L$8];1);MID([.$E61];2;3);0)+IF(LEFT([.$F61];1)=LEFT([.L$8];1);MID([.$F61];2;3);0)+IF(LEFT([.$G61];1)=LEFT([.L$8];1);MID([.$G61];2;3);0)+IF(LEFT([.$H61];1)=LEFT([.L$8];1);MID([.$H61];2;3);0)" office:value-type="float" office:value="0" calcext:value-type="float">
            <text:p/>
          </table:table-cell>
          <table:table-cell table:formula="of:=IF(LEFT([.$C61];1)=LEFT([.M$8];1);MID([.$C61];2;3);0)+IF(LEFT([.$D61];1)=LEFT([.M$8];1);MID([.$D61];2;3);0)+IF(LEFT([.$E61];1)=LEFT([.M$8];1);MID([.$E61];2;3);0)+IF(LEFT([.$F61];1)=LEFT([.M$8];1);MID([.$F61];2;3);0)+IF(LEFT([.$G61];1)=LEFT([.M$8];1);MID([.$G61];2;3);0)+IF(LEFT([.$H61];1)=LEFT([.M$8];1);MID([.$H6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2];1)=LEFT([.J$8];1);MID([.$C62];2;3);0)+IF(LEFT([.$D62];1)=LEFT([.J$8];1);MID([.$D62];2;3);0)+IF(LEFT([.$E62];1)=LEFT([.J$8];1);MID([.$E62];2;3);0)+IF(LEFT([.$F62];1)=LEFT([.J$8];1);MID([.$F62];2;3);0)+IF(LEFT([.$G62];1)=LEFT([.J$8];1);MID([.$G62];2;3);0)+IF(LEFT([.$H62];1)=LEFT([.J$8];1);MID([.$H62];2;3);0)" office:value-type="float" office:value="0" calcext:value-type="float">
            <text:p/>
          </table:table-cell>
          <table:table-cell table:formula="of:=IF(LEFT([.$C62];1)=LEFT([.K$8];1);MID([.$C62];2;3);0)+IF(LEFT([.$D62];1)=LEFT([.K$8];1);MID([.$D62];2;3);0)+IF(LEFT([.$E62];1)=LEFT([.K$8];1);MID([.$E62];2;3);0)+IF(LEFT([.$F62];1)=LEFT([.K$8];1);MID([.$F62];2;3);0)+IF(LEFT([.$G62];1)=LEFT([.K$8];1);MID([.$G62];2;3);0)+IF(LEFT([.$H62];1)=LEFT([.K$8];1);MID([.$H62];2;3);0)" office:value-type="float" office:value="0" calcext:value-type="float">
            <text:p/>
          </table:table-cell>
          <table:table-cell table:formula="of:=IF(LEFT([.$C62];1)=LEFT([.L$8];1);MID([.$C62];2;3);0)+IF(LEFT([.$D62];1)=LEFT([.L$8];1);MID([.$D62];2;3);0)+IF(LEFT([.$E62];1)=LEFT([.L$8];1);MID([.$E62];2;3);0)+IF(LEFT([.$F62];1)=LEFT([.L$8];1);MID([.$F62];2;3);0)+IF(LEFT([.$G62];1)=LEFT([.L$8];1);MID([.$G62];2;3);0)+IF(LEFT([.$H62];1)=LEFT([.L$8];1);MID([.$H62];2;3);0)" office:value-type="float" office:value="0" calcext:value-type="float">
            <text:p/>
          </table:table-cell>
          <table:table-cell table:formula="of:=IF(LEFT([.$C62];1)=LEFT([.M$8];1);MID([.$C62];2;3);0)+IF(LEFT([.$D62];1)=LEFT([.M$8];1);MID([.$D62];2;3);0)+IF(LEFT([.$E62];1)=LEFT([.M$8];1);MID([.$E62];2;3);0)+IF(LEFT([.$F62];1)=LEFT([.M$8];1);MID([.$F62];2;3);0)+IF(LEFT([.$G62];1)=LEFT([.M$8];1);MID([.$G62];2;3);0)+IF(LEFT([.$H62];1)=LEFT([.M$8];1);MID([.$H6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3];1)=LEFT([.J$8];1);MID([.$C63];2;3);0)+IF(LEFT([.$D63];1)=LEFT([.J$8];1);MID([.$D63];2;3);0)+IF(LEFT([.$E63];1)=LEFT([.J$8];1);MID([.$E63];2;3);0)+IF(LEFT([.$F63];1)=LEFT([.J$8];1);MID([.$F63];2;3);0)+IF(LEFT([.$G63];1)=LEFT([.J$8];1);MID([.$G63];2;3);0)+IF(LEFT([.$H63];1)=LEFT([.J$8];1);MID([.$H63];2;3);0)" office:value-type="float" office:value="0" calcext:value-type="float">
            <text:p/>
          </table:table-cell>
          <table:table-cell table:formula="of:=IF(LEFT([.$C63];1)=LEFT([.K$8];1);MID([.$C63];2;3);0)+IF(LEFT([.$D63];1)=LEFT([.K$8];1);MID([.$D63];2;3);0)+IF(LEFT([.$E63];1)=LEFT([.K$8];1);MID([.$E63];2;3);0)+IF(LEFT([.$F63];1)=LEFT([.K$8];1);MID([.$F63];2;3);0)+IF(LEFT([.$G63];1)=LEFT([.K$8];1);MID([.$G63];2;3);0)+IF(LEFT([.$H63];1)=LEFT([.K$8];1);MID([.$H63];2;3);0)" office:value-type="float" office:value="0" calcext:value-type="float">
            <text:p/>
          </table:table-cell>
          <table:table-cell table:formula="of:=IF(LEFT([.$C63];1)=LEFT([.L$8];1);MID([.$C63];2;3);0)+IF(LEFT([.$D63];1)=LEFT([.L$8];1);MID([.$D63];2;3);0)+IF(LEFT([.$E63];1)=LEFT([.L$8];1);MID([.$E63];2;3);0)+IF(LEFT([.$F63];1)=LEFT([.L$8];1);MID([.$F63];2;3);0)+IF(LEFT([.$G63];1)=LEFT([.L$8];1);MID([.$G63];2;3);0)+IF(LEFT([.$H63];1)=LEFT([.L$8];1);MID([.$H63];2;3);0)" office:value-type="float" office:value="0" calcext:value-type="float">
            <text:p/>
          </table:table-cell>
          <table:table-cell table:formula="of:=IF(LEFT([.$C63];1)=LEFT([.M$8];1);MID([.$C63];2;3);0)+IF(LEFT([.$D63];1)=LEFT([.M$8];1);MID([.$D63];2;3);0)+IF(LEFT([.$E63];1)=LEFT([.M$8];1);MID([.$E63];2;3);0)+IF(LEFT([.$F63];1)=LEFT([.M$8];1);MID([.$F63];2;3);0)+IF(LEFT([.$G63];1)=LEFT([.M$8];1);MID([.$G63];2;3);0)+IF(LEFT([.$H63];1)=LEFT([.M$8];1);MID([.$H6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4];1)=LEFT([.J$8];1);MID([.$C64];2;3);0)+IF(LEFT([.$D64];1)=LEFT([.J$8];1);MID([.$D64];2;3);0)+IF(LEFT([.$E64];1)=LEFT([.J$8];1);MID([.$E64];2;3);0)+IF(LEFT([.$F64];1)=LEFT([.J$8];1);MID([.$F64];2;3);0)+IF(LEFT([.$G64];1)=LEFT([.J$8];1);MID([.$G64];2;3);0)+IF(LEFT([.$H64];1)=LEFT([.J$8];1);MID([.$H64];2;3);0)" office:value-type="float" office:value="0" calcext:value-type="float">
            <text:p/>
          </table:table-cell>
          <table:table-cell table:formula="of:=IF(LEFT([.$C64];1)=LEFT([.K$8];1);MID([.$C64];2;3);0)+IF(LEFT([.$D64];1)=LEFT([.K$8];1);MID([.$D64];2;3);0)+IF(LEFT([.$E64];1)=LEFT([.K$8];1);MID([.$E64];2;3);0)+IF(LEFT([.$F64];1)=LEFT([.K$8];1);MID([.$F64];2;3);0)+IF(LEFT([.$G64];1)=LEFT([.K$8];1);MID([.$G64];2;3);0)+IF(LEFT([.$H64];1)=LEFT([.K$8];1);MID([.$H64];2;3);0)" office:value-type="float" office:value="0" calcext:value-type="float">
            <text:p/>
          </table:table-cell>
          <table:table-cell table:formula="of:=IF(LEFT([.$C64];1)=LEFT([.L$8];1);MID([.$C64];2;3);0)+IF(LEFT([.$D64];1)=LEFT([.L$8];1);MID([.$D64];2;3);0)+IF(LEFT([.$E64];1)=LEFT([.L$8];1);MID([.$E64];2;3);0)+IF(LEFT([.$F64];1)=LEFT([.L$8];1);MID([.$F64];2;3);0)+IF(LEFT([.$G64];1)=LEFT([.L$8];1);MID([.$G64];2;3);0)+IF(LEFT([.$H64];1)=LEFT([.L$8];1);MID([.$H64];2;3);0)" office:value-type="float" office:value="0" calcext:value-type="float">
            <text:p/>
          </table:table-cell>
          <table:table-cell table:formula="of:=IF(LEFT([.$C64];1)=LEFT([.M$8];1);MID([.$C64];2;3);0)+IF(LEFT([.$D64];1)=LEFT([.M$8];1);MID([.$D64];2;3);0)+IF(LEFT([.$E64];1)=LEFT([.M$8];1);MID([.$E64];2;3);0)+IF(LEFT([.$F64];1)=LEFT([.M$8];1);MID([.$F64];2;3);0)+IF(LEFT([.$G64];1)=LEFT([.M$8];1);MID([.$G64];2;3);0)+IF(LEFT([.$H64];1)=LEFT([.M$8];1);MID([.$H6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5];1)=LEFT([.J$8];1);MID([.$C65];2;3);0)+IF(LEFT([.$D65];1)=LEFT([.J$8];1);MID([.$D65];2;3);0)+IF(LEFT([.$E65];1)=LEFT([.J$8];1);MID([.$E65];2;3);0)+IF(LEFT([.$F65];1)=LEFT([.J$8];1);MID([.$F65];2;3);0)+IF(LEFT([.$G65];1)=LEFT([.J$8];1);MID([.$G65];2;3);0)+IF(LEFT([.$H65];1)=LEFT([.J$8];1);MID([.$H65];2;3);0)" office:value-type="float" office:value="0" calcext:value-type="float">
            <text:p/>
          </table:table-cell>
          <table:table-cell table:formula="of:=IF(LEFT([.$C65];1)=LEFT([.K$8];1);MID([.$C65];2;3);0)+IF(LEFT([.$D65];1)=LEFT([.K$8];1);MID([.$D65];2;3);0)+IF(LEFT([.$E65];1)=LEFT([.K$8];1);MID([.$E65];2;3);0)+IF(LEFT([.$F65];1)=LEFT([.K$8];1);MID([.$F65];2;3);0)+IF(LEFT([.$G65];1)=LEFT([.K$8];1);MID([.$G65];2;3);0)+IF(LEFT([.$H65];1)=LEFT([.K$8];1);MID([.$H65];2;3);0)" office:value-type="float" office:value="0" calcext:value-type="float">
            <text:p/>
          </table:table-cell>
          <table:table-cell table:formula="of:=IF(LEFT([.$C65];1)=LEFT([.L$8];1);MID([.$C65];2;3);0)+IF(LEFT([.$D65];1)=LEFT([.L$8];1);MID([.$D65];2;3);0)+IF(LEFT([.$E65];1)=LEFT([.L$8];1);MID([.$E65];2;3);0)+IF(LEFT([.$F65];1)=LEFT([.L$8];1);MID([.$F65];2;3);0)+IF(LEFT([.$G65];1)=LEFT([.L$8];1);MID([.$G65];2;3);0)+IF(LEFT([.$H65];1)=LEFT([.L$8];1);MID([.$H65];2;3);0)" office:value-type="float" office:value="0" calcext:value-type="float">
            <text:p/>
          </table:table-cell>
          <table:table-cell table:formula="of:=IF(LEFT([.$C65];1)=LEFT([.M$8];1);MID([.$C65];2;3);0)+IF(LEFT([.$D65];1)=LEFT([.M$8];1);MID([.$D65];2;3);0)+IF(LEFT([.$E65];1)=LEFT([.M$8];1);MID([.$E65];2;3);0)+IF(LEFT([.$F65];1)=LEFT([.M$8];1);MID([.$F65];2;3);0)+IF(LEFT([.$G65];1)=LEFT([.M$8];1);MID([.$G65];2;3);0)+IF(LEFT([.$H65];1)=LEFT([.M$8];1);MID([.$H6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6];1)=LEFT([.J$8];1);MID([.$C66];2;3);0)+IF(LEFT([.$D66];1)=LEFT([.J$8];1);MID([.$D66];2;3);0)+IF(LEFT([.$E66];1)=LEFT([.J$8];1);MID([.$E66];2;3);0)+IF(LEFT([.$F66];1)=LEFT([.J$8];1);MID([.$F66];2;3);0)+IF(LEFT([.$G66];1)=LEFT([.J$8];1);MID([.$G66];2;3);0)+IF(LEFT([.$H66];1)=LEFT([.J$8];1);MID([.$H66];2;3);0)" office:value-type="float" office:value="0" calcext:value-type="float">
            <text:p/>
          </table:table-cell>
          <table:table-cell table:formula="of:=IF(LEFT([.$C66];1)=LEFT([.K$8];1);MID([.$C66];2;3);0)+IF(LEFT([.$D66];1)=LEFT([.K$8];1);MID([.$D66];2;3);0)+IF(LEFT([.$E66];1)=LEFT([.K$8];1);MID([.$E66];2;3);0)+IF(LEFT([.$F66];1)=LEFT([.K$8];1);MID([.$F66];2;3);0)+IF(LEFT([.$G66];1)=LEFT([.K$8];1);MID([.$G66];2;3);0)+IF(LEFT([.$H66];1)=LEFT([.K$8];1);MID([.$H66];2;3);0)" office:value-type="float" office:value="0" calcext:value-type="float">
            <text:p/>
          </table:table-cell>
          <table:table-cell table:formula="of:=IF(LEFT([.$C66];1)=LEFT([.L$8];1);MID([.$C66];2;3);0)+IF(LEFT([.$D66];1)=LEFT([.L$8];1);MID([.$D66];2;3);0)+IF(LEFT([.$E66];1)=LEFT([.L$8];1);MID([.$E66];2;3);0)+IF(LEFT([.$F66];1)=LEFT([.L$8];1);MID([.$F66];2;3);0)+IF(LEFT([.$G66];1)=LEFT([.L$8];1);MID([.$G66];2;3);0)+IF(LEFT([.$H66];1)=LEFT([.L$8];1);MID([.$H66];2;3);0)" office:value-type="float" office:value="0" calcext:value-type="float">
            <text:p/>
          </table:table-cell>
          <table:table-cell table:formula="of:=IF(LEFT([.$C66];1)=LEFT([.M$8];1);MID([.$C66];2;3);0)+IF(LEFT([.$D66];1)=LEFT([.M$8];1);MID([.$D66];2;3);0)+IF(LEFT([.$E66];1)=LEFT([.M$8];1);MID([.$E66];2;3);0)+IF(LEFT([.$F66];1)=LEFT([.M$8];1);MID([.$F66];2;3);0)+IF(LEFT([.$G66];1)=LEFT([.M$8];1);MID([.$G66];2;3);0)+IF(LEFT([.$H66];1)=LEFT([.M$8];1);MID([.$H6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7];1)=LEFT([.J$8];1);MID([.$C67];2;3);0)+IF(LEFT([.$D67];1)=LEFT([.J$8];1);MID([.$D67];2;3);0)+IF(LEFT([.$E67];1)=LEFT([.J$8];1);MID([.$E67];2;3);0)+IF(LEFT([.$F67];1)=LEFT([.J$8];1);MID([.$F67];2;3);0)+IF(LEFT([.$G67];1)=LEFT([.J$8];1);MID([.$G67];2;3);0)+IF(LEFT([.$H67];1)=LEFT([.J$8];1);MID([.$H67];2;3);0)" office:value-type="float" office:value="0" calcext:value-type="float">
            <text:p/>
          </table:table-cell>
          <table:table-cell table:formula="of:=IF(LEFT([.$C67];1)=LEFT([.K$8];1);MID([.$C67];2;3);0)+IF(LEFT([.$D67];1)=LEFT([.K$8];1);MID([.$D67];2;3);0)+IF(LEFT([.$E67];1)=LEFT([.K$8];1);MID([.$E67];2;3);0)+IF(LEFT([.$F67];1)=LEFT([.K$8];1);MID([.$F67];2;3);0)+IF(LEFT([.$G67];1)=LEFT([.K$8];1);MID([.$G67];2;3);0)+IF(LEFT([.$H67];1)=LEFT([.K$8];1);MID([.$H67];2;3);0)" office:value-type="float" office:value="0" calcext:value-type="float">
            <text:p/>
          </table:table-cell>
          <table:table-cell table:formula="of:=IF(LEFT([.$C67];1)=LEFT([.L$8];1);MID([.$C67];2;3);0)+IF(LEFT([.$D67];1)=LEFT([.L$8];1);MID([.$D67];2;3);0)+IF(LEFT([.$E67];1)=LEFT([.L$8];1);MID([.$E67];2;3);0)+IF(LEFT([.$F67];1)=LEFT([.L$8];1);MID([.$F67];2;3);0)+IF(LEFT([.$G67];1)=LEFT([.L$8];1);MID([.$G67];2;3);0)+IF(LEFT([.$H67];1)=LEFT([.L$8];1);MID([.$H67];2;3);0)" office:value-type="float" office:value="0" calcext:value-type="float">
            <text:p/>
          </table:table-cell>
          <table:table-cell table:formula="of:=IF(LEFT([.$C67];1)=LEFT([.M$8];1);MID([.$C67];2;3);0)+IF(LEFT([.$D67];1)=LEFT([.M$8];1);MID([.$D67];2;3);0)+IF(LEFT([.$E67];1)=LEFT([.M$8];1);MID([.$E67];2;3);0)+IF(LEFT([.$F67];1)=LEFT([.M$8];1);MID([.$F67];2;3);0)+IF(LEFT([.$G67];1)=LEFT([.M$8];1);MID([.$G67];2;3);0)+IF(LEFT([.$H67];1)=LEFT([.M$8];1);MID([.$H6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8];1)=LEFT([.J$8];1);MID([.$C68];2;3);0)+IF(LEFT([.$D68];1)=LEFT([.J$8];1);MID([.$D68];2;3);0)+IF(LEFT([.$E68];1)=LEFT([.J$8];1);MID([.$E68];2;3);0)+IF(LEFT([.$F68];1)=LEFT([.J$8];1);MID([.$F68];2;3);0)+IF(LEFT([.$G68];1)=LEFT([.J$8];1);MID([.$G68];2;3);0)+IF(LEFT([.$H68];1)=LEFT([.J$8];1);MID([.$H68];2;3);0)" office:value-type="float" office:value="0" calcext:value-type="float">
            <text:p/>
          </table:table-cell>
          <table:table-cell table:formula="of:=IF(LEFT([.$C68];1)=LEFT([.K$8];1);MID([.$C68];2;3);0)+IF(LEFT([.$D68];1)=LEFT([.K$8];1);MID([.$D68];2;3);0)+IF(LEFT([.$E68];1)=LEFT([.K$8];1);MID([.$E68];2;3);0)+IF(LEFT([.$F68];1)=LEFT([.K$8];1);MID([.$F68];2;3);0)+IF(LEFT([.$G68];1)=LEFT([.K$8];1);MID([.$G68];2;3);0)+IF(LEFT([.$H68];1)=LEFT([.K$8];1);MID([.$H68];2;3);0)" office:value-type="float" office:value="0" calcext:value-type="float">
            <text:p/>
          </table:table-cell>
          <table:table-cell table:formula="of:=IF(LEFT([.$C68];1)=LEFT([.L$8];1);MID([.$C68];2;3);0)+IF(LEFT([.$D68];1)=LEFT([.L$8];1);MID([.$D68];2;3);0)+IF(LEFT([.$E68];1)=LEFT([.L$8];1);MID([.$E68];2;3);0)+IF(LEFT([.$F68];1)=LEFT([.L$8];1);MID([.$F68];2;3);0)+IF(LEFT([.$G68];1)=LEFT([.L$8];1);MID([.$G68];2;3);0)+IF(LEFT([.$H68];1)=LEFT([.L$8];1);MID([.$H68];2;3);0)" office:value-type="float" office:value="0" calcext:value-type="float">
            <text:p/>
          </table:table-cell>
          <table:table-cell table:formula="of:=IF(LEFT([.$C68];1)=LEFT([.M$8];1);MID([.$C68];2;3);0)+IF(LEFT([.$D68];1)=LEFT([.M$8];1);MID([.$D68];2;3);0)+IF(LEFT([.$E68];1)=LEFT([.M$8];1);MID([.$E68];2;3);0)+IF(LEFT([.$F68];1)=LEFT([.M$8];1);MID([.$F68];2;3);0)+IF(LEFT([.$G68];1)=LEFT([.M$8];1);MID([.$G68];2;3);0)+IF(LEFT([.$H68];1)=LEFT([.M$8];1);MID([.$H6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69];1)=LEFT([.J$8];1);MID([.$C69];2;3);0)+IF(LEFT([.$D69];1)=LEFT([.J$8];1);MID([.$D69];2;3);0)+IF(LEFT([.$E69];1)=LEFT([.J$8];1);MID([.$E69];2;3);0)+IF(LEFT([.$F69];1)=LEFT([.J$8];1);MID([.$F69];2;3);0)+IF(LEFT([.$G69];1)=LEFT([.J$8];1);MID([.$G69];2;3);0)+IF(LEFT([.$H69];1)=LEFT([.J$8];1);MID([.$H69];2;3);0)" office:value-type="float" office:value="0" calcext:value-type="float">
            <text:p/>
          </table:table-cell>
          <table:table-cell table:formula="of:=IF(LEFT([.$C69];1)=LEFT([.K$8];1);MID([.$C69];2;3);0)+IF(LEFT([.$D69];1)=LEFT([.K$8];1);MID([.$D69];2;3);0)+IF(LEFT([.$E69];1)=LEFT([.K$8];1);MID([.$E69];2;3);0)+IF(LEFT([.$F69];1)=LEFT([.K$8];1);MID([.$F69];2;3);0)+IF(LEFT([.$G69];1)=LEFT([.K$8];1);MID([.$G69];2;3);0)+IF(LEFT([.$H69];1)=LEFT([.K$8];1);MID([.$H69];2;3);0)" office:value-type="float" office:value="0" calcext:value-type="float">
            <text:p/>
          </table:table-cell>
          <table:table-cell table:formula="of:=IF(LEFT([.$C69];1)=LEFT([.L$8];1);MID([.$C69];2;3);0)+IF(LEFT([.$D69];1)=LEFT([.L$8];1);MID([.$D69];2;3);0)+IF(LEFT([.$E69];1)=LEFT([.L$8];1);MID([.$E69];2;3);0)+IF(LEFT([.$F69];1)=LEFT([.L$8];1);MID([.$F69];2;3);0)+IF(LEFT([.$G69];1)=LEFT([.L$8];1);MID([.$G69];2;3);0)+IF(LEFT([.$H69];1)=LEFT([.L$8];1);MID([.$H69];2;3);0)" office:value-type="float" office:value="0" calcext:value-type="float">
            <text:p/>
          </table:table-cell>
          <table:table-cell table:formula="of:=IF(LEFT([.$C69];1)=LEFT([.M$8];1);MID([.$C69];2;3);0)+IF(LEFT([.$D69];1)=LEFT([.M$8];1);MID([.$D69];2;3);0)+IF(LEFT([.$E69];1)=LEFT([.M$8];1);MID([.$E69];2;3);0)+IF(LEFT([.$F69];1)=LEFT([.M$8];1);MID([.$F69];2;3);0)+IF(LEFT([.$G69];1)=LEFT([.M$8];1);MID([.$G69];2;3);0)+IF(LEFT([.$H69];1)=LEFT([.M$8];1);MID([.$H6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0];1)=LEFT([.J$8];1);MID([.$C70];2;3);0)+IF(LEFT([.$D70];1)=LEFT([.J$8];1);MID([.$D70];2;3);0)+IF(LEFT([.$E70];1)=LEFT([.J$8];1);MID([.$E70];2;3);0)+IF(LEFT([.$F70];1)=LEFT([.J$8];1);MID([.$F70];2;3);0)+IF(LEFT([.$G70];1)=LEFT([.J$8];1);MID([.$G70];2;3);0)+IF(LEFT([.$H70];1)=LEFT([.J$8];1);MID([.$H70];2;3);0)" office:value-type="float" office:value="0" calcext:value-type="float">
            <text:p/>
          </table:table-cell>
          <table:table-cell table:formula="of:=IF(LEFT([.$C70];1)=LEFT([.K$8];1);MID([.$C70];2;3);0)+IF(LEFT([.$D70];1)=LEFT([.K$8];1);MID([.$D70];2;3);0)+IF(LEFT([.$E70];1)=LEFT([.K$8];1);MID([.$E70];2;3);0)+IF(LEFT([.$F70];1)=LEFT([.K$8];1);MID([.$F70];2;3);0)+IF(LEFT([.$G70];1)=LEFT([.K$8];1);MID([.$G70];2;3);0)+IF(LEFT([.$H70];1)=LEFT([.K$8];1);MID([.$H70];2;3);0)" office:value-type="float" office:value="0" calcext:value-type="float">
            <text:p/>
          </table:table-cell>
          <table:table-cell table:formula="of:=IF(LEFT([.$C70];1)=LEFT([.L$8];1);MID([.$C70];2;3);0)+IF(LEFT([.$D70];1)=LEFT([.L$8];1);MID([.$D70];2;3);0)+IF(LEFT([.$E70];1)=LEFT([.L$8];1);MID([.$E70];2;3);0)+IF(LEFT([.$F70];1)=LEFT([.L$8];1);MID([.$F70];2;3);0)+IF(LEFT([.$G70];1)=LEFT([.L$8];1);MID([.$G70];2;3);0)+IF(LEFT([.$H70];1)=LEFT([.L$8];1);MID([.$H70];2;3);0)" office:value-type="float" office:value="0" calcext:value-type="float">
            <text:p/>
          </table:table-cell>
          <table:table-cell table:formula="of:=IF(LEFT([.$C70];1)=LEFT([.M$8];1);MID([.$C70];2;3);0)+IF(LEFT([.$D70];1)=LEFT([.M$8];1);MID([.$D70];2;3);0)+IF(LEFT([.$E70];1)=LEFT([.M$8];1);MID([.$E70];2;3);0)+IF(LEFT([.$F70];1)=LEFT([.M$8];1);MID([.$F70];2;3);0)+IF(LEFT([.$G70];1)=LEFT([.M$8];1);MID([.$G70];2;3);0)+IF(LEFT([.$H70];1)=LEFT([.M$8];1);MID([.$H7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1];1)=LEFT([.J$8];1);MID([.$C71];2;3);0)+IF(LEFT([.$D71];1)=LEFT([.J$8];1);MID([.$D71];2;3);0)+IF(LEFT([.$E71];1)=LEFT([.J$8];1);MID([.$E71];2;3);0)+IF(LEFT([.$F71];1)=LEFT([.J$8];1);MID([.$F71];2;3);0)+IF(LEFT([.$G71];1)=LEFT([.J$8];1);MID([.$G71];2;3);0)+IF(LEFT([.$H71];1)=LEFT([.J$8];1);MID([.$H71];2;3);0)" office:value-type="float" office:value="0" calcext:value-type="float">
            <text:p/>
          </table:table-cell>
          <table:table-cell table:formula="of:=IF(LEFT([.$C71];1)=LEFT([.K$8];1);MID([.$C71];2;3);0)+IF(LEFT([.$D71];1)=LEFT([.K$8];1);MID([.$D71];2;3);0)+IF(LEFT([.$E71];1)=LEFT([.K$8];1);MID([.$E71];2;3);0)+IF(LEFT([.$F71];1)=LEFT([.K$8];1);MID([.$F71];2;3);0)+IF(LEFT([.$G71];1)=LEFT([.K$8];1);MID([.$G71];2;3);0)+IF(LEFT([.$H71];1)=LEFT([.K$8];1);MID([.$H71];2;3);0)" office:value-type="float" office:value="0" calcext:value-type="float">
            <text:p/>
          </table:table-cell>
          <table:table-cell table:formula="of:=IF(LEFT([.$C71];1)=LEFT([.L$8];1);MID([.$C71];2;3);0)+IF(LEFT([.$D71];1)=LEFT([.L$8];1);MID([.$D71];2;3);0)+IF(LEFT([.$E71];1)=LEFT([.L$8];1);MID([.$E71];2;3);0)+IF(LEFT([.$F71];1)=LEFT([.L$8];1);MID([.$F71];2;3);0)+IF(LEFT([.$G71];1)=LEFT([.L$8];1);MID([.$G71];2;3);0)+IF(LEFT([.$H71];1)=LEFT([.L$8];1);MID([.$H71];2;3);0)" office:value-type="float" office:value="0" calcext:value-type="float">
            <text:p/>
          </table:table-cell>
          <table:table-cell table:formula="of:=IF(LEFT([.$C71];1)=LEFT([.M$8];1);MID([.$C71];2;3);0)+IF(LEFT([.$D71];1)=LEFT([.M$8];1);MID([.$D71];2;3);0)+IF(LEFT([.$E71];1)=LEFT([.M$8];1);MID([.$E71];2;3);0)+IF(LEFT([.$F71];1)=LEFT([.M$8];1);MID([.$F71];2;3);0)+IF(LEFT([.$G71];1)=LEFT([.M$8];1);MID([.$G71];2;3);0)+IF(LEFT([.$H71];1)=LEFT([.M$8];1);MID([.$H7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2];1)=LEFT([.J$8];1);MID([.$C72];2;3);0)+IF(LEFT([.$D72];1)=LEFT([.J$8];1);MID([.$D72];2;3);0)+IF(LEFT([.$E72];1)=LEFT([.J$8];1);MID([.$E72];2;3);0)+IF(LEFT([.$F72];1)=LEFT([.J$8];1);MID([.$F72];2;3);0)+IF(LEFT([.$G72];1)=LEFT([.J$8];1);MID([.$G72];2;3);0)+IF(LEFT([.$H72];1)=LEFT([.J$8];1);MID([.$H72];2;3);0)" office:value-type="float" office:value="0" calcext:value-type="float">
            <text:p/>
          </table:table-cell>
          <table:table-cell table:formula="of:=IF(LEFT([.$C72];1)=LEFT([.K$8];1);MID([.$C72];2;3);0)+IF(LEFT([.$D72];1)=LEFT([.K$8];1);MID([.$D72];2;3);0)+IF(LEFT([.$E72];1)=LEFT([.K$8];1);MID([.$E72];2;3);0)+IF(LEFT([.$F72];1)=LEFT([.K$8];1);MID([.$F72];2;3);0)+IF(LEFT([.$G72];1)=LEFT([.K$8];1);MID([.$G72];2;3);0)+IF(LEFT([.$H72];1)=LEFT([.K$8];1);MID([.$H72];2;3);0)" office:value-type="float" office:value="0" calcext:value-type="float">
            <text:p/>
          </table:table-cell>
          <table:table-cell table:formula="of:=IF(LEFT([.$C72];1)=LEFT([.L$8];1);MID([.$C72];2;3);0)+IF(LEFT([.$D72];1)=LEFT([.L$8];1);MID([.$D72];2;3);0)+IF(LEFT([.$E72];1)=LEFT([.L$8];1);MID([.$E72];2;3);0)+IF(LEFT([.$F72];1)=LEFT([.L$8];1);MID([.$F72];2;3);0)+IF(LEFT([.$G72];1)=LEFT([.L$8];1);MID([.$G72];2;3);0)+IF(LEFT([.$H72];1)=LEFT([.L$8];1);MID([.$H72];2;3);0)" office:value-type="float" office:value="0" calcext:value-type="float">
            <text:p/>
          </table:table-cell>
          <table:table-cell table:formula="of:=IF(LEFT([.$C72];1)=LEFT([.M$8];1);MID([.$C72];2;3);0)+IF(LEFT([.$D72];1)=LEFT([.M$8];1);MID([.$D72];2;3);0)+IF(LEFT([.$E72];1)=LEFT([.M$8];1);MID([.$E72];2;3);0)+IF(LEFT([.$F72];1)=LEFT([.M$8];1);MID([.$F72];2;3);0)+IF(LEFT([.$G72];1)=LEFT([.M$8];1);MID([.$G72];2;3);0)+IF(LEFT([.$H72];1)=LEFT([.M$8];1);MID([.$H7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3];1)=LEFT([.J$8];1);MID([.$C73];2;3);0)+IF(LEFT([.$D73];1)=LEFT([.J$8];1);MID([.$D73];2;3);0)+IF(LEFT([.$E73];1)=LEFT([.J$8];1);MID([.$E73];2;3);0)+IF(LEFT([.$F73];1)=LEFT([.J$8];1);MID([.$F73];2;3);0)+IF(LEFT([.$G73];1)=LEFT([.J$8];1);MID([.$G73];2;3);0)+IF(LEFT([.$H73];1)=LEFT([.J$8];1);MID([.$H73];2;3);0)" office:value-type="float" office:value="0" calcext:value-type="float">
            <text:p/>
          </table:table-cell>
          <table:table-cell table:formula="of:=IF(LEFT([.$C73];1)=LEFT([.K$8];1);MID([.$C73];2;3);0)+IF(LEFT([.$D73];1)=LEFT([.K$8];1);MID([.$D73];2;3);0)+IF(LEFT([.$E73];1)=LEFT([.K$8];1);MID([.$E73];2;3);0)+IF(LEFT([.$F73];1)=LEFT([.K$8];1);MID([.$F73];2;3);0)+IF(LEFT([.$G73];1)=LEFT([.K$8];1);MID([.$G73];2;3);0)+IF(LEFT([.$H73];1)=LEFT([.K$8];1);MID([.$H73];2;3);0)" office:value-type="float" office:value="0" calcext:value-type="float">
            <text:p/>
          </table:table-cell>
          <table:table-cell table:formula="of:=IF(LEFT([.$C73];1)=LEFT([.L$8];1);MID([.$C73];2;3);0)+IF(LEFT([.$D73];1)=LEFT([.L$8];1);MID([.$D73];2;3);0)+IF(LEFT([.$E73];1)=LEFT([.L$8];1);MID([.$E73];2;3);0)+IF(LEFT([.$F73];1)=LEFT([.L$8];1);MID([.$F73];2;3);0)+IF(LEFT([.$G73];1)=LEFT([.L$8];1);MID([.$G73];2;3);0)+IF(LEFT([.$H73];1)=LEFT([.L$8];1);MID([.$H73];2;3);0)" office:value-type="float" office:value="0" calcext:value-type="float">
            <text:p/>
          </table:table-cell>
          <table:table-cell table:formula="of:=IF(LEFT([.$C73];1)=LEFT([.M$8];1);MID([.$C73];2;3);0)+IF(LEFT([.$D73];1)=LEFT([.M$8];1);MID([.$D73];2;3);0)+IF(LEFT([.$E73];1)=LEFT([.M$8];1);MID([.$E73];2;3);0)+IF(LEFT([.$F73];1)=LEFT([.M$8];1);MID([.$F73];2;3);0)+IF(LEFT([.$G73];1)=LEFT([.M$8];1);MID([.$G73];2;3);0)+IF(LEFT([.$H73];1)=LEFT([.M$8];1);MID([.$H7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4];1)=LEFT([.J$8];1);MID([.$C74];2;3);0)+IF(LEFT([.$D74];1)=LEFT([.J$8];1);MID([.$D74];2;3);0)+IF(LEFT([.$E74];1)=LEFT([.J$8];1);MID([.$E74];2;3);0)+IF(LEFT([.$F74];1)=LEFT([.J$8];1);MID([.$F74];2;3);0)+IF(LEFT([.$G74];1)=LEFT([.J$8];1);MID([.$G74];2;3);0)+IF(LEFT([.$H74];1)=LEFT([.J$8];1);MID([.$H74];2;3);0)" office:value-type="float" office:value="0" calcext:value-type="float">
            <text:p/>
          </table:table-cell>
          <table:table-cell table:formula="of:=IF(LEFT([.$C74];1)=LEFT([.K$8];1);MID([.$C74];2;3);0)+IF(LEFT([.$D74];1)=LEFT([.K$8];1);MID([.$D74];2;3);0)+IF(LEFT([.$E74];1)=LEFT([.K$8];1);MID([.$E74];2;3);0)+IF(LEFT([.$F74];1)=LEFT([.K$8];1);MID([.$F74];2;3);0)+IF(LEFT([.$G74];1)=LEFT([.K$8];1);MID([.$G74];2;3);0)+IF(LEFT([.$H74];1)=LEFT([.K$8];1);MID([.$H74];2;3);0)" office:value-type="float" office:value="0" calcext:value-type="float">
            <text:p/>
          </table:table-cell>
          <table:table-cell table:formula="of:=IF(LEFT([.$C74];1)=LEFT([.L$8];1);MID([.$C74];2;3);0)+IF(LEFT([.$D74];1)=LEFT([.L$8];1);MID([.$D74];2;3);0)+IF(LEFT([.$E74];1)=LEFT([.L$8];1);MID([.$E74];2;3);0)+IF(LEFT([.$F74];1)=LEFT([.L$8];1);MID([.$F74];2;3);0)+IF(LEFT([.$G74];1)=LEFT([.L$8];1);MID([.$G74];2;3);0)+IF(LEFT([.$H74];1)=LEFT([.L$8];1);MID([.$H74];2;3);0)" office:value-type="float" office:value="0" calcext:value-type="float">
            <text:p/>
          </table:table-cell>
          <table:table-cell table:formula="of:=IF(LEFT([.$C74];1)=LEFT([.M$8];1);MID([.$C74];2;3);0)+IF(LEFT([.$D74];1)=LEFT([.M$8];1);MID([.$D74];2;3);0)+IF(LEFT([.$E74];1)=LEFT([.M$8];1);MID([.$E74];2;3);0)+IF(LEFT([.$F74];1)=LEFT([.M$8];1);MID([.$F74];2;3);0)+IF(LEFT([.$G74];1)=LEFT([.M$8];1);MID([.$G74];2;3);0)+IF(LEFT([.$H74];1)=LEFT([.M$8];1);MID([.$H7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5];1)=LEFT([.J$8];1);MID([.$C75];2;3);0)+IF(LEFT([.$D75];1)=LEFT([.J$8];1);MID([.$D75];2;3);0)+IF(LEFT([.$E75];1)=LEFT([.J$8];1);MID([.$E75];2;3);0)+IF(LEFT([.$F75];1)=LEFT([.J$8];1);MID([.$F75];2;3);0)+IF(LEFT([.$G75];1)=LEFT([.J$8];1);MID([.$G75];2;3);0)+IF(LEFT([.$H75];1)=LEFT([.J$8];1);MID([.$H75];2;3);0)" office:value-type="float" office:value="0" calcext:value-type="float">
            <text:p/>
          </table:table-cell>
          <table:table-cell table:formula="of:=IF(LEFT([.$C75];1)=LEFT([.K$8];1);MID([.$C75];2;3);0)+IF(LEFT([.$D75];1)=LEFT([.K$8];1);MID([.$D75];2;3);0)+IF(LEFT([.$E75];1)=LEFT([.K$8];1);MID([.$E75];2;3);0)+IF(LEFT([.$F75];1)=LEFT([.K$8];1);MID([.$F75];2;3);0)+IF(LEFT([.$G75];1)=LEFT([.K$8];1);MID([.$G75];2;3);0)+IF(LEFT([.$H75];1)=LEFT([.K$8];1);MID([.$H75];2;3);0)" office:value-type="float" office:value="0" calcext:value-type="float">
            <text:p/>
          </table:table-cell>
          <table:table-cell table:formula="of:=IF(LEFT([.$C75];1)=LEFT([.L$8];1);MID([.$C75];2;3);0)+IF(LEFT([.$D75];1)=LEFT([.L$8];1);MID([.$D75];2;3);0)+IF(LEFT([.$E75];1)=LEFT([.L$8];1);MID([.$E75];2;3);0)+IF(LEFT([.$F75];1)=LEFT([.L$8];1);MID([.$F75];2;3);0)+IF(LEFT([.$G75];1)=LEFT([.L$8];1);MID([.$G75];2;3);0)+IF(LEFT([.$H75];1)=LEFT([.L$8];1);MID([.$H75];2;3);0)" office:value-type="float" office:value="0" calcext:value-type="float">
            <text:p/>
          </table:table-cell>
          <table:table-cell table:formula="of:=IF(LEFT([.$C75];1)=LEFT([.M$8];1);MID([.$C75];2;3);0)+IF(LEFT([.$D75];1)=LEFT([.M$8];1);MID([.$D75];2;3);0)+IF(LEFT([.$E75];1)=LEFT([.M$8];1);MID([.$E75];2;3);0)+IF(LEFT([.$F75];1)=LEFT([.M$8];1);MID([.$F75];2;3);0)+IF(LEFT([.$G75];1)=LEFT([.M$8];1);MID([.$G75];2;3);0)+IF(LEFT([.$H75];1)=LEFT([.M$8];1);MID([.$H7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6];1)=LEFT([.J$8];1);MID([.$C76];2;3);0)+IF(LEFT([.$D76];1)=LEFT([.J$8];1);MID([.$D76];2;3);0)+IF(LEFT([.$E76];1)=LEFT([.J$8];1);MID([.$E76];2;3);0)+IF(LEFT([.$F76];1)=LEFT([.J$8];1);MID([.$F76];2;3);0)+IF(LEFT([.$G76];1)=LEFT([.J$8];1);MID([.$G76];2;3);0)+IF(LEFT([.$H76];1)=LEFT([.J$8];1);MID([.$H76];2;3);0)" office:value-type="float" office:value="0" calcext:value-type="float">
            <text:p/>
          </table:table-cell>
          <table:table-cell table:formula="of:=IF(LEFT([.$C76];1)=LEFT([.K$8];1);MID([.$C76];2;3);0)+IF(LEFT([.$D76];1)=LEFT([.K$8];1);MID([.$D76];2;3);0)+IF(LEFT([.$E76];1)=LEFT([.K$8];1);MID([.$E76];2;3);0)+IF(LEFT([.$F76];1)=LEFT([.K$8];1);MID([.$F76];2;3);0)+IF(LEFT([.$G76];1)=LEFT([.K$8];1);MID([.$G76];2;3);0)+IF(LEFT([.$H76];1)=LEFT([.K$8];1);MID([.$H76];2;3);0)" office:value-type="float" office:value="0" calcext:value-type="float">
            <text:p/>
          </table:table-cell>
          <table:table-cell table:formula="of:=IF(LEFT([.$C76];1)=LEFT([.L$8];1);MID([.$C76];2;3);0)+IF(LEFT([.$D76];1)=LEFT([.L$8];1);MID([.$D76];2;3);0)+IF(LEFT([.$E76];1)=LEFT([.L$8];1);MID([.$E76];2;3);0)+IF(LEFT([.$F76];1)=LEFT([.L$8];1);MID([.$F76];2;3);0)+IF(LEFT([.$G76];1)=LEFT([.L$8];1);MID([.$G76];2;3);0)+IF(LEFT([.$H76];1)=LEFT([.L$8];1);MID([.$H76];2;3);0)" office:value-type="float" office:value="0" calcext:value-type="float">
            <text:p/>
          </table:table-cell>
          <table:table-cell table:formula="of:=IF(LEFT([.$C76];1)=LEFT([.M$8];1);MID([.$C76];2;3);0)+IF(LEFT([.$D76];1)=LEFT([.M$8];1);MID([.$D76];2;3);0)+IF(LEFT([.$E76];1)=LEFT([.M$8];1);MID([.$E76];2;3);0)+IF(LEFT([.$F76];1)=LEFT([.M$8];1);MID([.$F76];2;3);0)+IF(LEFT([.$G76];1)=LEFT([.M$8];1);MID([.$G76];2;3);0)+IF(LEFT([.$H76];1)=LEFT([.M$8];1);MID([.$H7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7];1)=LEFT([.J$8];1);MID([.$C77];2;3);0)+IF(LEFT([.$D77];1)=LEFT([.J$8];1);MID([.$D77];2;3);0)+IF(LEFT([.$E77];1)=LEFT([.J$8];1);MID([.$E77];2;3);0)+IF(LEFT([.$F77];1)=LEFT([.J$8];1);MID([.$F77];2;3);0)+IF(LEFT([.$G77];1)=LEFT([.J$8];1);MID([.$G77];2;3);0)+IF(LEFT([.$H77];1)=LEFT([.J$8];1);MID([.$H77];2;3);0)" office:value-type="float" office:value="0" calcext:value-type="float">
            <text:p/>
          </table:table-cell>
          <table:table-cell table:formula="of:=IF(LEFT([.$C77];1)=LEFT([.K$8];1);MID([.$C77];2;3);0)+IF(LEFT([.$D77];1)=LEFT([.K$8];1);MID([.$D77];2;3);0)+IF(LEFT([.$E77];1)=LEFT([.K$8];1);MID([.$E77];2;3);0)+IF(LEFT([.$F77];1)=LEFT([.K$8];1);MID([.$F77];2;3);0)+IF(LEFT([.$G77];1)=LEFT([.K$8];1);MID([.$G77];2;3);0)+IF(LEFT([.$H77];1)=LEFT([.K$8];1);MID([.$H77];2;3);0)" office:value-type="float" office:value="0" calcext:value-type="float">
            <text:p/>
          </table:table-cell>
          <table:table-cell table:formula="of:=IF(LEFT([.$C77];1)=LEFT([.L$8];1);MID([.$C77];2;3);0)+IF(LEFT([.$D77];1)=LEFT([.L$8];1);MID([.$D77];2;3);0)+IF(LEFT([.$E77];1)=LEFT([.L$8];1);MID([.$E77];2;3);0)+IF(LEFT([.$F77];1)=LEFT([.L$8];1);MID([.$F77];2;3);0)+IF(LEFT([.$G77];1)=LEFT([.L$8];1);MID([.$G77];2;3);0)+IF(LEFT([.$H77];1)=LEFT([.L$8];1);MID([.$H77];2;3);0)" office:value-type="float" office:value="0" calcext:value-type="float">
            <text:p/>
          </table:table-cell>
          <table:table-cell table:formula="of:=IF(LEFT([.$C77];1)=LEFT([.M$8];1);MID([.$C77];2;3);0)+IF(LEFT([.$D77];1)=LEFT([.M$8];1);MID([.$D77];2;3);0)+IF(LEFT([.$E77];1)=LEFT([.M$8];1);MID([.$E77];2;3);0)+IF(LEFT([.$F77];1)=LEFT([.M$8];1);MID([.$F77];2;3);0)+IF(LEFT([.$G77];1)=LEFT([.M$8];1);MID([.$G77];2;3);0)+IF(LEFT([.$H77];1)=LEFT([.M$8];1);MID([.$H7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8];1)=LEFT([.J$8];1);MID([.$C78];2;3);0)+IF(LEFT([.$D78];1)=LEFT([.J$8];1);MID([.$D78];2;3);0)+IF(LEFT([.$E78];1)=LEFT([.J$8];1);MID([.$E78];2;3);0)+IF(LEFT([.$F78];1)=LEFT([.J$8];1);MID([.$F78];2;3);0)+IF(LEFT([.$G78];1)=LEFT([.J$8];1);MID([.$G78];2;3);0)+IF(LEFT([.$H78];1)=LEFT([.J$8];1);MID([.$H78];2;3);0)" office:value-type="float" office:value="0" calcext:value-type="float">
            <text:p/>
          </table:table-cell>
          <table:table-cell table:formula="of:=IF(LEFT([.$C78];1)=LEFT([.K$8];1);MID([.$C78];2;3);0)+IF(LEFT([.$D78];1)=LEFT([.K$8];1);MID([.$D78];2;3);0)+IF(LEFT([.$E78];1)=LEFT([.K$8];1);MID([.$E78];2;3);0)+IF(LEFT([.$F78];1)=LEFT([.K$8];1);MID([.$F78];2;3);0)+IF(LEFT([.$G78];1)=LEFT([.K$8];1);MID([.$G78];2;3);0)+IF(LEFT([.$H78];1)=LEFT([.K$8];1);MID([.$H78];2;3);0)" office:value-type="float" office:value="0" calcext:value-type="float">
            <text:p/>
          </table:table-cell>
          <table:table-cell table:formula="of:=IF(LEFT([.$C78];1)=LEFT([.L$8];1);MID([.$C78];2;3);0)+IF(LEFT([.$D78];1)=LEFT([.L$8];1);MID([.$D78];2;3);0)+IF(LEFT([.$E78];1)=LEFT([.L$8];1);MID([.$E78];2;3);0)+IF(LEFT([.$F78];1)=LEFT([.L$8];1);MID([.$F78];2;3);0)+IF(LEFT([.$G78];1)=LEFT([.L$8];1);MID([.$G78];2;3);0)+IF(LEFT([.$H78];1)=LEFT([.L$8];1);MID([.$H78];2;3);0)" office:value-type="float" office:value="0" calcext:value-type="float">
            <text:p/>
          </table:table-cell>
          <table:table-cell table:formula="of:=IF(LEFT([.$C78];1)=LEFT([.M$8];1);MID([.$C78];2;3);0)+IF(LEFT([.$D78];1)=LEFT([.M$8];1);MID([.$D78];2;3);0)+IF(LEFT([.$E78];1)=LEFT([.M$8];1);MID([.$E78];2;3);0)+IF(LEFT([.$F78];1)=LEFT([.M$8];1);MID([.$F78];2;3);0)+IF(LEFT([.$G78];1)=LEFT([.M$8];1);MID([.$G78];2;3);0)+IF(LEFT([.$H78];1)=LEFT([.M$8];1);MID([.$H7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79];1)=LEFT([.J$8];1);MID([.$C79];2;3);0)+IF(LEFT([.$D79];1)=LEFT([.J$8];1);MID([.$D79];2;3);0)+IF(LEFT([.$E79];1)=LEFT([.J$8];1);MID([.$E79];2;3);0)+IF(LEFT([.$F79];1)=LEFT([.J$8];1);MID([.$F79];2;3);0)+IF(LEFT([.$G79];1)=LEFT([.J$8];1);MID([.$G79];2;3);0)+IF(LEFT([.$H79];1)=LEFT([.J$8];1);MID([.$H79];2;3);0)" office:value-type="float" office:value="0" calcext:value-type="float">
            <text:p/>
          </table:table-cell>
          <table:table-cell table:formula="of:=IF(LEFT([.$C79];1)=LEFT([.K$8];1);MID([.$C79];2;3);0)+IF(LEFT([.$D79];1)=LEFT([.K$8];1);MID([.$D79];2;3);0)+IF(LEFT([.$E79];1)=LEFT([.K$8];1);MID([.$E79];2;3);0)+IF(LEFT([.$F79];1)=LEFT([.K$8];1);MID([.$F79];2;3);0)+IF(LEFT([.$G79];1)=LEFT([.K$8];1);MID([.$G79];2;3);0)+IF(LEFT([.$H79];1)=LEFT([.K$8];1);MID([.$H79];2;3);0)" office:value-type="float" office:value="0" calcext:value-type="float">
            <text:p/>
          </table:table-cell>
          <table:table-cell table:formula="of:=IF(LEFT([.$C79];1)=LEFT([.L$8];1);MID([.$C79];2;3);0)+IF(LEFT([.$D79];1)=LEFT([.L$8];1);MID([.$D79];2;3);0)+IF(LEFT([.$E79];1)=LEFT([.L$8];1);MID([.$E79];2;3);0)+IF(LEFT([.$F79];1)=LEFT([.L$8];1);MID([.$F79];2;3);0)+IF(LEFT([.$G79];1)=LEFT([.L$8];1);MID([.$G79];2;3);0)+IF(LEFT([.$H79];1)=LEFT([.L$8];1);MID([.$H79];2;3);0)" office:value-type="float" office:value="0" calcext:value-type="float">
            <text:p/>
          </table:table-cell>
          <table:table-cell table:formula="of:=IF(LEFT([.$C79];1)=LEFT([.M$8];1);MID([.$C79];2;3);0)+IF(LEFT([.$D79];1)=LEFT([.M$8];1);MID([.$D79];2;3);0)+IF(LEFT([.$E79];1)=LEFT([.M$8];1);MID([.$E79];2;3);0)+IF(LEFT([.$F79];1)=LEFT([.M$8];1);MID([.$F79];2;3);0)+IF(LEFT([.$G79];1)=LEFT([.M$8];1);MID([.$G79];2;3);0)+IF(LEFT([.$H79];1)=LEFT([.M$8];1);MID([.$H7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0];1)=LEFT([.J$8];1);MID([.$C80];2;3);0)+IF(LEFT([.$D80];1)=LEFT([.J$8];1);MID([.$D80];2;3);0)+IF(LEFT([.$E80];1)=LEFT([.J$8];1);MID([.$E80];2;3);0)+IF(LEFT([.$F80];1)=LEFT([.J$8];1);MID([.$F80];2;3);0)+IF(LEFT([.$G80];1)=LEFT([.J$8];1);MID([.$G80];2;3);0)+IF(LEFT([.$H80];1)=LEFT([.J$8];1);MID([.$H80];2;3);0)" office:value-type="float" office:value="0" calcext:value-type="float">
            <text:p/>
          </table:table-cell>
          <table:table-cell table:formula="of:=IF(LEFT([.$C80];1)=LEFT([.K$8];1);MID([.$C80];2;3);0)+IF(LEFT([.$D80];1)=LEFT([.K$8];1);MID([.$D80];2;3);0)+IF(LEFT([.$E80];1)=LEFT([.K$8];1);MID([.$E80];2;3);0)+IF(LEFT([.$F80];1)=LEFT([.K$8];1);MID([.$F80];2;3);0)+IF(LEFT([.$G80];1)=LEFT([.K$8];1);MID([.$G80];2;3);0)+IF(LEFT([.$H80];1)=LEFT([.K$8];1);MID([.$H80];2;3);0)" office:value-type="float" office:value="0" calcext:value-type="float">
            <text:p/>
          </table:table-cell>
          <table:table-cell table:formula="of:=IF(LEFT([.$C80];1)=LEFT([.L$8];1);MID([.$C80];2;3);0)+IF(LEFT([.$D80];1)=LEFT([.L$8];1);MID([.$D80];2;3);0)+IF(LEFT([.$E80];1)=LEFT([.L$8];1);MID([.$E80];2;3);0)+IF(LEFT([.$F80];1)=LEFT([.L$8];1);MID([.$F80];2;3);0)+IF(LEFT([.$G80];1)=LEFT([.L$8];1);MID([.$G80];2;3);0)+IF(LEFT([.$H80];1)=LEFT([.L$8];1);MID([.$H80];2;3);0)" office:value-type="float" office:value="0" calcext:value-type="float">
            <text:p/>
          </table:table-cell>
          <table:table-cell table:formula="of:=IF(LEFT([.$C80];1)=LEFT([.M$8];1);MID([.$C80];2;3);0)+IF(LEFT([.$D80];1)=LEFT([.M$8];1);MID([.$D80];2;3);0)+IF(LEFT([.$E80];1)=LEFT([.M$8];1);MID([.$E80];2;3);0)+IF(LEFT([.$F80];1)=LEFT([.M$8];1);MID([.$F80];2;3);0)+IF(LEFT([.$G80];1)=LEFT([.M$8];1);MID([.$G80];2;3);0)+IF(LEFT([.$H80];1)=LEFT([.M$8];1);MID([.$H8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1];1)=LEFT([.J$8];1);MID([.$C81];2;3);0)+IF(LEFT([.$D81];1)=LEFT([.J$8];1);MID([.$D81];2;3);0)+IF(LEFT([.$E81];1)=LEFT([.J$8];1);MID([.$E81];2;3);0)+IF(LEFT([.$F81];1)=LEFT([.J$8];1);MID([.$F81];2;3);0)+IF(LEFT([.$G81];1)=LEFT([.J$8];1);MID([.$G81];2;3);0)+IF(LEFT([.$H81];1)=LEFT([.J$8];1);MID([.$H81];2;3);0)" office:value-type="float" office:value="0" calcext:value-type="float">
            <text:p/>
          </table:table-cell>
          <table:table-cell table:formula="of:=IF(LEFT([.$C81];1)=LEFT([.K$8];1);MID([.$C81];2;3);0)+IF(LEFT([.$D81];1)=LEFT([.K$8];1);MID([.$D81];2;3);0)+IF(LEFT([.$E81];1)=LEFT([.K$8];1);MID([.$E81];2;3);0)+IF(LEFT([.$F81];1)=LEFT([.K$8];1);MID([.$F81];2;3);0)+IF(LEFT([.$G81];1)=LEFT([.K$8];1);MID([.$G81];2;3);0)+IF(LEFT([.$H81];1)=LEFT([.K$8];1);MID([.$H81];2;3);0)" office:value-type="float" office:value="0" calcext:value-type="float">
            <text:p/>
          </table:table-cell>
          <table:table-cell table:formula="of:=IF(LEFT([.$C81];1)=LEFT([.L$8];1);MID([.$C81];2;3);0)+IF(LEFT([.$D81];1)=LEFT([.L$8];1);MID([.$D81];2;3);0)+IF(LEFT([.$E81];1)=LEFT([.L$8];1);MID([.$E81];2;3);0)+IF(LEFT([.$F81];1)=LEFT([.L$8];1);MID([.$F81];2;3);0)+IF(LEFT([.$G81];1)=LEFT([.L$8];1);MID([.$G81];2;3);0)+IF(LEFT([.$H81];1)=LEFT([.L$8];1);MID([.$H81];2;3);0)" office:value-type="float" office:value="0" calcext:value-type="float">
            <text:p/>
          </table:table-cell>
          <table:table-cell table:formula="of:=IF(LEFT([.$C81];1)=LEFT([.M$8];1);MID([.$C81];2;3);0)+IF(LEFT([.$D81];1)=LEFT([.M$8];1);MID([.$D81];2;3);0)+IF(LEFT([.$E81];1)=LEFT([.M$8];1);MID([.$E81];2;3);0)+IF(LEFT([.$F81];1)=LEFT([.M$8];1);MID([.$F81];2;3);0)+IF(LEFT([.$G81];1)=LEFT([.M$8];1);MID([.$G81];2;3);0)+IF(LEFT([.$H81];1)=LEFT([.M$8];1);MID([.$H8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2];1)=LEFT([.J$8];1);MID([.$C82];2;3);0)+IF(LEFT([.$D82];1)=LEFT([.J$8];1);MID([.$D82];2;3);0)+IF(LEFT([.$E82];1)=LEFT([.J$8];1);MID([.$E82];2;3);0)+IF(LEFT([.$F82];1)=LEFT([.J$8];1);MID([.$F82];2;3);0)+IF(LEFT([.$G82];1)=LEFT([.J$8];1);MID([.$G82];2;3);0)+IF(LEFT([.$H82];1)=LEFT([.J$8];1);MID([.$H82];2;3);0)" office:value-type="float" office:value="0" calcext:value-type="float">
            <text:p/>
          </table:table-cell>
          <table:table-cell table:formula="of:=IF(LEFT([.$C82];1)=LEFT([.K$8];1);MID([.$C82];2;3);0)+IF(LEFT([.$D82];1)=LEFT([.K$8];1);MID([.$D82];2;3);0)+IF(LEFT([.$E82];1)=LEFT([.K$8];1);MID([.$E82];2;3);0)+IF(LEFT([.$F82];1)=LEFT([.K$8];1);MID([.$F82];2;3);0)+IF(LEFT([.$G82];1)=LEFT([.K$8];1);MID([.$G82];2;3);0)+IF(LEFT([.$H82];1)=LEFT([.K$8];1);MID([.$H82];2;3);0)" office:value-type="float" office:value="0" calcext:value-type="float">
            <text:p/>
          </table:table-cell>
          <table:table-cell table:formula="of:=IF(LEFT([.$C82];1)=LEFT([.L$8];1);MID([.$C82];2;3);0)+IF(LEFT([.$D82];1)=LEFT([.L$8];1);MID([.$D82];2;3);0)+IF(LEFT([.$E82];1)=LEFT([.L$8];1);MID([.$E82];2;3);0)+IF(LEFT([.$F82];1)=LEFT([.L$8];1);MID([.$F82];2;3);0)+IF(LEFT([.$G82];1)=LEFT([.L$8];1);MID([.$G82];2;3);0)+IF(LEFT([.$H82];1)=LEFT([.L$8];1);MID([.$H82];2;3);0)" office:value-type="float" office:value="0" calcext:value-type="float">
            <text:p/>
          </table:table-cell>
          <table:table-cell table:formula="of:=IF(LEFT([.$C82];1)=LEFT([.M$8];1);MID([.$C82];2;3);0)+IF(LEFT([.$D82];1)=LEFT([.M$8];1);MID([.$D82];2;3);0)+IF(LEFT([.$E82];1)=LEFT([.M$8];1);MID([.$E82];2;3);0)+IF(LEFT([.$F82];1)=LEFT([.M$8];1);MID([.$F82];2;3);0)+IF(LEFT([.$G82];1)=LEFT([.M$8];1);MID([.$G82];2;3);0)+IF(LEFT([.$H82];1)=LEFT([.M$8];1);MID([.$H8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3];1)=LEFT([.J$8];1);MID([.$C83];2;3);0)+IF(LEFT([.$D83];1)=LEFT([.J$8];1);MID([.$D83];2;3);0)+IF(LEFT([.$E83];1)=LEFT([.J$8];1);MID([.$E83];2;3);0)+IF(LEFT([.$F83];1)=LEFT([.J$8];1);MID([.$F83];2;3);0)+IF(LEFT([.$G83];1)=LEFT([.J$8];1);MID([.$G83];2;3);0)+IF(LEFT([.$H83];1)=LEFT([.J$8];1);MID([.$H83];2;3);0)" office:value-type="float" office:value="0" calcext:value-type="float">
            <text:p/>
          </table:table-cell>
          <table:table-cell table:formula="of:=IF(LEFT([.$C83];1)=LEFT([.K$8];1);MID([.$C83];2;3);0)+IF(LEFT([.$D83];1)=LEFT([.K$8];1);MID([.$D83];2;3);0)+IF(LEFT([.$E83];1)=LEFT([.K$8];1);MID([.$E83];2;3);0)+IF(LEFT([.$F83];1)=LEFT([.K$8];1);MID([.$F83];2;3);0)+IF(LEFT([.$G83];1)=LEFT([.K$8];1);MID([.$G83];2;3);0)+IF(LEFT([.$H83];1)=LEFT([.K$8];1);MID([.$H83];2;3);0)" office:value-type="float" office:value="0" calcext:value-type="float">
            <text:p/>
          </table:table-cell>
          <table:table-cell table:formula="of:=IF(LEFT([.$C83];1)=LEFT([.L$8];1);MID([.$C83];2;3);0)+IF(LEFT([.$D83];1)=LEFT([.L$8];1);MID([.$D83];2;3);0)+IF(LEFT([.$E83];1)=LEFT([.L$8];1);MID([.$E83];2;3);0)+IF(LEFT([.$F83];1)=LEFT([.L$8];1);MID([.$F83];2;3);0)+IF(LEFT([.$G83];1)=LEFT([.L$8];1);MID([.$G83];2;3);0)+IF(LEFT([.$H83];1)=LEFT([.L$8];1);MID([.$H83];2;3);0)" office:value-type="float" office:value="0" calcext:value-type="float">
            <text:p/>
          </table:table-cell>
          <table:table-cell table:formula="of:=IF(LEFT([.$C83];1)=LEFT([.M$8];1);MID([.$C83];2;3);0)+IF(LEFT([.$D83];1)=LEFT([.M$8];1);MID([.$D83];2;3);0)+IF(LEFT([.$E83];1)=LEFT([.M$8];1);MID([.$E83];2;3);0)+IF(LEFT([.$F83];1)=LEFT([.M$8];1);MID([.$F83];2;3);0)+IF(LEFT([.$G83];1)=LEFT([.M$8];1);MID([.$G83];2;3);0)+IF(LEFT([.$H83];1)=LEFT([.M$8];1);MID([.$H8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4];1)=LEFT([.J$8];1);MID([.$C84];2;3);0)+IF(LEFT([.$D84];1)=LEFT([.J$8];1);MID([.$D84];2;3);0)+IF(LEFT([.$E84];1)=LEFT([.J$8];1);MID([.$E84];2;3);0)+IF(LEFT([.$F84];1)=LEFT([.J$8];1);MID([.$F84];2;3);0)+IF(LEFT([.$G84];1)=LEFT([.J$8];1);MID([.$G84];2;3);0)+IF(LEFT([.$H84];1)=LEFT([.J$8];1);MID([.$H84];2;3);0)" office:value-type="float" office:value="0" calcext:value-type="float">
            <text:p/>
          </table:table-cell>
          <table:table-cell table:formula="of:=IF(LEFT([.$C84];1)=LEFT([.K$8];1);MID([.$C84];2;3);0)+IF(LEFT([.$D84];1)=LEFT([.K$8];1);MID([.$D84];2;3);0)+IF(LEFT([.$E84];1)=LEFT([.K$8];1);MID([.$E84];2;3);0)+IF(LEFT([.$F84];1)=LEFT([.K$8];1);MID([.$F84];2;3);0)+IF(LEFT([.$G84];1)=LEFT([.K$8];1);MID([.$G84];2;3);0)+IF(LEFT([.$H84];1)=LEFT([.K$8];1);MID([.$H84];2;3);0)" office:value-type="float" office:value="0" calcext:value-type="float">
            <text:p/>
          </table:table-cell>
          <table:table-cell table:formula="of:=IF(LEFT([.$C84];1)=LEFT([.L$8];1);MID([.$C84];2;3);0)+IF(LEFT([.$D84];1)=LEFT([.L$8];1);MID([.$D84];2;3);0)+IF(LEFT([.$E84];1)=LEFT([.L$8];1);MID([.$E84];2;3);0)+IF(LEFT([.$F84];1)=LEFT([.L$8];1);MID([.$F84];2;3);0)+IF(LEFT([.$G84];1)=LEFT([.L$8];1);MID([.$G84];2;3);0)+IF(LEFT([.$H84];1)=LEFT([.L$8];1);MID([.$H84];2;3);0)" office:value-type="float" office:value="0" calcext:value-type="float">
            <text:p/>
          </table:table-cell>
          <table:table-cell table:formula="of:=IF(LEFT([.$C84];1)=LEFT([.M$8];1);MID([.$C84];2;3);0)+IF(LEFT([.$D84];1)=LEFT([.M$8];1);MID([.$D84];2;3);0)+IF(LEFT([.$E84];1)=LEFT([.M$8];1);MID([.$E84];2;3);0)+IF(LEFT([.$F84];1)=LEFT([.M$8];1);MID([.$F84];2;3);0)+IF(LEFT([.$G84];1)=LEFT([.M$8];1);MID([.$G84];2;3);0)+IF(LEFT([.$H84];1)=LEFT([.M$8];1);MID([.$H8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5];1)=LEFT([.J$8];1);MID([.$C85];2;3);0)+IF(LEFT([.$D85];1)=LEFT([.J$8];1);MID([.$D85];2;3);0)+IF(LEFT([.$E85];1)=LEFT([.J$8];1);MID([.$E85];2;3);0)+IF(LEFT([.$F85];1)=LEFT([.J$8];1);MID([.$F85];2;3);0)+IF(LEFT([.$G85];1)=LEFT([.J$8];1);MID([.$G85];2;3);0)+IF(LEFT([.$H85];1)=LEFT([.J$8];1);MID([.$H85];2;3);0)" office:value-type="float" office:value="0" calcext:value-type="float">
            <text:p/>
          </table:table-cell>
          <table:table-cell table:formula="of:=IF(LEFT([.$C85];1)=LEFT([.K$8];1);MID([.$C85];2;3);0)+IF(LEFT([.$D85];1)=LEFT([.K$8];1);MID([.$D85];2;3);0)+IF(LEFT([.$E85];1)=LEFT([.K$8];1);MID([.$E85];2;3);0)+IF(LEFT([.$F85];1)=LEFT([.K$8];1);MID([.$F85];2;3);0)+IF(LEFT([.$G85];1)=LEFT([.K$8];1);MID([.$G85];2;3);0)+IF(LEFT([.$H85];1)=LEFT([.K$8];1);MID([.$H85];2;3);0)" office:value-type="float" office:value="0" calcext:value-type="float">
            <text:p/>
          </table:table-cell>
          <table:table-cell table:formula="of:=IF(LEFT([.$C85];1)=LEFT([.L$8];1);MID([.$C85];2;3);0)+IF(LEFT([.$D85];1)=LEFT([.L$8];1);MID([.$D85];2;3);0)+IF(LEFT([.$E85];1)=LEFT([.L$8];1);MID([.$E85];2;3);0)+IF(LEFT([.$F85];1)=LEFT([.L$8];1);MID([.$F85];2;3);0)+IF(LEFT([.$G85];1)=LEFT([.L$8];1);MID([.$G85];2;3);0)+IF(LEFT([.$H85];1)=LEFT([.L$8];1);MID([.$H85];2;3);0)" office:value-type="float" office:value="0" calcext:value-type="float">
            <text:p/>
          </table:table-cell>
          <table:table-cell table:formula="of:=IF(LEFT([.$C85];1)=LEFT([.M$8];1);MID([.$C85];2;3);0)+IF(LEFT([.$D85];1)=LEFT([.M$8];1);MID([.$D85];2;3);0)+IF(LEFT([.$E85];1)=LEFT([.M$8];1);MID([.$E85];2;3);0)+IF(LEFT([.$F85];1)=LEFT([.M$8];1);MID([.$F85];2;3);0)+IF(LEFT([.$G85];1)=LEFT([.M$8];1);MID([.$G85];2;3);0)+IF(LEFT([.$H85];1)=LEFT([.M$8];1);MID([.$H8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6];1)=LEFT([.J$8];1);MID([.$C86];2;3);0)+IF(LEFT([.$D86];1)=LEFT([.J$8];1);MID([.$D86];2;3);0)+IF(LEFT([.$E86];1)=LEFT([.J$8];1);MID([.$E86];2;3);0)+IF(LEFT([.$F86];1)=LEFT([.J$8];1);MID([.$F86];2;3);0)+IF(LEFT([.$G86];1)=LEFT([.J$8];1);MID([.$G86];2;3);0)+IF(LEFT([.$H86];1)=LEFT([.J$8];1);MID([.$H86];2;3);0)" office:value-type="float" office:value="0" calcext:value-type="float">
            <text:p/>
          </table:table-cell>
          <table:table-cell table:formula="of:=IF(LEFT([.$C86];1)=LEFT([.K$8];1);MID([.$C86];2;3);0)+IF(LEFT([.$D86];1)=LEFT([.K$8];1);MID([.$D86];2;3);0)+IF(LEFT([.$E86];1)=LEFT([.K$8];1);MID([.$E86];2;3);0)+IF(LEFT([.$F86];1)=LEFT([.K$8];1);MID([.$F86];2;3);0)+IF(LEFT([.$G86];1)=LEFT([.K$8];1);MID([.$G86];2;3);0)+IF(LEFT([.$H86];1)=LEFT([.K$8];1);MID([.$H86];2;3);0)" office:value-type="float" office:value="0" calcext:value-type="float">
            <text:p/>
          </table:table-cell>
          <table:table-cell table:formula="of:=IF(LEFT([.$C86];1)=LEFT([.L$8];1);MID([.$C86];2;3);0)+IF(LEFT([.$D86];1)=LEFT([.L$8];1);MID([.$D86];2;3);0)+IF(LEFT([.$E86];1)=LEFT([.L$8];1);MID([.$E86];2;3);0)+IF(LEFT([.$F86];1)=LEFT([.L$8];1);MID([.$F86];2;3);0)+IF(LEFT([.$G86];1)=LEFT([.L$8];1);MID([.$G86];2;3);0)+IF(LEFT([.$H86];1)=LEFT([.L$8];1);MID([.$H86];2;3);0)" office:value-type="float" office:value="0" calcext:value-type="float">
            <text:p/>
          </table:table-cell>
          <table:table-cell table:formula="of:=IF(LEFT([.$C86];1)=LEFT([.M$8];1);MID([.$C86];2;3);0)+IF(LEFT([.$D86];1)=LEFT([.M$8];1);MID([.$D86];2;3);0)+IF(LEFT([.$E86];1)=LEFT([.M$8];1);MID([.$E86];2;3);0)+IF(LEFT([.$F86];1)=LEFT([.M$8];1);MID([.$F86];2;3);0)+IF(LEFT([.$G86];1)=LEFT([.M$8];1);MID([.$G86];2;3);0)+IF(LEFT([.$H86];1)=LEFT([.M$8];1);MID([.$H8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7];1)=LEFT([.J$8];1);MID([.$C87];2;3);0)+IF(LEFT([.$D87];1)=LEFT([.J$8];1);MID([.$D87];2;3);0)+IF(LEFT([.$E87];1)=LEFT([.J$8];1);MID([.$E87];2;3);0)+IF(LEFT([.$F87];1)=LEFT([.J$8];1);MID([.$F87];2;3);0)+IF(LEFT([.$G87];1)=LEFT([.J$8];1);MID([.$G87];2;3);0)+IF(LEFT([.$H87];1)=LEFT([.J$8];1);MID([.$H87];2;3);0)" office:value-type="float" office:value="0" calcext:value-type="float">
            <text:p/>
          </table:table-cell>
          <table:table-cell table:formula="of:=IF(LEFT([.$C87];1)=LEFT([.K$8];1);MID([.$C87];2;3);0)+IF(LEFT([.$D87];1)=LEFT([.K$8];1);MID([.$D87];2;3);0)+IF(LEFT([.$E87];1)=LEFT([.K$8];1);MID([.$E87];2;3);0)+IF(LEFT([.$F87];1)=LEFT([.K$8];1);MID([.$F87];2;3);0)+IF(LEFT([.$G87];1)=LEFT([.K$8];1);MID([.$G87];2;3);0)+IF(LEFT([.$H87];1)=LEFT([.K$8];1);MID([.$H87];2;3);0)" office:value-type="float" office:value="0" calcext:value-type="float">
            <text:p/>
          </table:table-cell>
          <table:table-cell table:formula="of:=IF(LEFT([.$C87];1)=LEFT([.L$8];1);MID([.$C87];2;3);0)+IF(LEFT([.$D87];1)=LEFT([.L$8];1);MID([.$D87];2;3);0)+IF(LEFT([.$E87];1)=LEFT([.L$8];1);MID([.$E87];2;3);0)+IF(LEFT([.$F87];1)=LEFT([.L$8];1);MID([.$F87];2;3);0)+IF(LEFT([.$G87];1)=LEFT([.L$8];1);MID([.$G87];2;3);0)+IF(LEFT([.$H87];1)=LEFT([.L$8];1);MID([.$H87];2;3);0)" office:value-type="float" office:value="0" calcext:value-type="float">
            <text:p/>
          </table:table-cell>
          <table:table-cell table:formula="of:=IF(LEFT([.$C87];1)=LEFT([.M$8];1);MID([.$C87];2;3);0)+IF(LEFT([.$D87];1)=LEFT([.M$8];1);MID([.$D87];2;3);0)+IF(LEFT([.$E87];1)=LEFT([.M$8];1);MID([.$E87];2;3);0)+IF(LEFT([.$F87];1)=LEFT([.M$8];1);MID([.$F87];2;3);0)+IF(LEFT([.$G87];1)=LEFT([.M$8];1);MID([.$G87];2;3);0)+IF(LEFT([.$H87];1)=LEFT([.M$8];1);MID([.$H8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8];1)=LEFT([.J$8];1);MID([.$C88];2;3);0)+IF(LEFT([.$D88];1)=LEFT([.J$8];1);MID([.$D88];2;3);0)+IF(LEFT([.$E88];1)=LEFT([.J$8];1);MID([.$E88];2;3);0)+IF(LEFT([.$F88];1)=LEFT([.J$8];1);MID([.$F88];2;3);0)+IF(LEFT([.$G88];1)=LEFT([.J$8];1);MID([.$G88];2;3);0)+IF(LEFT([.$H88];1)=LEFT([.J$8];1);MID([.$H88];2;3);0)" office:value-type="float" office:value="0" calcext:value-type="float">
            <text:p/>
          </table:table-cell>
          <table:table-cell table:formula="of:=IF(LEFT([.$C88];1)=LEFT([.K$8];1);MID([.$C88];2;3);0)+IF(LEFT([.$D88];1)=LEFT([.K$8];1);MID([.$D88];2;3);0)+IF(LEFT([.$E88];1)=LEFT([.K$8];1);MID([.$E88];2;3);0)+IF(LEFT([.$F88];1)=LEFT([.K$8];1);MID([.$F88];2;3);0)+IF(LEFT([.$G88];1)=LEFT([.K$8];1);MID([.$G88];2;3);0)+IF(LEFT([.$H88];1)=LEFT([.K$8];1);MID([.$H88];2;3);0)" office:value-type="float" office:value="0" calcext:value-type="float">
            <text:p/>
          </table:table-cell>
          <table:table-cell table:formula="of:=IF(LEFT([.$C88];1)=LEFT([.L$8];1);MID([.$C88];2;3);0)+IF(LEFT([.$D88];1)=LEFT([.L$8];1);MID([.$D88];2;3);0)+IF(LEFT([.$E88];1)=LEFT([.L$8];1);MID([.$E88];2;3);0)+IF(LEFT([.$F88];1)=LEFT([.L$8];1);MID([.$F88];2;3);0)+IF(LEFT([.$G88];1)=LEFT([.L$8];1);MID([.$G88];2;3);0)+IF(LEFT([.$H88];1)=LEFT([.L$8];1);MID([.$H88];2;3);0)" office:value-type="float" office:value="0" calcext:value-type="float">
            <text:p/>
          </table:table-cell>
          <table:table-cell table:formula="of:=IF(LEFT([.$C88];1)=LEFT([.M$8];1);MID([.$C88];2;3);0)+IF(LEFT([.$D88];1)=LEFT([.M$8];1);MID([.$D88];2;3);0)+IF(LEFT([.$E88];1)=LEFT([.M$8];1);MID([.$E88];2;3);0)+IF(LEFT([.$F88];1)=LEFT([.M$8];1);MID([.$F88];2;3);0)+IF(LEFT([.$G88];1)=LEFT([.M$8];1);MID([.$G88];2;3);0)+IF(LEFT([.$H88];1)=LEFT([.M$8];1);MID([.$H8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89];1)=LEFT([.J$8];1);MID([.$C89];2;3);0)+IF(LEFT([.$D89];1)=LEFT([.J$8];1);MID([.$D89];2;3);0)+IF(LEFT([.$E89];1)=LEFT([.J$8];1);MID([.$E89];2;3);0)+IF(LEFT([.$F89];1)=LEFT([.J$8];1);MID([.$F89];2;3);0)+IF(LEFT([.$G89];1)=LEFT([.J$8];1);MID([.$G89];2;3);0)+IF(LEFT([.$H89];1)=LEFT([.J$8];1);MID([.$H89];2;3);0)" office:value-type="float" office:value="0" calcext:value-type="float">
            <text:p/>
          </table:table-cell>
          <table:table-cell table:formula="of:=IF(LEFT([.$C89];1)=LEFT([.K$8];1);MID([.$C89];2;3);0)+IF(LEFT([.$D89];1)=LEFT([.K$8];1);MID([.$D89];2;3);0)+IF(LEFT([.$E89];1)=LEFT([.K$8];1);MID([.$E89];2;3);0)+IF(LEFT([.$F89];1)=LEFT([.K$8];1);MID([.$F89];2;3);0)+IF(LEFT([.$G89];1)=LEFT([.K$8];1);MID([.$G89];2;3);0)+IF(LEFT([.$H89];1)=LEFT([.K$8];1);MID([.$H89];2;3);0)" office:value-type="float" office:value="0" calcext:value-type="float">
            <text:p/>
          </table:table-cell>
          <table:table-cell table:formula="of:=IF(LEFT([.$C89];1)=LEFT([.L$8];1);MID([.$C89];2;3);0)+IF(LEFT([.$D89];1)=LEFT([.L$8];1);MID([.$D89];2;3);0)+IF(LEFT([.$E89];1)=LEFT([.L$8];1);MID([.$E89];2;3);0)+IF(LEFT([.$F89];1)=LEFT([.L$8];1);MID([.$F89];2;3);0)+IF(LEFT([.$G89];1)=LEFT([.L$8];1);MID([.$G89];2;3);0)+IF(LEFT([.$H89];1)=LEFT([.L$8];1);MID([.$H89];2;3);0)" office:value-type="float" office:value="0" calcext:value-type="float">
            <text:p/>
          </table:table-cell>
          <table:table-cell table:formula="of:=IF(LEFT([.$C89];1)=LEFT([.M$8];1);MID([.$C89];2;3);0)+IF(LEFT([.$D89];1)=LEFT([.M$8];1);MID([.$D89];2;3);0)+IF(LEFT([.$E89];1)=LEFT([.M$8];1);MID([.$E89];2;3);0)+IF(LEFT([.$F89];1)=LEFT([.M$8];1);MID([.$F89];2;3);0)+IF(LEFT([.$G89];1)=LEFT([.M$8];1);MID([.$G89];2;3);0)+IF(LEFT([.$H89];1)=LEFT([.M$8];1);MID([.$H8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0];1)=LEFT([.J$8];1);MID([.$C90];2;3);0)+IF(LEFT([.$D90];1)=LEFT([.J$8];1);MID([.$D90];2;3);0)+IF(LEFT([.$E90];1)=LEFT([.J$8];1);MID([.$E90];2;3);0)+IF(LEFT([.$F90];1)=LEFT([.J$8];1);MID([.$F90];2;3);0)+IF(LEFT([.$G90];1)=LEFT([.J$8];1);MID([.$G90];2;3);0)+IF(LEFT([.$H90];1)=LEFT([.J$8];1);MID([.$H90];2;3);0)" office:value-type="float" office:value="0" calcext:value-type="float">
            <text:p/>
          </table:table-cell>
          <table:table-cell table:formula="of:=IF(LEFT([.$C90];1)=LEFT([.K$8];1);MID([.$C90];2;3);0)+IF(LEFT([.$D90];1)=LEFT([.K$8];1);MID([.$D90];2;3);0)+IF(LEFT([.$E90];1)=LEFT([.K$8];1);MID([.$E90];2;3);0)+IF(LEFT([.$F90];1)=LEFT([.K$8];1);MID([.$F90];2;3);0)+IF(LEFT([.$G90];1)=LEFT([.K$8];1);MID([.$G90];2;3);0)+IF(LEFT([.$H90];1)=LEFT([.K$8];1);MID([.$H90];2;3);0)" office:value-type="float" office:value="0" calcext:value-type="float">
            <text:p/>
          </table:table-cell>
          <table:table-cell table:formula="of:=IF(LEFT([.$C90];1)=LEFT([.L$8];1);MID([.$C90];2;3);0)+IF(LEFT([.$D90];1)=LEFT([.L$8];1);MID([.$D90];2;3);0)+IF(LEFT([.$E90];1)=LEFT([.L$8];1);MID([.$E90];2;3);0)+IF(LEFT([.$F90];1)=LEFT([.L$8];1);MID([.$F90];2;3);0)+IF(LEFT([.$G90];1)=LEFT([.L$8];1);MID([.$G90];2;3);0)+IF(LEFT([.$H90];1)=LEFT([.L$8];1);MID([.$H90];2;3);0)" office:value-type="float" office:value="0" calcext:value-type="float">
            <text:p/>
          </table:table-cell>
          <table:table-cell table:formula="of:=IF(LEFT([.$C90];1)=LEFT([.M$8];1);MID([.$C90];2;3);0)+IF(LEFT([.$D90];1)=LEFT([.M$8];1);MID([.$D90];2;3);0)+IF(LEFT([.$E90];1)=LEFT([.M$8];1);MID([.$E90];2;3);0)+IF(LEFT([.$F90];1)=LEFT([.M$8];1);MID([.$F90];2;3);0)+IF(LEFT([.$G90];1)=LEFT([.M$8];1);MID([.$G90];2;3);0)+IF(LEFT([.$H90];1)=LEFT([.M$8];1);MID([.$H90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1];1)=LEFT([.J$8];1);MID([.$C91];2;3);0)+IF(LEFT([.$D91];1)=LEFT([.J$8];1);MID([.$D91];2;3);0)+IF(LEFT([.$E91];1)=LEFT([.J$8];1);MID([.$E91];2;3);0)+IF(LEFT([.$F91];1)=LEFT([.J$8];1);MID([.$F91];2;3);0)+IF(LEFT([.$G91];1)=LEFT([.J$8];1);MID([.$G91];2;3);0)+IF(LEFT([.$H91];1)=LEFT([.J$8];1);MID([.$H91];2;3);0)" office:value-type="float" office:value="0" calcext:value-type="float">
            <text:p/>
          </table:table-cell>
          <table:table-cell table:formula="of:=IF(LEFT([.$C91];1)=LEFT([.K$8];1);MID([.$C91];2;3);0)+IF(LEFT([.$D91];1)=LEFT([.K$8];1);MID([.$D91];2;3);0)+IF(LEFT([.$E91];1)=LEFT([.K$8];1);MID([.$E91];2;3);0)+IF(LEFT([.$F91];1)=LEFT([.K$8];1);MID([.$F91];2;3);0)+IF(LEFT([.$G91];1)=LEFT([.K$8];1);MID([.$G91];2;3);0)+IF(LEFT([.$H91];1)=LEFT([.K$8];1);MID([.$H91];2;3);0)" office:value-type="float" office:value="0" calcext:value-type="float">
            <text:p/>
          </table:table-cell>
          <table:table-cell table:formula="of:=IF(LEFT([.$C91];1)=LEFT([.L$8];1);MID([.$C91];2;3);0)+IF(LEFT([.$D91];1)=LEFT([.L$8];1);MID([.$D91];2;3);0)+IF(LEFT([.$E91];1)=LEFT([.L$8];1);MID([.$E91];2;3);0)+IF(LEFT([.$F91];1)=LEFT([.L$8];1);MID([.$F91];2;3);0)+IF(LEFT([.$G91];1)=LEFT([.L$8];1);MID([.$G91];2;3);0)+IF(LEFT([.$H91];1)=LEFT([.L$8];1);MID([.$H91];2;3);0)" office:value-type="float" office:value="0" calcext:value-type="float">
            <text:p/>
          </table:table-cell>
          <table:table-cell table:formula="of:=IF(LEFT([.$C91];1)=LEFT([.M$8];1);MID([.$C91];2;3);0)+IF(LEFT([.$D91];1)=LEFT([.M$8];1);MID([.$D91];2;3);0)+IF(LEFT([.$E91];1)=LEFT([.M$8];1);MID([.$E91];2;3);0)+IF(LEFT([.$F91];1)=LEFT([.M$8];1);MID([.$F91];2;3);0)+IF(LEFT([.$G91];1)=LEFT([.M$8];1);MID([.$G91];2;3);0)+IF(LEFT([.$H91];1)=LEFT([.M$8];1);MID([.$H91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2];1)=LEFT([.J$8];1);MID([.$C92];2;3);0)+IF(LEFT([.$D92];1)=LEFT([.J$8];1);MID([.$D92];2;3);0)+IF(LEFT([.$E92];1)=LEFT([.J$8];1);MID([.$E92];2;3);0)+IF(LEFT([.$F92];1)=LEFT([.J$8];1);MID([.$F92];2;3);0)+IF(LEFT([.$G92];1)=LEFT([.J$8];1);MID([.$G92];2;3);0)+IF(LEFT([.$H92];1)=LEFT([.J$8];1);MID([.$H92];2;3);0)" office:value-type="float" office:value="0" calcext:value-type="float">
            <text:p/>
          </table:table-cell>
          <table:table-cell table:formula="of:=IF(LEFT([.$C92];1)=LEFT([.K$8];1);MID([.$C92];2;3);0)+IF(LEFT([.$D92];1)=LEFT([.K$8];1);MID([.$D92];2;3);0)+IF(LEFT([.$E92];1)=LEFT([.K$8];1);MID([.$E92];2;3);0)+IF(LEFT([.$F92];1)=LEFT([.K$8];1);MID([.$F92];2;3);0)+IF(LEFT([.$G92];1)=LEFT([.K$8];1);MID([.$G92];2;3);0)+IF(LEFT([.$H92];1)=LEFT([.K$8];1);MID([.$H92];2;3);0)" office:value-type="float" office:value="0" calcext:value-type="float">
            <text:p/>
          </table:table-cell>
          <table:table-cell table:formula="of:=IF(LEFT([.$C92];1)=LEFT([.L$8];1);MID([.$C92];2;3);0)+IF(LEFT([.$D92];1)=LEFT([.L$8];1);MID([.$D92];2;3);0)+IF(LEFT([.$E92];1)=LEFT([.L$8];1);MID([.$E92];2;3);0)+IF(LEFT([.$F92];1)=LEFT([.L$8];1);MID([.$F92];2;3);0)+IF(LEFT([.$G92];1)=LEFT([.L$8];1);MID([.$G92];2;3);0)+IF(LEFT([.$H92];1)=LEFT([.L$8];1);MID([.$H92];2;3);0)" office:value-type="float" office:value="0" calcext:value-type="float">
            <text:p/>
          </table:table-cell>
          <table:table-cell table:formula="of:=IF(LEFT([.$C92];1)=LEFT([.M$8];1);MID([.$C92];2;3);0)+IF(LEFT([.$D92];1)=LEFT([.M$8];1);MID([.$D92];2;3);0)+IF(LEFT([.$E92];1)=LEFT([.M$8];1);MID([.$E92];2;3);0)+IF(LEFT([.$F92];1)=LEFT([.M$8];1);MID([.$F92];2;3);0)+IF(LEFT([.$G92];1)=LEFT([.M$8];1);MID([.$G92];2;3);0)+IF(LEFT([.$H92];1)=LEFT([.M$8];1);MID([.$H92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3];1)=LEFT([.J$8];1);MID([.$C93];2;3);0)+IF(LEFT([.$D93];1)=LEFT([.J$8];1);MID([.$D93];2;3);0)+IF(LEFT([.$E93];1)=LEFT([.J$8];1);MID([.$E93];2;3);0)+IF(LEFT([.$F93];1)=LEFT([.J$8];1);MID([.$F93];2;3);0)+IF(LEFT([.$G93];1)=LEFT([.J$8];1);MID([.$G93];2;3);0)+IF(LEFT([.$H93];1)=LEFT([.J$8];1);MID([.$H93];2;3);0)" office:value-type="float" office:value="0" calcext:value-type="float">
            <text:p/>
          </table:table-cell>
          <table:table-cell table:formula="of:=IF(LEFT([.$C93];1)=LEFT([.K$8];1);MID([.$C93];2;3);0)+IF(LEFT([.$D93];1)=LEFT([.K$8];1);MID([.$D93];2;3);0)+IF(LEFT([.$E93];1)=LEFT([.K$8];1);MID([.$E93];2;3);0)+IF(LEFT([.$F93];1)=LEFT([.K$8];1);MID([.$F93];2;3);0)+IF(LEFT([.$G93];1)=LEFT([.K$8];1);MID([.$G93];2;3);0)+IF(LEFT([.$H93];1)=LEFT([.K$8];1);MID([.$H93];2;3);0)" office:value-type="float" office:value="0" calcext:value-type="float">
            <text:p/>
          </table:table-cell>
          <table:table-cell table:formula="of:=IF(LEFT([.$C93];1)=LEFT([.L$8];1);MID([.$C93];2;3);0)+IF(LEFT([.$D93];1)=LEFT([.L$8];1);MID([.$D93];2;3);0)+IF(LEFT([.$E93];1)=LEFT([.L$8];1);MID([.$E93];2;3);0)+IF(LEFT([.$F93];1)=LEFT([.L$8];1);MID([.$F93];2;3);0)+IF(LEFT([.$G93];1)=LEFT([.L$8];1);MID([.$G93];2;3);0)+IF(LEFT([.$H93];1)=LEFT([.L$8];1);MID([.$H93];2;3);0)" office:value-type="float" office:value="0" calcext:value-type="float">
            <text:p/>
          </table:table-cell>
          <table:table-cell table:formula="of:=IF(LEFT([.$C93];1)=LEFT([.M$8];1);MID([.$C93];2;3);0)+IF(LEFT([.$D93];1)=LEFT([.M$8];1);MID([.$D93];2;3);0)+IF(LEFT([.$E93];1)=LEFT([.M$8];1);MID([.$E93];2;3);0)+IF(LEFT([.$F93];1)=LEFT([.M$8];1);MID([.$F93];2;3);0)+IF(LEFT([.$G93];1)=LEFT([.M$8];1);MID([.$G93];2;3);0)+IF(LEFT([.$H93];1)=LEFT([.M$8];1);MID([.$H93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4];1)=LEFT([.J$8];1);MID([.$C94];2;3);0)+IF(LEFT([.$D94];1)=LEFT([.J$8];1);MID([.$D94];2;3);0)+IF(LEFT([.$E94];1)=LEFT([.J$8];1);MID([.$E94];2;3);0)+IF(LEFT([.$F94];1)=LEFT([.J$8];1);MID([.$F94];2;3);0)+IF(LEFT([.$G94];1)=LEFT([.J$8];1);MID([.$G94];2;3);0)+IF(LEFT([.$H94];1)=LEFT([.J$8];1);MID([.$H94];2;3);0)" office:value-type="float" office:value="0" calcext:value-type="float">
            <text:p/>
          </table:table-cell>
          <table:table-cell table:formula="of:=IF(LEFT([.$C94];1)=LEFT([.K$8];1);MID([.$C94];2;3);0)+IF(LEFT([.$D94];1)=LEFT([.K$8];1);MID([.$D94];2;3);0)+IF(LEFT([.$E94];1)=LEFT([.K$8];1);MID([.$E94];2;3);0)+IF(LEFT([.$F94];1)=LEFT([.K$8];1);MID([.$F94];2;3);0)+IF(LEFT([.$G94];1)=LEFT([.K$8];1);MID([.$G94];2;3);0)+IF(LEFT([.$H94];1)=LEFT([.K$8];1);MID([.$H94];2;3);0)" office:value-type="float" office:value="0" calcext:value-type="float">
            <text:p/>
          </table:table-cell>
          <table:table-cell table:formula="of:=IF(LEFT([.$C94];1)=LEFT([.L$8];1);MID([.$C94];2;3);0)+IF(LEFT([.$D94];1)=LEFT([.L$8];1);MID([.$D94];2;3);0)+IF(LEFT([.$E94];1)=LEFT([.L$8];1);MID([.$E94];2;3);0)+IF(LEFT([.$F94];1)=LEFT([.L$8];1);MID([.$F94];2;3);0)+IF(LEFT([.$G94];1)=LEFT([.L$8];1);MID([.$G94];2;3);0)+IF(LEFT([.$H94];1)=LEFT([.L$8];1);MID([.$H94];2;3);0)" office:value-type="float" office:value="0" calcext:value-type="float">
            <text:p/>
          </table:table-cell>
          <table:table-cell table:formula="of:=IF(LEFT([.$C94];1)=LEFT([.M$8];1);MID([.$C94];2;3);0)+IF(LEFT([.$D94];1)=LEFT([.M$8];1);MID([.$D94];2;3);0)+IF(LEFT([.$E94];1)=LEFT([.M$8];1);MID([.$E94];2;3);0)+IF(LEFT([.$F94];1)=LEFT([.M$8];1);MID([.$F94];2;3);0)+IF(LEFT([.$G94];1)=LEFT([.M$8];1);MID([.$G94];2;3);0)+IF(LEFT([.$H94];1)=LEFT([.M$8];1);MID([.$H94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5];1)=LEFT([.J$8];1);MID([.$C95];2;3);0)+IF(LEFT([.$D95];1)=LEFT([.J$8];1);MID([.$D95];2;3);0)+IF(LEFT([.$E95];1)=LEFT([.J$8];1);MID([.$E95];2;3);0)+IF(LEFT([.$F95];1)=LEFT([.J$8];1);MID([.$F95];2;3);0)+IF(LEFT([.$G95];1)=LEFT([.J$8];1);MID([.$G95];2;3);0)+IF(LEFT([.$H95];1)=LEFT([.J$8];1);MID([.$H95];2;3);0)" office:value-type="float" office:value="0" calcext:value-type="float">
            <text:p/>
          </table:table-cell>
          <table:table-cell table:formula="of:=IF(LEFT([.$C95];1)=LEFT([.K$8];1);MID([.$C95];2;3);0)+IF(LEFT([.$D95];1)=LEFT([.K$8];1);MID([.$D95];2;3);0)+IF(LEFT([.$E95];1)=LEFT([.K$8];1);MID([.$E95];2;3);0)+IF(LEFT([.$F95];1)=LEFT([.K$8];1);MID([.$F95];2;3);0)+IF(LEFT([.$G95];1)=LEFT([.K$8];1);MID([.$G95];2;3);0)+IF(LEFT([.$H95];1)=LEFT([.K$8];1);MID([.$H95];2;3);0)" office:value-type="float" office:value="0" calcext:value-type="float">
            <text:p/>
          </table:table-cell>
          <table:table-cell table:formula="of:=IF(LEFT([.$C95];1)=LEFT([.L$8];1);MID([.$C95];2;3);0)+IF(LEFT([.$D95];1)=LEFT([.L$8];1);MID([.$D95];2;3);0)+IF(LEFT([.$E95];1)=LEFT([.L$8];1);MID([.$E95];2;3);0)+IF(LEFT([.$F95];1)=LEFT([.L$8];1);MID([.$F95];2;3);0)+IF(LEFT([.$G95];1)=LEFT([.L$8];1);MID([.$G95];2;3);0)+IF(LEFT([.$H95];1)=LEFT([.L$8];1);MID([.$H95];2;3);0)" office:value-type="float" office:value="0" calcext:value-type="float">
            <text:p/>
          </table:table-cell>
          <table:table-cell table:formula="of:=IF(LEFT([.$C95];1)=LEFT([.M$8];1);MID([.$C95];2;3);0)+IF(LEFT([.$D95];1)=LEFT([.M$8];1);MID([.$D95];2;3);0)+IF(LEFT([.$E95];1)=LEFT([.M$8];1);MID([.$E95];2;3);0)+IF(LEFT([.$F95];1)=LEFT([.M$8];1);MID([.$F95];2;3);0)+IF(LEFT([.$G95];1)=LEFT([.M$8];1);MID([.$G95];2;3);0)+IF(LEFT([.$H95];1)=LEFT([.M$8];1);MID([.$H95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6];1)=LEFT([.J$8];1);MID([.$C96];2;3);0)+IF(LEFT([.$D96];1)=LEFT([.J$8];1);MID([.$D96];2;3);0)+IF(LEFT([.$E96];1)=LEFT([.J$8];1);MID([.$E96];2;3);0)+IF(LEFT([.$F96];1)=LEFT([.J$8];1);MID([.$F96];2;3);0)+IF(LEFT([.$G96];1)=LEFT([.J$8];1);MID([.$G96];2;3);0)+IF(LEFT([.$H96];1)=LEFT([.J$8];1);MID([.$H96];2;3);0)" office:value-type="float" office:value="0" calcext:value-type="float">
            <text:p/>
          </table:table-cell>
          <table:table-cell table:formula="of:=IF(LEFT([.$C96];1)=LEFT([.K$8];1);MID([.$C96];2;3);0)+IF(LEFT([.$D96];1)=LEFT([.K$8];1);MID([.$D96];2;3);0)+IF(LEFT([.$E96];1)=LEFT([.K$8];1);MID([.$E96];2;3);0)+IF(LEFT([.$F96];1)=LEFT([.K$8];1);MID([.$F96];2;3);0)+IF(LEFT([.$G96];1)=LEFT([.K$8];1);MID([.$G96];2;3);0)+IF(LEFT([.$H96];1)=LEFT([.K$8];1);MID([.$H96];2;3);0)" office:value-type="float" office:value="0" calcext:value-type="float">
            <text:p/>
          </table:table-cell>
          <table:table-cell table:formula="of:=IF(LEFT([.$C96];1)=LEFT([.L$8];1);MID([.$C96];2;3);0)+IF(LEFT([.$D96];1)=LEFT([.L$8];1);MID([.$D96];2;3);0)+IF(LEFT([.$E96];1)=LEFT([.L$8];1);MID([.$E96];2;3);0)+IF(LEFT([.$F96];1)=LEFT([.L$8];1);MID([.$F96];2;3);0)+IF(LEFT([.$G96];1)=LEFT([.L$8];1);MID([.$G96];2;3);0)+IF(LEFT([.$H96];1)=LEFT([.L$8];1);MID([.$H96];2;3);0)" office:value-type="float" office:value="0" calcext:value-type="float">
            <text:p/>
          </table:table-cell>
          <table:table-cell table:formula="of:=IF(LEFT([.$C96];1)=LEFT([.M$8];1);MID([.$C96];2;3);0)+IF(LEFT([.$D96];1)=LEFT([.M$8];1);MID([.$D96];2;3);0)+IF(LEFT([.$E96];1)=LEFT([.M$8];1);MID([.$E96];2;3);0)+IF(LEFT([.$F96];1)=LEFT([.M$8];1);MID([.$F96];2;3);0)+IF(LEFT([.$G96];1)=LEFT([.M$8];1);MID([.$G96];2;3);0)+IF(LEFT([.$H96];1)=LEFT([.M$8];1);MID([.$H96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7];1)=LEFT([.J$8];1);MID([.$C97];2;3);0)+IF(LEFT([.$D97];1)=LEFT([.J$8];1);MID([.$D97];2;3);0)+IF(LEFT([.$E97];1)=LEFT([.J$8];1);MID([.$E97];2;3);0)+IF(LEFT([.$F97];1)=LEFT([.J$8];1);MID([.$F97];2;3);0)+IF(LEFT([.$G97];1)=LEFT([.J$8];1);MID([.$G97];2;3);0)+IF(LEFT([.$H97];1)=LEFT([.J$8];1);MID([.$H97];2;3);0)" office:value-type="float" office:value="0" calcext:value-type="float">
            <text:p/>
          </table:table-cell>
          <table:table-cell table:formula="of:=IF(LEFT([.$C97];1)=LEFT([.K$8];1);MID([.$C97];2;3);0)+IF(LEFT([.$D97];1)=LEFT([.K$8];1);MID([.$D97];2;3);0)+IF(LEFT([.$E97];1)=LEFT([.K$8];1);MID([.$E97];2;3);0)+IF(LEFT([.$F97];1)=LEFT([.K$8];1);MID([.$F97];2;3);0)+IF(LEFT([.$G97];1)=LEFT([.K$8];1);MID([.$G97];2;3);0)+IF(LEFT([.$H97];1)=LEFT([.K$8];1);MID([.$H97];2;3);0)" office:value-type="float" office:value="0" calcext:value-type="float">
            <text:p/>
          </table:table-cell>
          <table:table-cell table:formula="of:=IF(LEFT([.$C97];1)=LEFT([.L$8];1);MID([.$C97];2;3);0)+IF(LEFT([.$D97];1)=LEFT([.L$8];1);MID([.$D97];2;3);0)+IF(LEFT([.$E97];1)=LEFT([.L$8];1);MID([.$E97];2;3);0)+IF(LEFT([.$F97];1)=LEFT([.L$8];1);MID([.$F97];2;3);0)+IF(LEFT([.$G97];1)=LEFT([.L$8];1);MID([.$G97];2;3);0)+IF(LEFT([.$H97];1)=LEFT([.L$8];1);MID([.$H97];2;3);0)" office:value-type="float" office:value="0" calcext:value-type="float">
            <text:p/>
          </table:table-cell>
          <table:table-cell table:formula="of:=IF(LEFT([.$C97];1)=LEFT([.M$8];1);MID([.$C97];2;3);0)+IF(LEFT([.$D97];1)=LEFT([.M$8];1);MID([.$D97];2;3);0)+IF(LEFT([.$E97];1)=LEFT([.M$8];1);MID([.$E97];2;3);0)+IF(LEFT([.$F97];1)=LEFT([.M$8];1);MID([.$F97];2;3);0)+IF(LEFT([.$G97];1)=LEFT([.M$8];1);MID([.$G97];2;3);0)+IF(LEFT([.$H97];1)=LEFT([.M$8];1);MID([.$H97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8];1)=LEFT([.J$8];1);MID([.$C98];2;3);0)+IF(LEFT([.$D98];1)=LEFT([.J$8];1);MID([.$D98];2;3);0)+IF(LEFT([.$E98];1)=LEFT([.J$8];1);MID([.$E98];2;3);0)+IF(LEFT([.$F98];1)=LEFT([.J$8];1);MID([.$F98];2;3);0)+IF(LEFT([.$G98];1)=LEFT([.J$8];1);MID([.$G98];2;3);0)+IF(LEFT([.$H98];1)=LEFT([.J$8];1);MID([.$H98];2;3);0)" office:value-type="float" office:value="0" calcext:value-type="float">
            <text:p/>
          </table:table-cell>
          <table:table-cell table:formula="of:=IF(LEFT([.$C98];1)=LEFT([.K$8];1);MID([.$C98];2;3);0)+IF(LEFT([.$D98];1)=LEFT([.K$8];1);MID([.$D98];2;3);0)+IF(LEFT([.$E98];1)=LEFT([.K$8];1);MID([.$E98];2;3);0)+IF(LEFT([.$F98];1)=LEFT([.K$8];1);MID([.$F98];2;3);0)+IF(LEFT([.$G98];1)=LEFT([.K$8];1);MID([.$G98];2;3);0)+IF(LEFT([.$H98];1)=LEFT([.K$8];1);MID([.$H98];2;3);0)" office:value-type="float" office:value="0" calcext:value-type="float">
            <text:p/>
          </table:table-cell>
          <table:table-cell table:formula="of:=IF(LEFT([.$C98];1)=LEFT([.L$8];1);MID([.$C98];2;3);0)+IF(LEFT([.$D98];1)=LEFT([.L$8];1);MID([.$D98];2;3);0)+IF(LEFT([.$E98];1)=LEFT([.L$8];1);MID([.$E98];2;3);0)+IF(LEFT([.$F98];1)=LEFT([.L$8];1);MID([.$F98];2;3);0)+IF(LEFT([.$G98];1)=LEFT([.L$8];1);MID([.$G98];2;3);0)+IF(LEFT([.$H98];1)=LEFT([.L$8];1);MID([.$H98];2;3);0)" office:value-type="float" office:value="0" calcext:value-type="float">
            <text:p/>
          </table:table-cell>
          <table:table-cell table:formula="of:=IF(LEFT([.$C98];1)=LEFT([.M$8];1);MID([.$C98];2;3);0)+IF(LEFT([.$D98];1)=LEFT([.M$8];1);MID([.$D98];2;3);0)+IF(LEFT([.$E98];1)=LEFT([.M$8];1);MID([.$E98];2;3);0)+IF(LEFT([.$F98];1)=LEFT([.M$8];1);MID([.$F98];2;3);0)+IF(LEFT([.$G98];1)=LEFT([.M$8];1);MID([.$G98];2;3);0)+IF(LEFT([.$H98];1)=LEFT([.M$8];1);MID([.$H98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99];1)=LEFT([.J$8];1);MID([.$C99];2;3);0)+IF(LEFT([.$D99];1)=LEFT([.J$8];1);MID([.$D99];2;3);0)+IF(LEFT([.$E99];1)=LEFT([.J$8];1);MID([.$E99];2;3);0)+IF(LEFT([.$F99];1)=LEFT([.J$8];1);MID([.$F99];2;3);0)+IF(LEFT([.$G99];1)=LEFT([.J$8];1);MID([.$G99];2;3);0)+IF(LEFT([.$H99];1)=LEFT([.J$8];1);MID([.$H99];2;3);0)" office:value-type="float" office:value="0" calcext:value-type="float">
            <text:p/>
          </table:table-cell>
          <table:table-cell table:formula="of:=IF(LEFT([.$C99];1)=LEFT([.K$8];1);MID([.$C99];2;3);0)+IF(LEFT([.$D99];1)=LEFT([.K$8];1);MID([.$D99];2;3);0)+IF(LEFT([.$E99];1)=LEFT([.K$8];1);MID([.$E99];2;3);0)+IF(LEFT([.$F99];1)=LEFT([.K$8];1);MID([.$F99];2;3);0)+IF(LEFT([.$G99];1)=LEFT([.K$8];1);MID([.$G99];2;3);0)+IF(LEFT([.$H99];1)=LEFT([.K$8];1);MID([.$H99];2;3);0)" office:value-type="float" office:value="0" calcext:value-type="float">
            <text:p/>
          </table:table-cell>
          <table:table-cell table:formula="of:=IF(LEFT([.$C99];1)=LEFT([.L$8];1);MID([.$C99];2;3);0)+IF(LEFT([.$D99];1)=LEFT([.L$8];1);MID([.$D99];2;3);0)+IF(LEFT([.$E99];1)=LEFT([.L$8];1);MID([.$E99];2;3);0)+IF(LEFT([.$F99];1)=LEFT([.L$8];1);MID([.$F99];2;3);0)+IF(LEFT([.$G99];1)=LEFT([.L$8];1);MID([.$G99];2;3);0)+IF(LEFT([.$H99];1)=LEFT([.L$8];1);MID([.$H99];2;3);0)" office:value-type="float" office:value="0" calcext:value-type="float">
            <text:p/>
          </table:table-cell>
          <table:table-cell table:formula="of:=IF(LEFT([.$C99];1)=LEFT([.M$8];1);MID([.$C99];2;3);0)+IF(LEFT([.$D99];1)=LEFT([.M$8];1);MID([.$D99];2;3);0)+IF(LEFT([.$E99];1)=LEFT([.M$8];1);MID([.$E99];2;3);0)+IF(LEFT([.$F99];1)=LEFT([.M$8];1);MID([.$F99];2;3);0)+IF(LEFT([.$G99];1)=LEFT([.M$8];1);MID([.$G99];2;3);0)+IF(LEFT([.$H99];1)=LEFT([.M$8];1);MID([.$H99];2;3);0)" office:value-type="float" office:value="0" calcext:value-type="float">
            <text:p/>
          </table:table-cell>
        </table:table-row>
        <table:table-row table:style-name="ro1">
          <table:table-cell table:number-columns-repeated="2"/>
          <table:table-cell table:style-name="ce5" table:number-columns-repeated="6"/>
          <table:table-cell/>
          <table:table-cell table:formula="of:=IF(LEFT([.$C100];1)=LEFT([.J$8];1);MID([.$C100];2;3);0)+IF(LEFT([.$D100];1)=LEFT([.J$8];1);MID([.$D100];2;3);0)+IF(LEFT([.$E100];1)=LEFT([.J$8];1);MID([.$E100];2;3);0)+IF(LEFT([.$F100];1)=LEFT([.J$8];1);MID([.$F100];2;3);0)+IF(LEFT([.$G100];1)=LEFT([.J$8];1);MID([.$G100];2;3);0)+IF(LEFT([.$H100];1)=LEFT([.J$8];1);MID([.$H100];2;3);0)" office:value-type="float" office:value="0" calcext:value-type="float">
            <text:p/>
          </table:table-cell>
          <table:table-cell table:formula="of:=IF(LEFT([.$C100];1)=LEFT([.K$8];1);MID([.$C100];2;3);0)+IF(LEFT([.$D100];1)=LEFT([.K$8];1);MID([.$D100];2;3);0)+IF(LEFT([.$E100];1)=LEFT([.K$8];1);MID([.$E100];2;3);0)+IF(LEFT([.$F100];1)=LEFT([.K$8];1);MID([.$F100];2;3);0)+IF(LEFT([.$G100];1)=LEFT([.K$8];1);MID([.$G100];2;3);0)+IF(LEFT([.$H100];1)=LEFT([.K$8];1);MID([.$H100];2;3);0)" office:value-type="float" office:value="0" calcext:value-type="float">
            <text:p/>
          </table:table-cell>
          <table:table-cell table:formula="of:=IF(LEFT([.$C100];1)=LEFT([.L$8];1);MID([.$C100];2;3);0)+IF(LEFT([.$D100];1)=LEFT([.L$8];1);MID([.$D100];2;3);0)+IF(LEFT([.$E100];1)=LEFT([.L$8];1);MID([.$E100];2;3);0)+IF(LEFT([.$F100];1)=LEFT([.L$8];1);MID([.$F100];2;3);0)+IF(LEFT([.$G100];1)=LEFT([.L$8];1);MID([.$G100];2;3);0)+IF(LEFT([.$H100];1)=LEFT([.L$8];1);MID([.$H100];2;3);0)" office:value-type="float" office:value="0" calcext:value-type="float">
            <text:p/>
          </table:table-cell>
          <table:table-cell table:formula="of:=IF(LEFT([.$C100];1)=LEFT([.M$8];1);MID([.$C100];2;3);0)+IF(LEFT([.$D100];1)=LEFT([.M$8];1);MID([.$D100];2;3);0)+IF(LEFT([.$E100];1)=LEFT([.M$8];1);MID([.$E100];2;3);0)+IF(LEFT([.$F100];1)=LEFT([.M$8];1);MID([.$F100];2;3);0)+IF(LEFT([.$G100];1)=LEFT([.M$8];1);MID([.$G100];2;3);0)+IF(LEFT([.$H100];1)=LEFT([.M$8];1);MID([.$H100];2;3);0)" office:value-type="float" office:value="0" calcext:value-type="float">
            <text:p/>
          </table:table-cell>
        </table:table-row>
        <table:table-row table:style-name="ro1" table:number-rows-repeated="104">
          <table:table-cell table:number-columns-repeated="2"/>
          <table:table-cell table:style-name="ce5" table:number-columns-repeated="6"/>
          <table:table-cell table:number-columns-repeated="5"/>
        </table:table-row>
        <table:table-row table:style-name="ro1" table:number-rows-repeated="104837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RACI.C10:RACI.H204">
            <calcext:condition calcext:apply-style-name="Untitled1" calcext:value="begins-with(&quot;R&quot;)" calcext:base-cell-address="RACI.C10"/>
            <calcext:condition calcext:apply-style-name="Acteur" calcext:value="begins-with(&quot;A&quot;)" calcext:base-cell-address="RACI.C10"/>
            <calcext:condition calcext:apply-style-name="Consult" calcext:value="begins-with(&quot;C&quot;)" calcext:base-cell-address="RACI.C10"/>
            <calcext:condition calcext:apply-style-name="Inform" calcext:value="begins-with(&quot;I&quot;)" calcext:base-cell-address="RACI.C10"/>
          </calcext:conditional-format>
        </calcext:conditional-formats>
      </table:table>
      <table:table table:name="Méthodologie" table:style-name="ta1">
        <table:table-column table:style-name="co4" table:default-cell-style-name="ce1"/>
        <table:table-column table:style-name="co5" table:default-cell-style-name="ce3"/>
        <table:table-column table:style-name="co3" table:number-columns-repeated="1022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CONSIGNES <text:span text:style-name="T1">pour réaliser votre matrice RACI</text:span>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Écrire les intitulés « Responsable », « Acteur », « Consulté », « Informé », « Étudiant... », « Total », « tâche... » et « Temps passé.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emplir quelques cases avec R2, A3, C4, I5… pour les tests.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lculer les temps passés « Responsable » avec une formule mêlant les conditionnelles (test sur la première lettre). Rappel [ <text:s/>=si(condition;alors;sinon)] <text:s text:c="2"/>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aire de même pour « Acteur », « Consulté » et « Informé » par copier coller et en utilisant Édition Remplacer pour modifier ce qui doit l'être.</text:p>
          </table:table-cell>
          <table:table-cell table:number-columns-repeated="102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aire le total (somme).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ormater les colonnes de temps passé pour que les zéros n'apparaissent pas.</text:p>
          </table:table-cell>
          <table:table-cell table:number-columns-repeated="102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Faire une macro qui calculera les totaux par étudiant en prenant comme paramètre une plage de cellules verticale, le numéro de la colonne (fonction COLONNE()), <text:s/>ainsi que la première lettre de la matrice RACI (R, A, C ou I en référence à la première cellule de la ligne) </text:p>
          </table:table-cell>
          <table:table-cell table:number-columns-repeated="102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ntrer la fonction avec ses paramètres dans la cellule C2.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ecopier vers le bas et la droite (attention au références relatives et absolues).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aire un formatage conditionnel sur la plage C9:H108 qui met une couleur en fonction de la valeur rentrée (si Responsable, mettre rouge, si Acteur, mettre bleu…).</text:p>
          </table:table-cell>
          <table:table-cell table:number-columns-repeated="1022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Grâce au contrôle de formulaire, créer deux boutons « Ajouter un groupe de tâche » et « Ajouter une tâche » en haut à droite en police 10 gras avec retour à la ligne (coupure de mots) avec couleur indifférente (mais pas gris!).</text:p>
          </table:table-cell>
          <table:table-cell table:number-columns-repeated="102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Créer une macro qui fait apparaître une boîte de dialogue (msgbox) qui demande à l'utilisateur le nom du groupe qu'il souhaite créer, puis qui décale les cellules vers le bas à partir de la cellule active, qui fusionne les deux colonnes A et B et qui entre en gris le nom du groupe de tâche.</text:p>
          </table:table-cell>
          <table:table-cell table:number-columns-repeated="1022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Créer une seconde macro qui fait apparaître une boîte de dialogue qui demande à l'utilisateur le nom de la tâche.</text:p>
          </table:table-cell>
          <table:table-cell table:number-columns-repeated="102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Affecter les macros aux boutons correspondants lors d'un clic sur la souris.</text:p>
          </table:table-cell>
          <table:table-cell table:number-columns-repeated="1022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Créer les cadres autour des totaux verticaux et horizontaux.</text:p>
          </table:table-cell>
          <table:table-cell table:number-columns-repeated="1022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Faire disparaître les quadrillages, les entêtes de lignes et colonnes.</text:p>
          </table:table-cell>
          <table:table-cell table:number-columns-repeated="1022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Protéger les cellules pour que seules les cases où l'utilisateur peut saisir soient accessibles.</text:p>
          </table:table-cell>
          <table:table-cell table:number-columns-repeated="1022"/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Effacer les barres d'outils, de formule et d'états. Effacer les entêtes de lignes et colonnes.</text:p>
          </table:table-cell>
          <table:table-cell table:style-name="Default" table:number-columns-repeated="1022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Enregistrer et déposer son travail.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Acteur" style:family="table-cell" style:parent-style-name="Default">
      <style:table-cell-properties fo:background-color="#3399ff"/>
    </style:style>
    <style:style style:name="Consult" style:family="table-cell" style:parent-style-name="Default">
      <style:table-cell-properties fo:background-color="#99ff99"/>
    </style:style>
    <style:style style:name="Inform" style:family="table-cell" style:parent-style-name="Default">
      <style:table-cell-properties fo:background-color="#cc99ff"/>
    </style:style>
    <style:style style:name="Responsabl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9:37:48.82711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ssier</meta:initial-creator>
    <meta:creation-date>2015-04-20T05:18:59.677962000</meta:creation-date>
    <dc:date>2020-03-25T10:57:53.917950000</dc:date>
    <dc:creator>Nathalie Brossier</dc:creator>
    <meta:editing-duration>PT1H20M54S</meta:editing-duration>
    <meta:editing-cycles>44</meta:editing-cycles>
    <meta:generator>LibreOffice/6.1.5.2$MacOSX_X86_64 LibreOffice_project/90f8dcf33c87b3705e78202e3df5142b201bd805</meta:generator>
    <meta:document-statistic meta:table-count="2" meta:cell-count="4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cumul(totLign) As Integer
cumul=0
NbLignActive=Thiscomponent.getCurrentSelection.CellAddress.Row
ColActive=Thiscomponent.getCurrentSelection.CellAddress.Column
CelluleCible=Thiscomponent.CurrentController.ActiveSheet.getCellByPosition(1,NbLignActive).String
Lettre=Left(CelluleCible,1)
For Lign=9 To totLign
	ValeurCellule=Thiscomponent.CurrentController.ActiveSheet.getCellByPosition(ColActive,Lign).String
	If Left(ValeurCellule,1)=Lettre Then
		cumul=cumul+Mid(ValeurCellule,2,3)
	End if
Next Lign
End Function

Sub NewTache

neewTache=InputBox("Quel est le nom de la nouvelle tâche ?")

NbLignActive=Thiscomponent.getCurrentSelection.CellAddress.Row
Thiscomponent.sheets.getByName("RACI").getCellByPosition(0,NbLignActive).Rows.InsertByIndex(0,1)
Thiscomponent.sheets.getByName("RACI").getCellByPosition(1,NbLignActive).setString(neewTache)

ZoneCopie=ThisComponent.sheets.getByname("RACI").getCellRangeByPosition(8,NbLignActive-1,12,NbLignActive-1)
ZoneColle=ThisComponent.sheets.getByname("RACI").getCellByPosition(8,NbLignActive)
ThisComponent.sheets.getByname("RACI").copyRange(ZoneColle.CellAddress,ZoneCopie.RangeAddress)


End Sub

Sub GrpeTache
NomGroupe=InputBox("Quel est le nom du groupe ?")
NbLignActive=Thiscomponent.getCurrentSelection.CellAddress.Row
Thiscomponent.sheets.getByName("RACI").getCellByPosition(0,NbLignActive).Rows.InsertByIndex(0,1)
Thiscomponent.sheets.getByName("RACI").getCellRangeByPosition(0,NbLignActive,1,NbLignActive).Merge(True)
Thiscomponent.sheets.getByName("RACI").getCellByPosition(0,NbLignActive).setString(NomGroupe)


End Sub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